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9cm"/>
    </style:style>
    <style:style style:name="co3" style:family="table-column">
      <style:table-column-properties fo:break-before="auto" style:column-width="10.811cm"/>
    </style:style>
    <style:style style:name="co4" style:family="table-column">
      <style:table-column-properties fo:break-before="auto" style:column-width="11.299cm"/>
    </style:style>
    <style:style style:name="co5" style:family="table-column">
      <style:table-column-properties fo:break-before="auto" style:column-width="12.764cm"/>
    </style:style>
    <style:style style:name="co6" style:family="table-column">
      <style:table-column-properties fo:break-before="auto" style:column-width="28.6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ite_risonia_0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ize_kb</text:p>
          </table:table-cell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ext</text:p>
          </table:table-cell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formula="of:=ROUNDUP([.A2]/1000)" office:value-type="float" office:value="11" calcext:value-type="float">
            <text:p>11</text:p>
          </table:table-cell>
          <table:table-cell office:value-type="string" calcext:value-type="string">
            <text:p>./site_risonia_0.1/404.html</text:p>
          </table:table-cell>
          <table:table-cell table:formula="of:=MID([.C2];SEARCH(&quot;\.[^\.]*$&quot;; [.C2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table:formula="of:=ROUNDUP([.A3]/1000)" office:value-type="float" office:value="42" calcext:value-type="float">
            <text:p>42</text:p>
          </table:table-cell>
          <table:table-cell office:value-type="string" calcext:value-type="string">
            <text:p>./site_risonia_0.1/assets/fonts/lobster-v28-latin-regular.woff</text:p>
          </table:table-cell>
          <table:table-cell table:formula="of:=MID([.C3];SEARCH(&quot;\.[^\.]*$&quot;; [.C3])+1;10)" office:value-type="string" office:string-value="woff" calcext:value-type="string">
            <text:p>woff</text:p>
          </table:table-cell>
        </table:table-row>
        <table:table-row table:style-name="ro1">
          <table:table-cell office:value-type="float" office:value="33436" calcext:value-type="float">
            <text:p>33436</text:p>
          </table:table-cell>
          <table:table-cell table:formula="of:=ROUNDUP([.A4]/1000)" office:value-type="float" office:value="34" calcext:value-type="float">
            <text:p>34</text:p>
          </table:table-cell>
          <table:table-cell office:value-type="string" calcext:value-type="string">
            <text:p>./site_risonia_0.1/assets/fonts/lobster-v28-latin-regular.woff2</text:p>
          </table:table-cell>
          <table:table-cell table:formula="of:=MID([.C4];SEARCH(&quot;\.[^\.]*$&quot;; [.C4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8649" calcext:value-type="float">
            <text:p>8649</text:p>
          </table:table-cell>
          <table:table-cell table:formula="of:=ROUNDUP([.A5]/1000)" office:value-type="float" office:value="9" calcext:value-type="float">
            <text:p>9</text:p>
          </table:table-cell>
          <table:table-cell office:value-type="string" calcext:value-type="string">
            <text:p>./site_risonia_0.1/assets/javascripts/cryptojs/aes.js</text:p>
          </table:table-cell>
          <table:table-cell table:formula="of:=MID([.C5];SEARCH(&quot;\.[^\.]*$&quot;; [.C5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29650" calcext:value-type="float">
            <text:p>29650</text:p>
          </table:table-cell>
          <table:table-cell table:formula="of:=ROUNDUP([.A6]/1000)" office:value-type="float" office:value="30" calcext:value-type="float">
            <text:p>30</text:p>
          </table:table-cell>
          <table:table-cell office:value-type="string" calcext:value-type="string">
            <text:p>./site_risonia_0.1/assets/javascripts/cryptojs/cipher-core.js</text:p>
          </table:table-cell>
          <table:table-cell table:formula="of:=MID([.C6];SEARCH(&quot;\.[^\.]*$&quot;; [.C6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23629" calcext:value-type="float">
            <text:p>23629</text:p>
          </table:table-cell>
          <table:table-cell table:formula="of:=ROUNDUP([.A7]/1000)" office:value-type="float" office:value="24" calcext:value-type="float">
            <text:p>24</text:p>
          </table:table-cell>
          <table:table-cell office:value-type="string" calcext:value-type="string">
            <text:p>./site_risonia_0.1/assets/javascripts/cryptojs/core.js</text:p>
          </table:table-cell>
          <table:table-cell table:formula="of:=MID([.C7];SEARCH(&quot;\.[^\.]*$&quot;; [.C7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table:formula="of:=ROUNDUP([.A8]/1000)" office:value-type="float" office:value="5" calcext:value-type="float">
            <text:p>5</text:p>
          </table:table-cell>
          <table:table-cell office:value-type="string" calcext:value-type="string">
            <text:p>./site_risonia_0.1/assets/javascripts/cryptojs/enc-base64.js</text:p>
          </table:table-cell>
          <table:table-cell table:formula="of:=MID([.C8];SEARCH(&quot;\.[^\.]*$&quot;; [.C8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9418" calcext:value-type="float">
            <text:p>9418</text:p>
          </table:table-cell>
          <table:table-cell table:formula="of:=ROUNDUP([.A9]/1000)" office:value-type="float" office:value="10" calcext:value-type="float">
            <text:p>10</text:p>
          </table:table-cell>
          <table:table-cell office:value-type="string" calcext:value-type="string">
            <text:p>./site_risonia_0.1/assets/javascripts/cryptojs/md5.js</text:p>
          </table:table-cell>
          <table:table-cell table:formula="of:=MID([.C9];SEARCH(&quot;\.[^\.]*$&quot;; [.C9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ROUNDUP([.A10]/1000)" office:value-type="float" office:value="1" calcext:value-type="float">
            <text:p>1</text:p>
          </table:table-cell>
          <table:table-cell office:value-type="string" calcext:value-type="string">
            <text:p>./site_risonia_0.1/assets/javascripts/cryptojs/pad-nopadding.js</text:p>
          </table:table-cell>
          <table:table-cell table:formula="of:=MID([.C10];SEARCH(&quot;\.[^\.]*$&quot;; [.C10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2692" calcext:value-type="float">
            <text:p>12692</text:p>
          </table:table-cell>
          <table:table-cell table:formula="of:=ROUNDUP([.A11]/1000)" office:value-type="float" office:value="13" calcext:value-type="float">
            <text:p>13</text:p>
          </table:table-cell>
          <table:table-cell office:value-type="string" calcext:value-type="string">
            <text:p>./site_risonia_0.1/assets/javascripts/decrypt-contents.js</text:p>
          </table:table-cell>
          <table:table-cell table:formula="of:=MID([.C11];SEARCH(&quot;\.[^\.]*$&quot;; [.C11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20762" calcext:value-type="float">
            <text:p>120762</text:p>
          </table:table-cell>
          <table:table-cell table:formula="of:=ROUNDUP([.A12]/1000)" office:value-type="float" office:value="121" calcext:value-type="float">
            <text:p>121</text:p>
          </table:table-cell>
          <table:table-cell office:value-type="string" calcext:value-type="string">
            <text:p>./site_risonia_0.1/assets/javascripts/highlight.min.js</text:p>
          </table:table-cell>
          <table:table-cell table:formula="of:=MID([.C12];SEARCH(&quot;\.[^\.]*$&quot;; [.C12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table:formula="of:=ROUNDUP([.A13]/1000)" office:value-type="float" office:value="8" calcext:value-type="float">
            <text:p>8</text:p>
          </table:table-cell>
          <table:table-cell office:value-type="string" calcext:value-type="string">
            <text:p>./site_risonia_0.1/assets/javascripts/tablesort.js</text:p>
          </table:table-cell>
          <table:table-cell table:formula="of:=MID([.C13];SEARCH(&quot;\.[^\.]*$&quot;; [.C13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ROUNDUP([.A14]/1000)" office:value-type="float" office:value="1" calcext:value-type="float">
            <text:p>1</text:p>
          </table:table-cell>
          <table:table-cell office:value-type="string" calcext:value-type="string">
            <text:p>./site_risonia_0.1/assets/javascripts/tablesort.number.js</text:p>
          </table:table-cell>
          <table:table-cell table:formula="of:=MID([.C14];SEARCH(&quot;\.[^\.]*$&quot;; [.C14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4071" calcext:value-type="float">
            <text:p>14071</text:p>
          </table:table-cell>
          <table:table-cell table:formula="of:=ROUNDUP([.A15]/1000)" office:value-type="float" office:value="15" calcext:value-type="float">
            <text:p>15</text:p>
          </table:table-cell>
          <table:table-cell office:value-type="string" calcext:value-type="string">
            <text:p>./site_risonia_0.1/colors/index.html</text:p>
          </table:table-cell>
          <table:table-cell table:formula="of:=MID([.C15];SEARCH(&quot;\.[^\.]*$&quot;; [.C15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44306" calcext:value-type="float">
            <text:p>44306</text:p>
          </table:table-cell>
          <table:table-cell table:formula="of:=ROUNDUP([.A16]/1000)" office:value-type="float" office:value="45" calcext:value-type="float">
            <text:p>45</text:p>
          </table:table-cell>
          <table:table-cell office:value-type="string" calcext:value-type="string">
            <text:p>./site_risonia_0.1/colors/primary/index.html</text:p>
          </table:table-cell>
          <table:table-cell table:formula="of:=MID([.C16];SEARCH(&quot;\.[^\.]*$&quot;; [.C16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4090" calcext:value-type="float">
            <text:p>14090</text:p>
          </table:table-cell>
          <table:table-cell table:formula="of:=ROUNDUP([.A17]/1000)" office:value-type="float" office:value="15" calcext:value-type="float">
            <text:p>15</text:p>
          </table:table-cell>
          <table:table-cell office:value-type="string" calcext:value-type="string">
            <text:p>./site_risonia_0.1/colors/secondary/analogous/index.html</text:p>
          </table:table-cell>
          <table:table-cell table:formula="of:=MID([.C17];SEARCH(&quot;\.[^\.]*$&quot;; [.C17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4106" calcext:value-type="float">
            <text:p>14106</text:p>
          </table:table-cell>
          <table:table-cell table:formula="of:=ROUNDUP([.A18]/1000)" office:value-type="float" office:value="15" calcext:value-type="float">
            <text:p>15</text:p>
          </table:table-cell>
          <table:table-cell office:value-type="string" calcext:value-type="string">
            <text:p>./site_risonia_0.1/colors/secondary/analogous2/index.html</text:p>
          </table:table-cell>
          <table:table-cell table:formula="of:=MID([.C18];SEARCH(&quot;\.[^\.]*$&quot;; [.C18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4150" calcext:value-type="float">
            <text:p>14150</text:p>
          </table:table-cell>
          <table:table-cell table:formula="of:=ROUNDUP([.A19]/1000)" office:value-type="float" office:value="15" calcext:value-type="float">
            <text:p>15</text:p>
          </table:table-cell>
          <table:table-cell office:value-type="string" calcext:value-type="string">
            <text:p>./site_risonia_0.1/colors/secondary/complementary/index.html</text:p>
          </table:table-cell>
          <table:table-cell table:formula="of:=MID([.C19];SEARCH(&quot;\.[^\.]*$&quot;; [.C19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4166" calcext:value-type="float">
            <text:p>14166</text:p>
          </table:table-cell>
          <table:table-cell table:formula="of:=ROUNDUP([.A20]/1000)" office:value-type="float" office:value="15" calcext:value-type="float">
            <text:p>15</text:p>
          </table:table-cell>
          <table:table-cell office:value-type="string" calcext:value-type="string">
            <text:p>./site_risonia_0.1/colors/secondary/complementary2/index.html</text:p>
          </table:table-cell>
          <table:table-cell table:formula="of:=MID([.C20];SEARCH(&quot;\.[^\.]*$&quot;; [.C20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4078" calcext:value-type="float">
            <text:p>14078</text:p>
          </table:table-cell>
          <table:table-cell table:formula="of:=ROUNDUP([.A21]/1000)" office:value-type="float" office:value="15" calcext:value-type="float">
            <text:p>15</text:p>
          </table:table-cell>
          <table:table-cell office:value-type="string" calcext:value-type="string">
            <text:p>./site_risonia_0.1/colors/secondary/compound/index.html</text:p>
          </table:table-cell>
          <table:table-cell table:formula="of:=MID([.C21];SEARCH(&quot;\.[^\.]*$&quot;; [.C21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4094" calcext:value-type="float">
            <text:p>14094</text:p>
          </table:table-cell>
          <table:table-cell table:formula="of:=ROUNDUP([.A22]/1000)" office:value-type="float" office:value="15" calcext:value-type="float">
            <text:p>15</text:p>
          </table:table-cell>
          <table:table-cell office:value-type="string" calcext:value-type="string">
            <text:p>./site_risonia_0.1/colors/secondary/compound2/index.html</text:p>
          </table:table-cell>
          <table:table-cell table:formula="of:=MID([.C22];SEARCH(&quot;\.[^\.]*$&quot;; [.C22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3862" calcext:value-type="float">
            <text:p>13862</text:p>
          </table:table-cell>
          <table:table-cell table:formula="of:=ROUNDUP([.A23]/1000)" office:value-type="float" office:value="14" calcext:value-type="float">
            <text:p>14</text:p>
          </table:table-cell>
          <table:table-cell office:value-type="string" calcext:value-type="string">
            <text:p>./site_risonia_0.1/colors/secondary/index.html</text:p>
          </table:table-cell>
          <table:table-cell table:formula="of:=MID([.C23];SEARCH(&quot;\.[^\.]*$&quot;; [.C23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4062" calcext:value-type="float">
            <text:p>14062</text:p>
          </table:table-cell>
          <table:table-cell table:formula="of:=ROUNDUP([.A24]/1000)" office:value-type="float" office:value="15" calcext:value-type="float">
            <text:p>15</text:p>
          </table:table-cell>
          <table:table-cell office:value-type="string" calcext:value-type="string">
            <text:p>./site_risonia_0.1/colors/secondary/mono/index.html</text:p>
          </table:table-cell>
          <table:table-cell table:formula="of:=MID([.C24];SEARCH(&quot;\.[^\.]*$&quot;; [.C24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4073" calcext:value-type="float">
            <text:p>14073</text:p>
          </table:table-cell>
          <table:table-cell table:formula="of:=ROUNDUP([.A25]/1000)" office:value-type="float" office:value="15" calcext:value-type="float">
            <text:p>15</text:p>
          </table:table-cell>
          <table:table-cell office:value-type="string" calcext:value-type="string">
            <text:p>./site_risonia_0.1/colors/secondary/triadic/index.html</text:p>
          </table:table-cell>
          <table:table-cell table:formula="of:=MID([.C25];SEARCH(&quot;\.[^\.]*$&quot;; [.C25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4089" calcext:value-type="float">
            <text:p>14089</text:p>
          </table:table-cell>
          <table:table-cell table:formula="of:=ROUNDUP([.A26]/1000)" office:value-type="float" office:value="15" calcext:value-type="float">
            <text:p>15</text:p>
          </table:table-cell>
          <table:table-cell office:value-type="string" calcext:value-type="string">
            <text:p>./site_risonia_0.1/colors/secondary/triadic2/index.html</text:p>
          </table:table-cell>
          <table:table-cell table:formula="of:=MID([.C26];SEARCH(&quot;\.[^\.]*$&quot;; [.C26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ROUNDUP([.A27]/1000)" office:value-type="float" office:value="1" calcext:value-type="float">
            <text:p>1</text:p>
          </table:table-cell>
          <table:table-cell office:value-type="string" calcext:value-type="string">
            <text:p>./site_risonia_0.1/css/fonts.css</text:p>
          </table:table-cell>
          <table:table-cell table:formula="of:=MID([.C27];SEARCH(&quot;\.[^\.]*$&quot;; [.C27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ROUNDUP([.A28]/1000)" office:value-type="float" office:value="1" calcext:value-type="float">
            <text:p>1</text:p>
          </table:table-cell>
          <table:table-cell office:value-type="string" calcext:value-type="string">
            <text:p>./site_risonia_0.1/css/theme.css</text:p>
          </table:table-cell>
          <table:table-cell table:formula="of:=MID([.C28];SEARCH(&quot;\.[^\.]*$&quot;; [.C28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table:formula="of:=ROUNDUP([.A29]/1000)" office:value-type="float" office:value="4" calcext:value-type="float">
            <text:p>4</text:p>
          </table:table-cell>
          <table:table-cell office:value-type="string" calcext:value-type="string">
            <text:p>./site_risonia_0.1/css/w3-theme-dark.css</text:p>
          </table:table-cell>
          <table:table-cell table:formula="of:=MID([.C29];SEARCH(&quot;\.[^\.]*$&quot;; [.C29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table:formula="of:=ROUNDUP([.A30]/1000)" office:value-type="float" office:value="4" calcext:value-type="float">
            <text:p>4</text:p>
          </table:table-cell>
          <table:table-cell office:value-type="string" calcext:value-type="string">
            <text:p>./site_risonia_0.1/css/w3-theme-ef6110-7f307f-dark.css</text:p>
          </table:table-cell>
          <table:table-cell table:formula="of:=MID([.C30];SEARCH(&quot;\.[^\.]*$&quot;; [.C30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table:formula="of:=ROUNDUP([.A31]/1000)" office:value-type="float" office:value="4" calcext:value-type="float">
            <text:p>4</text:p>
          </table:table-cell>
          <table:table-cell office:value-type="string" calcext:value-type="string">
            <text:p>./site_risonia_0.1/css/w3-theme-ef6110-7f307f-light.css</text:p>
          </table:table-cell>
          <table:table-cell table:formula="of:=MID([.C31];SEARCH(&quot;\.[^\.]*$&quot;; [.C31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table:formula="of:=ROUNDUP([.A32]/1000)" office:value-type="float" office:value="9" calcext:value-type="float">
            <text:p>9</text:p>
          </table:table-cell>
          <table:table-cell office:value-type="string" calcext:value-type="string">
            <text:p>./site_risonia_0.1/css/w3-theme-ef6110-7f307f.css</text:p>
          </table:table-cell>
          <table:table-cell table:formula="of:=MID([.C32];SEARCH(&quot;\.[^\.]*$&quot;; [.C32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table:formula="of:=ROUNDUP([.A33]/1000)" office:value-type="float" office:value="4" calcext:value-type="float">
            <text:p>4</text:p>
          </table:table-cell>
          <table:table-cell office:value-type="string" calcext:value-type="string">
            <text:p>./site_risonia_0.1/css/w3-theme-ef6110-analogous-dark.css</text:p>
          </table:table-cell>
          <table:table-cell table:formula="of:=MID([.C33];SEARCH(&quot;\.[^\.]*$&quot;; [.C33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table:formula="of:=ROUNDUP([.A34]/1000)" office:value-type="float" office:value="4" calcext:value-type="float">
            <text:p>4</text:p>
          </table:table-cell>
          <table:table-cell office:value-type="string" calcext:value-type="string">
            <text:p>./site_risonia_0.1/css/w3-theme-ef6110-analogous-light.css</text:p>
          </table:table-cell>
          <table:table-cell table:formula="of:=MID([.C34];SEARCH(&quot;\.[^\.]*$&quot;; [.C34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table:formula="of:=ROUNDUP([.A35]/1000)" office:value-type="float" office:value="9" calcext:value-type="float">
            <text:p>9</text:p>
          </table:table-cell>
          <table:table-cell office:value-type="string" calcext:value-type="string">
            <text:p>./site_risonia_0.1/css/w3-theme-ef6110-analogous.css</text:p>
          </table:table-cell>
          <table:table-cell table:formula="of:=MID([.C35];SEARCH(&quot;\.[^\.]*$&quot;; [.C35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table:formula="of:=ROUNDUP([.A36]/1000)" office:value-type="float" office:value="4" calcext:value-type="float">
            <text:p>4</text:p>
          </table:table-cell>
          <table:table-cell office:value-type="string" calcext:value-type="string">
            <text:p>./site_risonia_0.1/css/w3-theme-ef6110-analogous2-dark.css</text:p>
          </table:table-cell>
          <table:table-cell table:formula="of:=MID([.C36];SEARCH(&quot;\.[^\.]*$&quot;; [.C36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table:formula="of:=ROUNDUP([.A37]/1000)" office:value-type="float" office:value="4" calcext:value-type="float">
            <text:p>4</text:p>
          </table:table-cell>
          <table:table-cell office:value-type="string" calcext:value-type="string">
            <text:p>./site_risonia_0.1/css/w3-theme-ef6110-analogous2-light.css</text:p>
          </table:table-cell>
          <table:table-cell table:formula="of:=MID([.C37];SEARCH(&quot;\.[^\.]*$&quot;; [.C37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table:formula="of:=ROUNDUP([.A38]/1000)" office:value-type="float" office:value="9" calcext:value-type="float">
            <text:p>9</text:p>
          </table:table-cell>
          <table:table-cell office:value-type="string" calcext:value-type="string">
            <text:p>./site_risonia_0.1/css/w3-theme-ef6110-analogous2.css</text:p>
          </table:table-cell>
          <table:table-cell table:formula="of:=MID([.C38];SEARCH(&quot;\.[^\.]*$&quot;; [.C38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table:formula="of:=ROUNDUP([.A39]/1000)" office:value-type="float" office:value="4" calcext:value-type="float">
            <text:p>4</text:p>
          </table:table-cell>
          <table:table-cell office:value-type="string" calcext:value-type="string">
            <text:p>./site_risonia_0.1/css/w3-theme-ef6110-complementary-dark.css</text:p>
          </table:table-cell>
          <table:table-cell table:formula="of:=MID([.C39];SEARCH(&quot;\.[^\.]*$&quot;; [.C39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table:formula="of:=ROUNDUP([.A40]/1000)" office:value-type="float" office:value="4" calcext:value-type="float">
            <text:p>4</text:p>
          </table:table-cell>
          <table:table-cell office:value-type="string" calcext:value-type="string">
            <text:p>./site_risonia_0.1/css/w3-theme-ef6110-complementary-light.css</text:p>
          </table:table-cell>
          <table:table-cell table:formula="of:=MID([.C40];SEARCH(&quot;\.[^\.]*$&quot;; [.C40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table:formula="of:=ROUNDUP([.A41]/1000)" office:value-type="float" office:value="9" calcext:value-type="float">
            <text:p>9</text:p>
          </table:table-cell>
          <table:table-cell office:value-type="string" calcext:value-type="string">
            <text:p>./site_risonia_0.1/css/w3-theme-ef6110-complementary.css</text:p>
          </table:table-cell>
          <table:table-cell table:formula="of:=MID([.C41];SEARCH(&quot;\.[^\.]*$&quot;; [.C41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table:formula="of:=ROUNDUP([.A42]/1000)" office:value-type="float" office:value="4" calcext:value-type="float">
            <text:p>4</text:p>
          </table:table-cell>
          <table:table-cell office:value-type="string" calcext:value-type="string">
            <text:p>./site_risonia_0.1/css/w3-theme-ef6110-complementary2-dark.css</text:p>
          </table:table-cell>
          <table:table-cell table:formula="of:=MID([.C42];SEARCH(&quot;\.[^\.]*$&quot;; [.C42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table:formula="of:=ROUNDUP([.A43]/1000)" office:value-type="float" office:value="4" calcext:value-type="float">
            <text:p>4</text:p>
          </table:table-cell>
          <table:table-cell office:value-type="string" calcext:value-type="string">
            <text:p>./site_risonia_0.1/css/w3-theme-ef6110-complementary2-light.css</text:p>
          </table:table-cell>
          <table:table-cell table:formula="of:=MID([.C43];SEARCH(&quot;\.[^\.]*$&quot;; [.C43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table:formula="of:=ROUNDUP([.A44]/1000)" office:value-type="float" office:value="9" calcext:value-type="float">
            <text:p>9</text:p>
          </table:table-cell>
          <table:table-cell office:value-type="string" calcext:value-type="string">
            <text:p>./site_risonia_0.1/css/w3-theme-ef6110-complementary2.css</text:p>
          </table:table-cell>
          <table:table-cell table:formula="of:=MID([.C44];SEARCH(&quot;\.[^\.]*$&quot;; [.C44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table:formula="of:=ROUNDUP([.A45]/1000)" office:value-type="float" office:value="4" calcext:value-type="float">
            <text:p>4</text:p>
          </table:table-cell>
          <table:table-cell office:value-type="string" calcext:value-type="string">
            <text:p>./site_risonia_0.1/css/w3-theme-ef6110-compound-dark.css</text:p>
          </table:table-cell>
          <table:table-cell table:formula="of:=MID([.C45];SEARCH(&quot;\.[^\.]*$&quot;; [.C45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table:formula="of:=ROUNDUP([.A46]/1000)" office:value-type="float" office:value="4" calcext:value-type="float">
            <text:p>4</text:p>
          </table:table-cell>
          <table:table-cell office:value-type="string" calcext:value-type="string">
            <text:p>./site_risonia_0.1/css/w3-theme-ef6110-compound-light.css</text:p>
          </table:table-cell>
          <table:table-cell table:formula="of:=MID([.C46];SEARCH(&quot;\.[^\.]*$&quot;; [.C46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table:formula="of:=ROUNDUP([.A47]/1000)" office:value-type="float" office:value="9" calcext:value-type="float">
            <text:p>9</text:p>
          </table:table-cell>
          <table:table-cell office:value-type="string" calcext:value-type="string">
            <text:p>./site_risonia_0.1/css/w3-theme-ef6110-compound.css</text:p>
          </table:table-cell>
          <table:table-cell table:formula="of:=MID([.C47];SEARCH(&quot;\.[^\.]*$&quot;; [.C47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table:formula="of:=ROUNDUP([.A48]/1000)" office:value-type="float" office:value="4" calcext:value-type="float">
            <text:p>4</text:p>
          </table:table-cell>
          <table:table-cell office:value-type="string" calcext:value-type="string">
            <text:p>./site_risonia_0.1/css/w3-theme-ef6110-compound2-dark.css</text:p>
          </table:table-cell>
          <table:table-cell table:formula="of:=MID([.C48];SEARCH(&quot;\.[^\.]*$&quot;; [.C48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table:formula="of:=ROUNDUP([.A49]/1000)" office:value-type="float" office:value="4" calcext:value-type="float">
            <text:p>4</text:p>
          </table:table-cell>
          <table:table-cell office:value-type="string" calcext:value-type="string">
            <text:p>./site_risonia_0.1/css/w3-theme-ef6110-compound2-light.css</text:p>
          </table:table-cell>
          <table:table-cell table:formula="of:=MID([.C49];SEARCH(&quot;\.[^\.]*$&quot;; [.C49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table:formula="of:=ROUNDUP([.A50]/1000)" office:value-type="float" office:value="9" calcext:value-type="float">
            <text:p>9</text:p>
          </table:table-cell>
          <table:table-cell office:value-type="string" calcext:value-type="string">
            <text:p>./site_risonia_0.1/css/w3-theme-ef6110-compound2.css</text:p>
          </table:table-cell>
          <table:table-cell table:formula="of:=MID([.C50];SEARCH(&quot;\.[^\.]*$&quot;; [.C50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table:formula="of:=ROUNDUP([.A51]/1000)" office:value-type="float" office:value="4" calcext:value-type="float">
            <text:p>4</text:p>
          </table:table-cell>
          <table:table-cell office:value-type="string" calcext:value-type="string">
            <text:p>./site_risonia_0.1/css/w3-theme-ef6110-mono-dark.css</text:p>
          </table:table-cell>
          <table:table-cell table:formula="of:=MID([.C51];SEARCH(&quot;\.[^\.]*$&quot;; [.C51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table:formula="of:=ROUNDUP([.A52]/1000)" office:value-type="float" office:value="4" calcext:value-type="float">
            <text:p>4</text:p>
          </table:table-cell>
          <table:table-cell office:value-type="string" calcext:value-type="string">
            <text:p>./site_risonia_0.1/css/w3-theme-ef6110-mono-light.css</text:p>
          </table:table-cell>
          <table:table-cell table:formula="of:=MID([.C52];SEARCH(&quot;\.[^\.]*$&quot;; [.C52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table:formula="of:=ROUNDUP([.A53]/1000)" office:value-type="float" office:value="9" calcext:value-type="float">
            <text:p>9</text:p>
          </table:table-cell>
          <table:table-cell office:value-type="string" calcext:value-type="string">
            <text:p>./site_risonia_0.1/css/w3-theme-ef6110-mono.css</text:p>
          </table:table-cell>
          <table:table-cell table:formula="of:=MID([.C53];SEARCH(&quot;\.[^\.]*$&quot;; [.C53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table:formula="of:=ROUNDUP([.A54]/1000)" office:value-type="float" office:value="4" calcext:value-type="float">
            <text:p>4</text:p>
          </table:table-cell>
          <table:table-cell office:value-type="string" calcext:value-type="string">
            <text:p>./site_risonia_0.1/css/w3-theme-ef6110-triadic-dark.css</text:p>
          </table:table-cell>
          <table:table-cell table:formula="of:=MID([.C54];SEARCH(&quot;\.[^\.]*$&quot;; [.C54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table:formula="of:=ROUNDUP([.A55]/1000)" office:value-type="float" office:value="4" calcext:value-type="float">
            <text:p>4</text:p>
          </table:table-cell>
          <table:table-cell office:value-type="string" calcext:value-type="string">
            <text:p>./site_risonia_0.1/css/w3-theme-ef6110-triadic-light.css</text:p>
          </table:table-cell>
          <table:table-cell table:formula="of:=MID([.C55];SEARCH(&quot;\.[^\.]*$&quot;; [.C55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table:formula="of:=ROUNDUP([.A56]/1000)" office:value-type="float" office:value="9" calcext:value-type="float">
            <text:p>9</text:p>
          </table:table-cell>
          <table:table-cell office:value-type="string" calcext:value-type="string">
            <text:p>./site_risonia_0.1/css/w3-theme-ef6110-triadic.css</text:p>
          </table:table-cell>
          <table:table-cell table:formula="of:=MID([.C56];SEARCH(&quot;\.[^\.]*$&quot;; [.C56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table:formula="of:=ROUNDUP([.A57]/1000)" office:value-type="float" office:value="4" calcext:value-type="float">
            <text:p>4</text:p>
          </table:table-cell>
          <table:table-cell office:value-type="string" calcext:value-type="string">
            <text:p>./site_risonia_0.1/css/w3-theme-ef6110-triadic2-dark.css</text:p>
          </table:table-cell>
          <table:table-cell table:formula="of:=MID([.C57];SEARCH(&quot;\.[^\.]*$&quot;; [.C57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table:formula="of:=ROUNDUP([.A58]/1000)" office:value-type="float" office:value="4" calcext:value-type="float">
            <text:p>4</text:p>
          </table:table-cell>
          <table:table-cell office:value-type="string" calcext:value-type="string">
            <text:p>./site_risonia_0.1/css/w3-theme-ef6110-triadic2-light.css</text:p>
          </table:table-cell>
          <table:table-cell table:formula="of:=MID([.C58];SEARCH(&quot;\.[^\.]*$&quot;; [.C58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table:formula="of:=ROUNDUP([.A59]/1000)" office:value-type="float" office:value="9" calcext:value-type="float">
            <text:p>9</text:p>
          </table:table-cell>
          <table:table-cell office:value-type="string" calcext:value-type="string">
            <text:p>./site_risonia_0.1/css/w3-theme-ef6110-triadic2.css</text:p>
          </table:table-cell>
          <table:table-cell table:formula="of:=MID([.C59];SEARCH(&quot;\.[^\.]*$&quot;; [.C59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table:formula="of:=ROUNDUP([.A60]/1000)" office:value-type="float" office:value="4" calcext:value-type="float">
            <text:p>4</text:p>
          </table:table-cell>
          <table:table-cell office:value-type="string" calcext:value-type="string">
            <text:p>./site_risonia_0.1/css/w3-theme-light.css</text:p>
          </table:table-cell>
          <table:table-cell table:formula="of:=MID([.C60];SEARCH(&quot;\.[^\.]*$&quot;; [.C60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table:formula="of:=ROUNDUP([.A61]/1000)" office:value-type="float" office:value="9" calcext:value-type="float">
            <text:p>9</text:p>
          </table:table-cell>
          <table:table-cell office:value-type="string" calcext:value-type="string">
            <text:p>./site_risonia_0.1/css/w3-theme.css</text:p>
          </table:table-cell>
          <table:table-cell table:formula="of:=MID([.C61];SEARCH(&quot;\.[^\.]*$&quot;; [.C61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23427" calcext:value-type="float">
            <text:p>23427</text:p>
          </table:table-cell>
          <table:table-cell table:formula="of:=ROUNDUP([.A62]/1000)" office:value-type="float" office:value="24" calcext:value-type="float">
            <text:p>24</text:p>
          </table:table-cell>
          <table:table-cell office:value-type="string" calcext:value-type="string">
            <text:p>./site_risonia_0.1/css/w3.css</text:p>
          </table:table-cell>
          <table:table-cell table:formula="of:=MID([.C62];SEARCH(&quot;\.[^\.]*$&quot;; [.C62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13876" calcext:value-type="float">
            <text:p>13876</text:p>
          </table:table-cell>
          <table:table-cell table:formula="of:=ROUNDUP([.A63]/1000)" office:value-type="float" office:value="14" calcext:value-type="float">
            <text:p>14</text:p>
          </table:table-cell>
          <table:table-cell office:value-type="string" calcext:value-type="string">
            <text:p>./site_risonia_0.1/en/colors/index.html</text:p>
          </table:table-cell>
          <table:table-cell table:formula="of:=MID([.C63];SEARCH(&quot;\.[^\.]*$&quot;; [.C63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44339" calcext:value-type="float">
            <text:p>44339</text:p>
          </table:table-cell>
          <table:table-cell table:formula="of:=ROUNDUP([.A64]/1000)" office:value-type="float" office:value="45" calcext:value-type="float">
            <text:p>45</text:p>
          </table:table-cell>
          <table:table-cell office:value-type="string" calcext:value-type="string">
            <text:p>./site_risonia_0.1/en/colors/primary/index.html</text:p>
          </table:table-cell>
          <table:table-cell table:formula="of:=MID([.C64];SEARCH(&quot;\.[^\.]*$&quot;; [.C64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4145" calcext:value-type="float">
            <text:p>14145</text:p>
          </table:table-cell>
          <table:table-cell table:formula="of:=ROUNDUP([.A65]/1000)" office:value-type="float" office:value="15" calcext:value-type="float">
            <text:p>15</text:p>
          </table:table-cell>
          <table:table-cell office:value-type="string" calcext:value-type="string">
            <text:p>./site_risonia_0.1/en/colors/secondary/analogous/index.html</text:p>
          </table:table-cell>
          <table:table-cell table:formula="of:=MID([.C65];SEARCH(&quot;\.[^\.]*$&quot;; [.C65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4161" calcext:value-type="float">
            <text:p>14161</text:p>
          </table:table-cell>
          <table:table-cell table:formula="of:=ROUNDUP([.A66]/1000)" office:value-type="float" office:value="15" calcext:value-type="float">
            <text:p>15</text:p>
          </table:table-cell>
          <table:table-cell office:value-type="string" calcext:value-type="string">
            <text:p>./site_risonia_0.1/en/colors/secondary/analogous2/index.html</text:p>
          </table:table-cell>
          <table:table-cell table:formula="of:=MID([.C66];SEARCH(&quot;\.[^\.]*$&quot;; [.C66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4187" calcext:value-type="float">
            <text:p>14187</text:p>
          </table:table-cell>
          <table:table-cell table:formula="of:=ROUNDUP([.A67]/1000)" office:value-type="float" office:value="15" calcext:value-type="float">
            <text:p>15</text:p>
          </table:table-cell>
          <table:table-cell office:value-type="string" calcext:value-type="string">
            <text:p>./site_risonia_0.1/en/colors/secondary/complementary/index.html</text:p>
          </table:table-cell>
          <table:table-cell table:formula="of:=MID([.C67];SEARCH(&quot;\.[^\.]*$&quot;; [.C67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4203" calcext:value-type="float">
            <text:p>14203</text:p>
          </table:table-cell>
          <table:table-cell table:formula="of:=ROUNDUP([.A68]/1000)" office:value-type="float" office:value="15" calcext:value-type="float">
            <text:p>15</text:p>
          </table:table-cell>
          <table:table-cell office:value-type="string" calcext:value-type="string">
            <text:p>./site_risonia_0.1/en/colors/secondary/complementary2/index.html</text:p>
          </table:table-cell>
          <table:table-cell table:formula="of:=MID([.C68];SEARCH(&quot;\.[^\.]*$&quot;; [.C68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4123" calcext:value-type="float">
            <text:p>14123</text:p>
          </table:table-cell>
          <table:table-cell table:formula="of:=ROUNDUP([.A69]/1000)" office:value-type="float" office:value="15" calcext:value-type="float">
            <text:p>15</text:p>
          </table:table-cell>
          <table:table-cell office:value-type="string" calcext:value-type="string">
            <text:p>./site_risonia_0.1/en/colors/secondary/compound/index.html</text:p>
          </table:table-cell>
          <table:table-cell table:formula="of:=MID([.C69];SEARCH(&quot;\.[^\.]*$&quot;; [.C69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4139" calcext:value-type="float">
            <text:p>14139</text:p>
          </table:table-cell>
          <table:table-cell table:formula="of:=ROUNDUP([.A70]/1000)" office:value-type="float" office:value="15" calcext:value-type="float">
            <text:p>15</text:p>
          </table:table-cell>
          <table:table-cell office:value-type="string" calcext:value-type="string">
            <text:p>./site_risonia_0.1/en/colors/secondary/compound2/index.html</text:p>
          </table:table-cell>
          <table:table-cell table:formula="of:=MID([.C70];SEARCH(&quot;\.[^\.]*$&quot;; [.C70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3921" calcext:value-type="float">
            <text:p>13921</text:p>
          </table:table-cell>
          <table:table-cell table:formula="of:=ROUNDUP([.A71]/1000)" office:value-type="float" office:value="14" calcext:value-type="float">
            <text:p>14</text:p>
          </table:table-cell>
          <table:table-cell office:value-type="string" calcext:value-type="string">
            <text:p>./site_risonia_0.1/en/colors/secondary/index.html</text:p>
          </table:table-cell>
          <table:table-cell table:formula="of:=MID([.C71];SEARCH(&quot;\.[^\.]*$&quot;; [.C71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4096" calcext:value-type="float">
            <text:p>14096</text:p>
          </table:table-cell>
          <table:table-cell table:formula="of:=ROUNDUP([.A72]/1000)" office:value-type="float" office:value="15" calcext:value-type="float">
            <text:p>15</text:p>
          </table:table-cell>
          <table:table-cell office:value-type="string" calcext:value-type="string">
            <text:p>./site_risonia_0.1/en/colors/secondary/mono/index.html</text:p>
          </table:table-cell>
          <table:table-cell table:formula="of:=MID([.C72];SEARCH(&quot;\.[^\.]*$&quot;; [.C72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4110" calcext:value-type="float">
            <text:p>14110</text:p>
          </table:table-cell>
          <table:table-cell table:formula="of:=ROUNDUP([.A73]/1000)" office:value-type="float" office:value="15" calcext:value-type="float">
            <text:p>15</text:p>
          </table:table-cell>
          <table:table-cell office:value-type="string" calcext:value-type="string">
            <text:p>./site_risonia_0.1/en/colors/secondary/triadic/index.html</text:p>
          </table:table-cell>
          <table:table-cell table:formula="of:=MID([.C73];SEARCH(&quot;\.[^\.]*$&quot;; [.C73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4126" calcext:value-type="float">
            <text:p>14126</text:p>
          </table:table-cell>
          <table:table-cell table:formula="of:=ROUNDUP([.A74]/1000)" office:value-type="float" office:value="15" calcext:value-type="float">
            <text:p>15</text:p>
          </table:table-cell>
          <table:table-cell office:value-type="string" calcext:value-type="string">
            <text:p>./site_risonia_0.1/en/colors/secondary/triadic2/index.html</text:p>
          </table:table-cell>
          <table:table-cell table:formula="of:=MID([.C74];SEARCH(&quot;\.[^\.]*$&quot;; [.C74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5883" calcext:value-type="float">
            <text:p>15883</text:p>
          </table:table-cell>
          <table:table-cell table:formula="of:=ROUNDUP([.A75]/1000)" office:value-type="float" office:value="16" calcext:value-type="float">
            <text:p>16</text:p>
          </table:table-cell>
          <table:table-cell office:value-type="string" calcext:value-type="string">
            <text:p>./site_risonia_0.1/en/extensions/encryptcontent/index.html</text:p>
          </table:table-cell>
          <table:table-cell table:formula="of:=MID([.C75];SEARCH(&quot;\.[^\.]*$&quot;; [.C75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3483" calcext:value-type="float">
            <text:p>13483</text:p>
          </table:table-cell>
          <table:table-cell table:formula="of:=ROUNDUP([.A76]/1000)" office:value-type="float" office:value="14" calcext:value-type="float">
            <text:p>14</text:p>
          </table:table-cell>
          <table:table-cell office:value-type="string" calcext:value-type="string">
            <text:p>./site_risonia_0.1/en/extensions/hljs/index.html</text:p>
          </table:table-cell>
          <table:table-cell table:formula="of:=MID([.C76];SEARCH(&quot;\.[^\.]*$&quot;; [.C76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3049" calcext:value-type="float">
            <text:p>13049</text:p>
          </table:table-cell>
          <table:table-cell table:formula="of:=ROUNDUP([.A77]/1000)" office:value-type="float" office:value="14" calcext:value-type="float">
            <text:p>14</text:p>
          </table:table-cell>
          <table:table-cell office:value-type="string" calcext:value-type="string">
            <text:p>./site_risonia_0.1/en/extensions/static-i18n/index.html</text:p>
          </table:table-cell>
          <table:table-cell table:formula="of:=MID([.C77];SEARCH(&quot;\.[^\.]*$&quot;; [.C77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5102" calcext:value-type="float">
            <text:p>15102</text:p>
          </table:table-cell>
          <table:table-cell table:formula="of:=ROUNDUP([.A78]/1000)" office:value-type="float" office:value="16" calcext:value-type="float">
            <text:p>16</text:p>
          </table:table-cell>
          <table:table-cell office:value-type="string" calcext:value-type="string">
            <text:p>./site_risonia_0.1/en/extensions/tablesort/index.html</text:p>
          </table:table-cell>
          <table:table-cell table:formula="of:=MID([.C78];SEARCH(&quot;\.[^\.]*$&quot;; [.C78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3387" calcext:value-type="float">
            <text:p>13387</text:p>
          </table:table-cell>
          <table:table-cell table:formula="of:=ROUNDUP([.A79]/1000)" office:value-type="float" office:value="14" calcext:value-type="float">
            <text:p>14</text:p>
          </table:table-cell>
          <table:table-cell office:value-type="string" calcext:value-type="string">
            <text:p>./site_risonia_0.1/en/extensions/webfonts/index.html</text:p>
          </table:table-cell>
          <table:table-cell table:formula="of:=MID([.C79];SEARCH(&quot;\.[^\.]*$&quot;; [.C79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4290" calcext:value-type="float">
            <text:p>14290</text:p>
          </table:table-cell>
          <table:table-cell table:formula="of:=ROUNDUP([.A80]/1000)" office:value-type="float" office:value="15" calcext:value-type="float">
            <text:p>15</text:p>
          </table:table-cell>
          <table:table-cell office:value-type="string" calcext:value-type="string">
            <text:p>./site_risonia_0.1/en/imprint/index.html</text:p>
          </table:table-cell>
          <table:table-cell table:formula="of:=MID([.C80];SEARCH(&quot;\.[^\.]*$&quot;; [.C80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7752" calcext:value-type="float">
            <text:p>17752</text:p>
          </table:table-cell>
          <table:table-cell table:formula="of:=ROUNDUP([.A81]/1000)" office:value-type="float" office:value="18" calcext:value-type="float">
            <text:p>18</text:p>
          </table:table-cell>
          <table:table-cell office:value-type="string" calcext:value-type="string">
            <text:p>./site_risonia_0.1/en/index.html</text:p>
          </table:table-cell>
          <table:table-cell table:formula="of:=MID([.C81];SEARCH(&quot;\.[^\.]*$&quot;; [.C81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ROUNDUP([.A82]/1000)" office:value-type="float" office:value="1" calcext:value-type="float">
            <text:p>1</text:p>
          </table:table-cell>
          <table:table-cell office:value-type="string" calcext:value-type="string">
            <text:p>./site_risonia_0.1/en/manifest.json</text:p>
          </table:table-cell>
          <table:table-cell table:formula="of:=MID([.C82];SEARCH(&quot;\.[^\.]*$&quot;; [.C82])+1;10)" office:value-type="string" office:string-value="json" calcext:value-type="string">
            <text:p>json</text:p>
          </table:table-cell>
        </table:table-row>
        <table:table-row table:style-name="ro1">
          <table:table-cell office:value-type="float" office:value="20493" calcext:value-type="float">
            <text:p>20493</text:p>
          </table:table-cell>
          <table:table-cell table:formula="of:=ROUNDUP([.A83]/1000)" office:value-type="float" office:value="21" calcext:value-type="float">
            <text:p>21</text:p>
          </table:table-cell>
          <table:table-cell office:value-type="string" calcext:value-type="string">
            <text:p>./site_risonia_0.1/en/markdown/index.html</text:p>
          </table:table-cell>
          <table:table-cell table:formula="of:=MID([.C83];SEARCH(&quot;\.[^\.]*$&quot;; [.C83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2351" calcext:value-type="float">
            <text:p>12351</text:p>
          </table:table-cell>
          <table:table-cell table:formula="of:=ROUNDUP([.A84]/1000)" office:value-type="float" office:value="13" calcext:value-type="float">
            <text:p>13</text:p>
          </table:table-cell>
          <table:table-cell office:value-type="string" calcext:value-type="string">
            <text:p>./site_risonia_0.1/en/mkdocs/index.html</text:p>
          </table:table-cell>
          <table:table-cell table:formula="of:=MID([.C84];SEARCH(&quot;\.[^\.]*$&quot;; [.C84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5905" calcext:value-type="float">
            <text:p>15905</text:p>
          </table:table-cell>
          <table:table-cell table:formula="of:=ROUNDUP([.A85]/1000)" office:value-type="float" office:value="16" calcext:value-type="float">
            <text:p>16</text:p>
          </table:table-cell>
          <table:table-cell office:value-type="string" calcext:value-type="string">
            <text:p>./site_risonia_0.1/extensions/encryptcontent/index.html</text:p>
          </table:table-cell>
          <table:table-cell table:formula="of:=MID([.C85];SEARCH(&quot;\.[^\.]*$&quot;; [.C85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3520" calcext:value-type="float">
            <text:p>13520</text:p>
          </table:table-cell>
          <table:table-cell table:formula="of:=ROUNDUP([.A86]/1000)" office:value-type="float" office:value="14" calcext:value-type="float">
            <text:p>14</text:p>
          </table:table-cell>
          <table:table-cell office:value-type="string" calcext:value-type="string">
            <text:p>./site_risonia_0.1/extensions/hljs/index.html</text:p>
          </table:table-cell>
          <table:table-cell table:formula="of:=MID([.C86];SEARCH(&quot;\.[^\.]*$&quot;; [.C86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3018" calcext:value-type="float">
            <text:p>13018</text:p>
          </table:table-cell>
          <table:table-cell table:formula="of:=ROUNDUP([.A87]/1000)" office:value-type="float" office:value="14" calcext:value-type="float">
            <text:p>14</text:p>
          </table:table-cell>
          <table:table-cell office:value-type="string" calcext:value-type="string">
            <text:p>./site_risonia_0.1/extensions/static-i18n/index.html</text:p>
          </table:table-cell>
          <table:table-cell table:formula="of:=MID([.C87];SEARCH(&quot;\.[^\.]*$&quot;; [.C87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5115" calcext:value-type="float">
            <text:p>15115</text:p>
          </table:table-cell>
          <table:table-cell table:formula="of:=ROUNDUP([.A88]/1000)" office:value-type="float" office:value="16" calcext:value-type="float">
            <text:p>16</text:p>
          </table:table-cell>
          <table:table-cell office:value-type="string" calcext:value-type="string">
            <text:p>./site_risonia_0.1/extensions/tablesort/index.html</text:p>
          </table:table-cell>
          <table:table-cell table:formula="of:=MID([.C88];SEARCH(&quot;\.[^\.]*$&quot;; [.C88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3381" calcext:value-type="float">
            <text:p>13381</text:p>
          </table:table-cell>
          <table:table-cell table:formula="of:=ROUNDUP([.A89]/1000)" office:value-type="float" office:value="14" calcext:value-type="float">
            <text:p>14</text:p>
          </table:table-cell>
          <table:table-cell office:value-type="string" calcext:value-type="string">
            <text:p>./site_risonia_0.1/extensions/webfonts/index.html</text:p>
          </table:table-cell>
          <table:table-cell table:formula="of:=MID([.C89];SEARCH(&quot;\.[^\.]*$&quot;; [.C89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  <table:table-cell table:formula="of:=ROUNDUP([.A90]/1000)" office:value-type="float" office:value="8" calcext:value-type="float">
            <text:p>8</text:p>
          </table:table-cell>
          <table:table-cell office:value-type="string" calcext:value-type="string">
            <text:p>./site_risonia_0.1/img/favicon.ico</text:p>
          </table:table-cell>
          <table:table-cell table:formula="of:=MID([.C90];SEARCH(&quot;\.[^\.]*$&quot;; [.C90])+1;10)" office:value-type="string" office:string-value="ico" calcext:value-type="string">
            <text:p>ico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  <table:table-cell table:formula="of:=ROUNDUP([.A91]/1000)" office:value-type="float" office:value="8" calcext:value-type="float">
            <text:p>8</text:p>
          </table:table-cell>
          <table:table-cell office:value-type="string" calcext:value-type="string">
            <text:p>./site_risonia_0.1/img/logo.ico</text:p>
          </table:table-cell>
          <table:table-cell table:formula="of:=MID([.C91];SEARCH(&quot;\.[^\.]*$&quot;; [.C91])+1;10)" office:value-type="string" office:string-value="ico" calcext:value-type="string">
            <text:p>ico</text:p>
          </table:table-cell>
        </table:table-row>
        <table:table-row table:style-name="ro1">
          <table:table-cell office:value-type="float" office:value="8992" calcext:value-type="float">
            <text:p>8992</text:p>
          </table:table-cell>
          <table:table-cell table:formula="of:=ROUNDUP([.A92]/1000)" office:value-type="float" office:value="9" calcext:value-type="float">
            <text:p>9</text:p>
          </table:table-cell>
          <table:table-cell office:value-type="string" calcext:value-type="string">
            <text:p>./site_risonia_0.1/img/logo.svg</text:p>
          </table:table-cell>
          <table:table-cell table:formula="of:=MID([.C92];SEARCH(&quot;\.[^\.]*$&quot;; [.C92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table:formula="of:=ROUNDUP([.A93]/1000)" office:value-type="float" office:value="10" calcext:value-type="float">
            <text:p>10</text:p>
          </table:table-cell>
          <table:table-cell office:value-type="string" calcext:value-type="string">
            <text:p>./site_risonia_0.1/img/logo192.png</text:p>
          </table:table-cell>
          <table:table-cell table:formula="of:=MID([.C93];SEARCH(&quot;\.[^\.]*$&quot;; [.C93])+1;10)" office:value-type="string" office:string-value="png" calcext:value-type="string">
            <text:p>png</text:p>
          </table:table-cell>
        </table:table-row>
        <table:table-row table:style-name="ro1">
          <table:table-cell office:value-type="float" office:value="25939" calcext:value-type="float">
            <text:p>25939</text:p>
          </table:table-cell>
          <table:table-cell table:formula="of:=ROUNDUP([.A94]/1000)" office:value-type="float" office:value="26" calcext:value-type="float">
            <text:p>26</text:p>
          </table:table-cell>
          <table:table-cell office:value-type="string" calcext:value-type="string">
            <text:p>./site_risonia_0.1/img/logo512.png</text:p>
          </table:table-cell>
          <table:table-cell table:formula="of:=MID([.C94];SEARCH(&quot;\.[^\.]*$&quot;; [.C94])+1;10)" office:value-type="string" office:string-value="png" calcext:value-type="string">
            <text:p>png</text:p>
          </table:table-cell>
        </table:table-row>
        <table:table-row table:style-name="ro1">
          <table:table-cell office:value-type="float" office:value="24521" calcext:value-type="float">
            <text:p>24521</text:p>
          </table:table-cell>
          <table:table-cell table:formula="of:=ROUNDUP([.A95]/1000)" office:value-type="float" office:value="25" calcext:value-type="float">
            <text:p>25</text:p>
          </table:table-cell>
          <table:table-cell office:value-type="string" calcext:value-type="string">
            <text:p>./site_risonia_0.1/img/sc_analogous.svg</text:p>
          </table:table-cell>
          <table:table-cell table:formula="of:=MID([.C95];SEARCH(&quot;\.[^\.]*$&quot;; [.C95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24467" calcext:value-type="float">
            <text:p>24467</text:p>
          </table:table-cell>
          <table:table-cell table:formula="of:=ROUNDUP([.A96]/1000)" office:value-type="float" office:value="25" calcext:value-type="float">
            <text:p>25</text:p>
          </table:table-cell>
          <table:table-cell office:value-type="string" calcext:value-type="string">
            <text:p>./site_risonia_0.1/img/sc_color.svg</text:p>
          </table:table-cell>
          <table:table-cell table:formula="of:=MID([.C96];SEARCH(&quot;\.[^\.]*$&quot;; [.C96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24468" calcext:value-type="float">
            <text:p>24468</text:p>
          </table:table-cell>
          <table:table-cell table:formula="of:=ROUNDUP([.A97]/1000)" office:value-type="float" office:value="25" calcext:value-type="float">
            <text:p>25</text:p>
          </table:table-cell>
          <table:table-cell office:value-type="string" calcext:value-type="string">
            <text:p>./site_risonia_0.1/img/sc_complementary.svg</text:p>
          </table:table-cell>
          <table:table-cell table:formula="of:=MID([.C97];SEARCH(&quot;\.[^\.]*$&quot;; [.C97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24523" calcext:value-type="float">
            <text:p>24523</text:p>
          </table:table-cell>
          <table:table-cell table:formula="of:=ROUNDUP([.A98]/1000)" office:value-type="float" office:value="25" calcext:value-type="float">
            <text:p>25</text:p>
          </table:table-cell>
          <table:table-cell office:value-type="string" calcext:value-type="string">
            <text:p>./site_risonia_0.1/img/sc_compound.svg</text:p>
          </table:table-cell>
          <table:table-cell table:formula="of:=MID([.C98];SEARCH(&quot;\.[^\.]*$&quot;; [.C98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24393" calcext:value-type="float">
            <text:p>24393</text:p>
          </table:table-cell>
          <table:table-cell table:formula="of:=ROUNDUP([.A99]/1000)" office:value-type="float" office:value="25" calcext:value-type="float">
            <text:p>25</text:p>
          </table:table-cell>
          <table:table-cell office:value-type="string" calcext:value-type="string">
            <text:p>./site_risonia_0.1/img/sc_mono.svg</text:p>
          </table:table-cell>
          <table:table-cell table:formula="of:=MID([.C99];SEARCH(&quot;\.[^\.]*$&quot;; [.C99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24523" calcext:value-type="float">
            <text:p>24523</text:p>
          </table:table-cell>
          <table:table-cell table:formula="of:=ROUNDUP([.A100]/1000)" office:value-type="float" office:value="25" calcext:value-type="float">
            <text:p>25</text:p>
          </table:table-cell>
          <table:table-cell office:value-type="string" calcext:value-type="string">
            <text:p>./site_risonia_0.1/img/sc_triadic.svg</text:p>
          </table:table-cell>
          <table:table-cell table:formula="of:=MID([.C100];SEARCH(&quot;\.[^\.]*$&quot;; [.C100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14230" calcext:value-type="float">
            <text:p>14230</text:p>
          </table:table-cell>
          <table:table-cell table:formula="of:=ROUNDUP([.A101]/1000)" office:value-type="float" office:value="15" calcext:value-type="float">
            <text:p>15</text:p>
          </table:table-cell>
          <table:table-cell office:value-type="string" calcext:value-type="string">
            <text:p>./site_risonia_0.1/imprint/index.html</text:p>
          </table:table-cell>
          <table:table-cell table:formula="of:=MID([.C101];SEARCH(&quot;\.[^\.]*$&quot;; [.C101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8138" calcext:value-type="float">
            <text:p>18138</text:p>
          </table:table-cell>
          <table:table-cell table:formula="of:=ROUNDUP([.A102]/1000)" office:value-type="float" office:value="19" calcext:value-type="float">
            <text:p>19</text:p>
          </table:table-cell>
          <table:table-cell office:value-type="string" calcext:value-type="string">
            <text:p>./site_risonia_0.1/index.html</text:p>
          </table:table-cell>
          <table:table-cell table:formula="of:=MID([.C102];SEARCH(&quot;\.[^\.]*$&quot;; [.C102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table:formula="of:=ROUNDUP([.A103]/1000)" office:value-type="float" office:value="3" calcext:value-type="float">
            <text:p>3</text:p>
          </table:table-cell>
          <table:table-cell office:value-type="string" calcext:value-type="string">
            <text:p>./site_risonia_0.1/js/theme.js</text:p>
          </table:table-cell>
          <table:table-cell table:formula="of:=MID([.C103];SEARCH(&quot;\.[^\.]*$&quot;; [.C103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ROUNDUP([.A104]/1000)" office:value-type="float" office:value="1" calcext:value-type="float">
            <text:p>1</text:p>
          </table:table-cell>
          <table:table-cell office:value-type="string" calcext:value-type="string">
            <text:p>./site_risonia_0.1/manifest.json</text:p>
          </table:table-cell>
          <table:table-cell table:formula="of:=MID([.C104];SEARCH(&quot;\.[^\.]*$&quot;; [.C104])+1;10)" office:value-type="string" office:string-value="json" calcext:value-type="string">
            <text:p>json</text:p>
          </table:table-cell>
        </table:table-row>
        <table:table-row table:style-name="ro1">
          <table:table-cell office:value-type="float" office:value="21152" calcext:value-type="float">
            <text:p>21152</text:p>
          </table:table-cell>
          <table:table-cell table:formula="of:=ROUNDUP([.A105]/1000)" office:value-type="float" office:value="22" calcext:value-type="float">
            <text:p>22</text:p>
          </table:table-cell>
          <table:table-cell office:value-type="string" calcext:value-type="string">
            <text:p>./site_risonia_0.1/markdown/index.html</text:p>
          </table:table-cell>
          <table:table-cell table:formula="of:=MID([.C105];SEARCH(&quot;\.[^\.]*$&quot;; [.C105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2357" calcext:value-type="float">
            <text:p>12357</text:p>
          </table:table-cell>
          <table:table-cell table:formula="of:=ROUNDUP([.A106]/1000)" office:value-type="float" office:value="13" calcext:value-type="float">
            <text:p>13</text:p>
          </table:table-cell>
          <table:table-cell office:value-type="string" calcext:value-type="string">
            <text:p>./site_risonia_0.1/mkdocs/index.html</text:p>
          </table:table-cell>
          <table:table-cell table:formula="of:=MID([.C106];SEARCH(&quot;\.[^\.]*$&quot;; [.C106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3949" calcext:value-type="float">
            <text:p>13949</text:p>
          </table:table-cell>
          <table:table-cell table:formula="of:=ROUNDUP([.A107]/1000)" office:value-type="float" office:value="14" calcext:value-type="float">
            <text:p>14</text:p>
          </table:table-cell>
          <table:table-cell office:value-type="string" calcext:value-type="string">
            <text:p>./site_risonia_0.1/search/lunr.de.js</text:p>
          </table:table-cell>
          <table:table-cell table:formula="of:=MID([.C107];SEARCH(&quot;\.[^\.]*$&quot;; [.C107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99860" calcext:value-type="float">
            <text:p>99860</text:p>
          </table:table-cell>
          <table:table-cell table:formula="of:=ROUNDUP([.A108]/1000)" office:value-type="float" office:value="100" calcext:value-type="float">
            <text:p>100</text:p>
          </table:table-cell>
          <table:table-cell office:value-type="string" calcext:value-type="string">
            <text:p>./site_risonia_0.1/search/lunr.js</text:p>
          </table:table-cell>
          <table:table-cell table:formula="of:=MID([.C108];SEARCH(&quot;\.[^\.]*$&quot;; [.C108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table:formula="of:=ROUNDUP([.A109]/1000)" office:value-type="float" office:value="4" calcext:value-type="float">
            <text:p>4</text:p>
          </table:table-cell>
          <table:table-cell office:value-type="string" calcext:value-type="string">
            <text:p>./site_risonia_0.1/search/lunr.multi.js</text:p>
          </table:table-cell>
          <table:table-cell table:formula="of:=MID([.C109];SEARCH(&quot;\.[^\.]*$&quot;; [.C109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3504" calcext:value-type="float">
            <text:p>13504</text:p>
          </table:table-cell>
          <table:table-cell table:formula="of:=ROUNDUP([.A110]/1000)" office:value-type="float" office:value="14" calcext:value-type="float">
            <text:p>14</text:p>
          </table:table-cell>
          <table:table-cell office:value-type="string" calcext:value-type="string">
            <text:p>./site_risonia_0.1/search/lunr.stemmer.support.js</text:p>
          </table:table-cell>
          <table:table-cell table:formula="of:=MID([.C110];SEARCH(&quot;\.[^\.]*$&quot;; [.C110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table:formula="of:=ROUNDUP([.A111]/1000)" office:value-type="float" office:value="4" calcext:value-type="float">
            <text:p>4</text:p>
          </table:table-cell>
          <table:table-cell office:value-type="string" calcext:value-type="string">
            <text:p>./site_risonia_0.1/search/main.js</text:p>
          </table:table-cell>
          <table:table-cell table:formula="of:=MID([.C111];SEARCH(&quot;\.[^\.]*$&quot;; [.C111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70635" calcext:value-type="float">
            <text:p>70635</text:p>
          </table:table-cell>
          <table:table-cell table:formula="of:=ROUNDUP([.A112]/1000)" office:value-type="float" office:value="71" calcext:value-type="float">
            <text:p>71</text:p>
          </table:table-cell>
          <table:table-cell office:value-type="string" calcext:value-type="string">
            <text:p>./site_risonia_0.1/search/search_index.json</text:p>
          </table:table-cell>
          <table:table-cell table:formula="of:=MID([.C112];SEARCH(&quot;\.[^\.]*$&quot;; [.C112])+1;10)" office:value-type="string" office:string-value="json" calcext:value-type="string">
            <text:p>json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table:formula="of:=ROUNDUP([.A113]/1000)" office:value-type="float" office:value="5" calcext:value-type="float">
            <text:p>5</text:p>
          </table:table-cell>
          <table:table-cell office:value-type="string" calcext:value-type="string">
            <text:p>./site_risonia_0.1/search/worker.js</text:p>
          </table:table-cell>
          <table:table-cell table:formula="of:=MID([.C113];SEARCH(&quot;\.[^\.]*$&quot;; [.C113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9287" calcext:value-type="float">
            <text:p>9287</text:p>
          </table:table-cell>
          <table:table-cell table:formula="of:=ROUNDUP([.A114]/1000)" office:value-type="float" office:value="10" calcext:value-type="float">
            <text:p>10</text:p>
          </table:table-cell>
          <table:table-cell office:value-type="string" calcext:value-type="string">
            <text:p>./site_risonia_0.1/sitemap.xml</text:p>
          </table:table-cell>
          <table:table-cell table:formula="of:=MID([.C114];SEARCH(&quot;\.[^\.]*$&quot;; [.C114])+1;10)" office:value-type="string" office:string-value="xml" calcext:value-type="string">
            <text:p>xml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ROUNDUP([.A115]/1000)" office:value-type="float" office:value="1" calcext:value-type="float">
            <text:p>1</text:p>
          </table:table-cell>
          <table:table-cell office:value-type="string" calcext:value-type="string">
            <text:p>./site_risonia_0.1/sitemap.xml.gz</text:p>
          </table:table-cell>
          <table:table-cell table:formula="of:=MID([.C115];SEARCH(&quot;\.[^\.]*$&quot;; [.C115])+1;10)" office:value-type="string" office:string-value="gz" calcext:value-type="string">
            <text:p>gz</text:p>
          </table:table-cell>
        </table:table-row>
        <table:table-row table:style-name="ro1">
          <table:table-cell office:value-type="float" office:value="584374" calcext:value-type="float">
            <text:p>584374</text:p>
          </table:table-cell>
          <table:table-cell table:formula="of:=ROUNDUP([.A116]/1000)" office:value-type="float" office:value="585" calcext:value-type="float">
            <text:p>585</text:p>
          </table:table-cell>
          <table:table-cell office:value-type="string" calcext:value-type="string">
            <text:p>./site_risonia_0.1/videos/desaturate.mp4</text:p>
          </table:table-cell>
          <table:table-cell table:formula="of:=MID([.C116];SEARCH(&quot;\.[^\.]*$&quot;; [.C116])+1;10)" office:value-type="string" office:string-value="mp4" calcext:value-type="string">
            <text:p>mp4</text:p>
          </table:table-cell>
        </table:table-row>
      </table:table>
      <table:table table:name="site_mkdocs_1.4.2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ize_kb</text:p>
          </table:table-cell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ext</text:p>
          </table:table-cell>
        </table:table-row>
        <table:table-row table:style-name="ro1">
          <table:table-cell office:value-type="float" office:value="9652" calcext:value-type="float">
            <text:p>9652</text:p>
          </table:table-cell>
          <table:table-cell table:formula="of:=ROUNDUP([.A2]/1000)" office:value-type="float" office:value="10" calcext:value-type="float">
            <text:p>10</text:p>
          </table:table-cell>
          <table:table-cell office:value-type="string" calcext:value-type="string">
            <text:p>./site_mkdocs_1.4.2/404.html</text:p>
          </table:table-cell>
          <table:table-cell table:formula="of:=MID([.C2];SEARCH(&quot;\.[^\.]*$&quot;; [.C2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table:formula="of:=ROUNDUP([.A3]/1000)" office:value-type="float" office:value="42" calcext:value-type="float">
            <text:p>42</text:p>
          </table:table-cell>
          <table:table-cell office:value-type="string" calcext:value-type="string">
            <text:p>./site_mkdocs_1.4.2/assets/fonts/lobster-v28-latin-regular.woff</text:p>
          </table:table-cell>
          <table:table-cell table:formula="of:=MID([.C3];SEARCH(&quot;\.[^\.]*$&quot;; [.C3])+1;10)" office:value-type="string" office:string-value="woff" calcext:value-type="string">
            <text:p>woff</text:p>
          </table:table-cell>
        </table:table-row>
        <table:table-row table:style-name="ro1">
          <table:table-cell office:value-type="float" office:value="33436" calcext:value-type="float">
            <text:p>33436</text:p>
          </table:table-cell>
          <table:table-cell table:formula="of:=ROUNDUP([.A4]/1000)" office:value-type="float" office:value="34" calcext:value-type="float">
            <text:p>34</text:p>
          </table:table-cell>
          <table:table-cell office:value-type="string" calcext:value-type="string">
            <text:p>./site_mkdocs_1.4.2/assets/fonts/lobster-v28-latin-regular.woff2</text:p>
          </table:table-cell>
          <table:table-cell table:formula="of:=MID([.C4];SEARCH(&quot;\.[^\.]*$&quot;; [.C4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8649" calcext:value-type="float">
            <text:p>8649</text:p>
          </table:table-cell>
          <table:table-cell table:formula="of:=ROUNDUP([.A5]/1000)" office:value-type="float" office:value="9" calcext:value-type="float">
            <text:p>9</text:p>
          </table:table-cell>
          <table:table-cell office:value-type="string" calcext:value-type="string">
            <text:p>./site_mkdocs_1.4.2/assets/javascripts/cryptojs/aes.js</text:p>
          </table:table-cell>
          <table:table-cell table:formula="of:=MID([.C5];SEARCH(&quot;\.[^\.]*$&quot;; [.C5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29650" calcext:value-type="float">
            <text:p>29650</text:p>
          </table:table-cell>
          <table:table-cell table:formula="of:=ROUNDUP([.A6]/1000)" office:value-type="float" office:value="30" calcext:value-type="float">
            <text:p>30</text:p>
          </table:table-cell>
          <table:table-cell office:value-type="string" calcext:value-type="string">
            <text:p>./site_mkdocs_1.4.2/assets/javascripts/cryptojs/cipher-core.js</text:p>
          </table:table-cell>
          <table:table-cell table:formula="of:=MID([.C6];SEARCH(&quot;\.[^\.]*$&quot;; [.C6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23629" calcext:value-type="float">
            <text:p>23629</text:p>
          </table:table-cell>
          <table:table-cell table:formula="of:=ROUNDUP([.A7]/1000)" office:value-type="float" office:value="24" calcext:value-type="float">
            <text:p>24</text:p>
          </table:table-cell>
          <table:table-cell office:value-type="string" calcext:value-type="string">
            <text:p>./site_mkdocs_1.4.2/assets/javascripts/cryptojs/core.js</text:p>
          </table:table-cell>
          <table:table-cell table:formula="of:=MID([.C7];SEARCH(&quot;\.[^\.]*$&quot;; [.C7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table:formula="of:=ROUNDUP([.A8]/1000)" office:value-type="float" office:value="5" calcext:value-type="float">
            <text:p>5</text:p>
          </table:table-cell>
          <table:table-cell office:value-type="string" calcext:value-type="string">
            <text:p>./site_mkdocs_1.4.2/assets/javascripts/cryptojs/enc-base64.js</text:p>
          </table:table-cell>
          <table:table-cell table:formula="of:=MID([.C8];SEARCH(&quot;\.[^\.]*$&quot;; [.C8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9418" calcext:value-type="float">
            <text:p>9418</text:p>
          </table:table-cell>
          <table:table-cell table:formula="of:=ROUNDUP([.A9]/1000)" office:value-type="float" office:value="10" calcext:value-type="float">
            <text:p>10</text:p>
          </table:table-cell>
          <table:table-cell office:value-type="string" calcext:value-type="string">
            <text:p>./site_mkdocs_1.4.2/assets/javascripts/cryptojs/md5.js</text:p>
          </table:table-cell>
          <table:table-cell table:formula="of:=MID([.C9];SEARCH(&quot;\.[^\.]*$&quot;; [.C9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ROUNDUP([.A10]/1000)" office:value-type="float" office:value="1" calcext:value-type="float">
            <text:p>1</text:p>
          </table:table-cell>
          <table:table-cell office:value-type="string" calcext:value-type="string">
            <text:p>./site_mkdocs_1.4.2/assets/javascripts/cryptojs/pad-nopadding.js</text:p>
          </table:table-cell>
          <table:table-cell table:formula="of:=MID([.C10];SEARCH(&quot;\.[^\.]*$&quot;; [.C10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2692" calcext:value-type="float">
            <text:p>12692</text:p>
          </table:table-cell>
          <table:table-cell table:formula="of:=ROUNDUP([.A11]/1000)" office:value-type="float" office:value="13" calcext:value-type="float">
            <text:p>13</text:p>
          </table:table-cell>
          <table:table-cell office:value-type="string" calcext:value-type="string">
            <text:p>./site_mkdocs_1.4.2/assets/javascripts/decrypt-contents.js</text:p>
          </table:table-cell>
          <table:table-cell table:formula="of:=MID([.C11];SEARCH(&quot;\.[^\.]*$&quot;; [.C11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20762" calcext:value-type="float">
            <text:p>120762</text:p>
          </table:table-cell>
          <table:table-cell table:formula="of:=ROUNDUP([.A12]/1000)" office:value-type="float" office:value="121" calcext:value-type="float">
            <text:p>121</text:p>
          </table:table-cell>
          <table:table-cell office:value-type="string" calcext:value-type="string">
            <text:p>./site_mkdocs_1.4.2/assets/javascripts/highlight.min.js</text:p>
          </table:table-cell>
          <table:table-cell table:formula="of:=MID([.C12];SEARCH(&quot;\.[^\.]*$&quot;; [.C12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table:formula="of:=ROUNDUP([.A13]/1000)" office:value-type="float" office:value="8" calcext:value-type="float">
            <text:p>8</text:p>
          </table:table-cell>
          <table:table-cell office:value-type="string" calcext:value-type="string">
            <text:p>./site_mkdocs_1.4.2/assets/javascripts/tablesort.js</text:p>
          </table:table-cell>
          <table:table-cell table:formula="of:=MID([.C13];SEARCH(&quot;\.[^\.]*$&quot;; [.C13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ROUNDUP([.A14]/1000)" office:value-type="float" office:value="1" calcext:value-type="float">
            <text:p>1</text:p>
          </table:table-cell>
          <table:table-cell office:value-type="string" calcext:value-type="string">
            <text:p>./site_mkdocs_1.4.2/assets/javascripts/tablesort.number.js</text:p>
          </table:table-cell>
          <table:table-cell table:formula="of:=MID([.C14];SEARCH(&quot;\.[^\.]*$&quot;; [.C14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2312" calcext:value-type="float">
            <text:p>12312</text:p>
          </table:table-cell>
          <table:table-cell table:formula="of:=ROUNDUP([.A15]/1000)" office:value-type="float" office:value="13" calcext:value-type="float">
            <text:p>13</text:p>
          </table:table-cell>
          <table:table-cell office:value-type="string" calcext:value-type="string">
            <text:p>./site_mkdocs_1.4.2/colors/index.html</text:p>
          </table:table-cell>
          <table:table-cell table:formula="of:=MID([.C15];SEARCH(&quot;\.[^\.]*$&quot;; [.C15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42758" calcext:value-type="float">
            <text:p>42758</text:p>
          </table:table-cell>
          <table:table-cell table:formula="of:=ROUNDUP([.A16]/1000)" office:value-type="float" office:value="43" calcext:value-type="float">
            <text:p>43</text:p>
          </table:table-cell>
          <table:table-cell office:value-type="string" calcext:value-type="string">
            <text:p>./site_mkdocs_1.4.2/colors/primary/index.html</text:p>
          </table:table-cell>
          <table:table-cell table:formula="of:=MID([.C16];SEARCH(&quot;\.[^\.]*$&quot;; [.C16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0814" calcext:value-type="float">
            <text:p>10814</text:p>
          </table:table-cell>
          <table:table-cell table:formula="of:=ROUNDUP([.A17]/1000)" office:value-type="float" office:value="11" calcext:value-type="float">
            <text:p>11</text:p>
          </table:table-cell>
          <table:table-cell office:value-type="string" calcext:value-type="string">
            <text:p>./site_mkdocs_1.4.2/colors/secondary/analogous/index.html</text:p>
          </table:table-cell>
          <table:table-cell table:formula="of:=MID([.C17];SEARCH(&quot;\.[^\.]*$&quot;; [.C17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0829" calcext:value-type="float">
            <text:p>10829</text:p>
          </table:table-cell>
          <table:table-cell table:formula="of:=ROUNDUP([.A18]/1000)" office:value-type="float" office:value="11" calcext:value-type="float">
            <text:p>11</text:p>
          </table:table-cell>
          <table:table-cell office:value-type="string" calcext:value-type="string">
            <text:p>./site_mkdocs_1.4.2/colors/secondary/analogous2/index.html</text:p>
          </table:table-cell>
          <table:table-cell table:formula="of:=MID([.C18];SEARCH(&quot;\.[^\.]*$&quot;; [.C18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0850" calcext:value-type="float">
            <text:p>10850</text:p>
          </table:table-cell>
          <table:table-cell table:formula="of:=ROUNDUP([.A19]/1000)" office:value-type="float" office:value="11" calcext:value-type="float">
            <text:p>11</text:p>
          </table:table-cell>
          <table:table-cell office:value-type="string" calcext:value-type="string">
            <text:p>./site_mkdocs_1.4.2/colors/secondary/complementary/index.html</text:p>
          </table:table-cell>
          <table:table-cell table:formula="of:=MID([.C19];SEARCH(&quot;\.[^\.]*$&quot;; [.C19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0853" calcext:value-type="float">
            <text:p>10853</text:p>
          </table:table-cell>
          <table:table-cell table:formula="of:=ROUNDUP([.A20]/1000)" office:value-type="float" office:value="11" calcext:value-type="float">
            <text:p>11</text:p>
          </table:table-cell>
          <table:table-cell office:value-type="string" calcext:value-type="string">
            <text:p>./site_mkdocs_1.4.2/colors/secondary/complementary2/index.html</text:p>
          </table:table-cell>
          <table:table-cell table:formula="of:=MID([.C20];SEARCH(&quot;\.[^\.]*$&quot;; [.C20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0806" calcext:value-type="float">
            <text:p>10806</text:p>
          </table:table-cell>
          <table:table-cell table:formula="of:=ROUNDUP([.A21]/1000)" office:value-type="float" office:value="11" calcext:value-type="float">
            <text:p>11</text:p>
          </table:table-cell>
          <table:table-cell office:value-type="string" calcext:value-type="string">
            <text:p>./site_mkdocs_1.4.2/colors/secondary/compound/index.html</text:p>
          </table:table-cell>
          <table:table-cell table:formula="of:=MID([.C21];SEARCH(&quot;\.[^\.]*$&quot;; [.C21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0832" calcext:value-type="float">
            <text:p>10832</text:p>
          </table:table-cell>
          <table:table-cell table:formula="of:=ROUNDUP([.A22]/1000)" office:value-type="float" office:value="11" calcext:value-type="float">
            <text:p>11</text:p>
          </table:table-cell>
          <table:table-cell office:value-type="string" calcext:value-type="string">
            <text:p>./site_mkdocs_1.4.2/colors/secondary/compound2/index.html</text:p>
          </table:table-cell>
          <table:table-cell table:formula="of:=MID([.C22];SEARCH(&quot;\.[^\.]*$&quot;; [.C22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0637" calcext:value-type="float">
            <text:p>10637</text:p>
          </table:table-cell>
          <table:table-cell table:formula="of:=ROUNDUP([.A23]/1000)" office:value-type="float" office:value="11" calcext:value-type="float">
            <text:p>11</text:p>
          </table:table-cell>
          <table:table-cell office:value-type="string" calcext:value-type="string">
            <text:p>./site_mkdocs_1.4.2/colors/secondary/index.html</text:p>
          </table:table-cell>
          <table:table-cell table:formula="of:=MID([.C23];SEARCH(&quot;\.[^\.]*$&quot;; [.C23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0787" calcext:value-type="float">
            <text:p>10787</text:p>
          </table:table-cell>
          <table:table-cell table:formula="of:=ROUNDUP([.A24]/1000)" office:value-type="float" office:value="11" calcext:value-type="float">
            <text:p>11</text:p>
          </table:table-cell>
          <table:table-cell office:value-type="string" calcext:value-type="string">
            <text:p>./site_mkdocs_1.4.2/colors/secondary/mono/index.html</text:p>
          </table:table-cell>
          <table:table-cell table:formula="of:=MID([.C24];SEARCH(&quot;\.[^\.]*$&quot;; [.C24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0809" calcext:value-type="float">
            <text:p>10809</text:p>
          </table:table-cell>
          <table:table-cell table:formula="of:=ROUNDUP([.A25]/1000)" office:value-type="float" office:value="11" calcext:value-type="float">
            <text:p>11</text:p>
          </table:table-cell>
          <table:table-cell office:value-type="string" calcext:value-type="string">
            <text:p>./site_mkdocs_1.4.2/colors/secondary/triadic/index.html</text:p>
          </table:table-cell>
          <table:table-cell table:formula="of:=MID([.C25];SEARCH(&quot;\.[^\.]*$&quot;; [.C25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0809" calcext:value-type="float">
            <text:p>10809</text:p>
          </table:table-cell>
          <table:table-cell table:formula="of:=ROUNDUP([.A26]/1000)" office:value-type="float" office:value="11" calcext:value-type="float">
            <text:p>11</text:p>
          </table:table-cell>
          <table:table-cell office:value-type="string" calcext:value-type="string">
            <text:p>./site_mkdocs_1.4.2/colors/secondary/triadic2/index.html</text:p>
          </table:table-cell>
          <table:table-cell table:formula="of:=MID([.C26];SEARCH(&quot;\.[^\.]*$&quot;; [.C26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6746" calcext:value-type="float">
            <text:p>6746</text:p>
          </table:table-cell>
          <table:table-cell table:formula="of:=ROUNDUP([.A27]/1000)" office:value-type="float" office:value="7" calcext:value-type="float">
            <text:p>7</text:p>
          </table:table-cell>
          <table:table-cell office:value-type="string" calcext:value-type="string">
            <text:p>./site_mkdocs_1.4.2/css/base.css</text:p>
          </table:table-cell>
          <table:table-cell table:formula="of:=MID([.C27];SEARCH(&quot;\.[^\.]*$&quot;; [.C27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163091" calcext:value-type="float">
            <text:p>163091</text:p>
          </table:table-cell>
          <table:table-cell table:formula="of:=ROUNDUP([.A28]/1000)" office:value-type="float" office:value="164" calcext:value-type="float">
            <text:p>164</text:p>
          </table:table-cell>
          <table:table-cell office:value-type="string" calcext:value-type="string">
            <text:p>./site_mkdocs_1.4.2/css/bootstrap.min.css</text:p>
          </table:table-cell>
          <table:table-cell table:formula="of:=MID([.C28];SEARCH(&quot;\.[^\.]*$&quot;; [.C28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formula="of:=ROUNDUP([.A29]/1000)" office:value-type="float" office:value="31" calcext:value-type="float">
            <text:p>31</text:p>
          </table:table-cell>
          <table:table-cell office:value-type="string" calcext:value-type="string">
            <text:p>./site_mkdocs_1.4.2/css/font-awesome.min.css</text:p>
          </table:table-cell>
          <table:table-cell table:formula="of:=MID([.C29];SEARCH(&quot;\.[^\.]*$&quot;; [.C29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ROUNDUP([.A30]/1000)" office:value-type="float" office:value="1" calcext:value-type="float">
            <text:p>1</text:p>
          </table:table-cell>
          <table:table-cell office:value-type="string" calcext:value-type="string">
            <text:p>./site_mkdocs_1.4.2/css/fonts.css</text:p>
          </table:table-cell>
          <table:table-cell table:formula="of:=MID([.C30];SEARCH(&quot;\.[^\.]*$&quot;; [.C30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12117" calcext:value-type="float">
            <text:p>12117</text:p>
          </table:table-cell>
          <table:table-cell table:formula="of:=ROUNDUP([.A31]/1000)" office:value-type="float" office:value="13" calcext:value-type="float">
            <text:p>13</text:p>
          </table:table-cell>
          <table:table-cell office:value-type="string" calcext:value-type="string">
            <text:p>./site_mkdocs_1.4.2/en/colors/index.html</text:p>
          </table:table-cell>
          <table:table-cell table:formula="of:=MID([.C31];SEARCH(&quot;\.[^\.]*$&quot;; [.C31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42785" calcext:value-type="float">
            <text:p>42785</text:p>
          </table:table-cell>
          <table:table-cell table:formula="of:=ROUNDUP([.A32]/1000)" office:value-type="float" office:value="43" calcext:value-type="float">
            <text:p>43</text:p>
          </table:table-cell>
          <table:table-cell office:value-type="string" calcext:value-type="string">
            <text:p>./site_mkdocs_1.4.2/en/colors/primary/index.html</text:p>
          </table:table-cell>
          <table:table-cell table:formula="of:=MID([.C32];SEARCH(&quot;\.[^\.]*$&quot;; [.C32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0864" calcext:value-type="float">
            <text:p>10864</text:p>
          </table:table-cell>
          <table:table-cell table:formula="of:=ROUNDUP([.A33]/1000)" office:value-type="float" office:value="11" calcext:value-type="float">
            <text:p>11</text:p>
          </table:table-cell>
          <table:table-cell office:value-type="string" calcext:value-type="string">
            <text:p>./site_mkdocs_1.4.2/en/colors/secondary/analogous/index.html</text:p>
          </table:table-cell>
          <table:table-cell table:formula="of:=MID([.C33];SEARCH(&quot;\.[^\.]*$&quot;; [.C33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0879" calcext:value-type="float">
            <text:p>10879</text:p>
          </table:table-cell>
          <table:table-cell table:formula="of:=ROUNDUP([.A34]/1000)" office:value-type="float" office:value="11" calcext:value-type="float">
            <text:p>11</text:p>
          </table:table-cell>
          <table:table-cell office:value-type="string" calcext:value-type="string">
            <text:p>./site_mkdocs_1.4.2/en/colors/secondary/analogous2/index.html</text:p>
          </table:table-cell>
          <table:table-cell table:formula="of:=MID([.C34];SEARCH(&quot;\.[^\.]*$&quot;; [.C34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0888" calcext:value-type="float">
            <text:p>10888</text:p>
          </table:table-cell>
          <table:table-cell table:formula="of:=ROUNDUP([.A35]/1000)" office:value-type="float" office:value="11" calcext:value-type="float">
            <text:p>11</text:p>
          </table:table-cell>
          <table:table-cell office:value-type="string" calcext:value-type="string">
            <text:p>./site_mkdocs_1.4.2/en/colors/secondary/complementary/index.html</text:p>
          </table:table-cell>
          <table:table-cell table:formula="of:=MID([.C35];SEARCH(&quot;\.[^\.]*$&quot;; [.C35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0891" calcext:value-type="float">
            <text:p>10891</text:p>
          </table:table-cell>
          <table:table-cell table:formula="of:=ROUNDUP([.A36]/1000)" office:value-type="float" office:value="11" calcext:value-type="float">
            <text:p>11</text:p>
          </table:table-cell>
          <table:table-cell office:value-type="string" calcext:value-type="string">
            <text:p>./site_mkdocs_1.4.2/en/colors/secondary/complementary2/index.html</text:p>
          </table:table-cell>
          <table:table-cell table:formula="of:=MID([.C36];SEARCH(&quot;\.[^\.]*$&quot;; [.C36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0852" calcext:value-type="float">
            <text:p>10852</text:p>
          </table:table-cell>
          <table:table-cell table:formula="of:=ROUNDUP([.A37]/1000)" office:value-type="float" office:value="11" calcext:value-type="float">
            <text:p>11</text:p>
          </table:table-cell>
          <table:table-cell office:value-type="string" calcext:value-type="string">
            <text:p>./site_mkdocs_1.4.2/en/colors/secondary/compound/index.html</text:p>
          </table:table-cell>
          <table:table-cell table:formula="of:=MID([.C37];SEARCH(&quot;\.[^\.]*$&quot;; [.C37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0878" calcext:value-type="float">
            <text:p>10878</text:p>
          </table:table-cell>
          <table:table-cell table:formula="of:=ROUNDUP([.A38]/1000)" office:value-type="float" office:value="11" calcext:value-type="float">
            <text:p>11</text:p>
          </table:table-cell>
          <table:table-cell office:value-type="string" calcext:value-type="string">
            <text:p>./site_mkdocs_1.4.2/en/colors/secondary/compound2/index.html</text:p>
          </table:table-cell>
          <table:table-cell table:formula="of:=MID([.C38];SEARCH(&quot;\.[^\.]*$&quot;; [.C38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0687" calcext:value-type="float">
            <text:p>10687</text:p>
          </table:table-cell>
          <table:table-cell table:formula="of:=ROUNDUP([.A39]/1000)" office:value-type="float" office:value="11" calcext:value-type="float">
            <text:p>11</text:p>
          </table:table-cell>
          <table:table-cell office:value-type="string" calcext:value-type="string">
            <text:p>./site_mkdocs_1.4.2/en/colors/secondary/index.html</text:p>
          </table:table-cell>
          <table:table-cell table:formula="of:=MID([.C39];SEARCH(&quot;\.[^\.]*$&quot;; [.C39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0828" calcext:value-type="float">
            <text:p>10828</text:p>
          </table:table-cell>
          <table:table-cell table:formula="of:=ROUNDUP([.A40]/1000)" office:value-type="float" office:value="11" calcext:value-type="float">
            <text:p>11</text:p>
          </table:table-cell>
          <table:table-cell office:value-type="string" calcext:value-type="string">
            <text:p>./site_mkdocs_1.4.2/en/colors/secondary/mono/index.html</text:p>
          </table:table-cell>
          <table:table-cell table:formula="of:=MID([.C40];SEARCH(&quot;\.[^\.]*$&quot;; [.C40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0851" calcext:value-type="float">
            <text:p>10851</text:p>
          </table:table-cell>
          <table:table-cell table:formula="of:=ROUNDUP([.A41]/1000)" office:value-type="float" office:value="11" calcext:value-type="float">
            <text:p>11</text:p>
          </table:table-cell>
          <table:table-cell office:value-type="string" calcext:value-type="string">
            <text:p>./site_mkdocs_1.4.2/en/colors/secondary/triadic/index.html</text:p>
          </table:table-cell>
          <table:table-cell table:formula="of:=MID([.C41];SEARCH(&quot;\.[^\.]*$&quot;; [.C41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0851" calcext:value-type="float">
            <text:p>10851</text:p>
          </table:table-cell>
          <table:table-cell table:formula="of:=ROUNDUP([.A42]/1000)" office:value-type="float" office:value="11" calcext:value-type="float">
            <text:p>11</text:p>
          </table:table-cell>
          <table:table-cell office:value-type="string" calcext:value-type="string">
            <text:p>./site_mkdocs_1.4.2/en/colors/secondary/triadic2/index.html</text:p>
          </table:table-cell>
          <table:table-cell table:formula="of:=MID([.C42];SEARCH(&quot;\.[^\.]*$&quot;; [.C42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1170" calcext:value-type="float">
            <text:p>11170</text:p>
          </table:table-cell>
          <table:table-cell table:formula="of:=ROUNDUP([.A43]/1000)" office:value-type="float" office:value="12" calcext:value-type="float">
            <text:p>12</text:p>
          </table:table-cell>
          <table:table-cell office:value-type="string" calcext:value-type="string">
            <text:p>./site_mkdocs_1.4.2/en/extensions/encryptcontent/index.html</text:p>
          </table:table-cell>
          <table:table-cell table:formula="of:=MID([.C43];SEARCH(&quot;\.[^\.]*$&quot;; [.C43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2211" calcext:value-type="float">
            <text:p>12211</text:p>
          </table:table-cell>
          <table:table-cell table:formula="of:=ROUNDUP([.A44]/1000)" office:value-type="float" office:value="13" calcext:value-type="float">
            <text:p>13</text:p>
          </table:table-cell>
          <table:table-cell office:value-type="string" calcext:value-type="string">
            <text:p>./site_mkdocs_1.4.2/en/extensions/hljs/index.html</text:p>
          </table:table-cell>
          <table:table-cell table:formula="of:=MID([.C44];SEARCH(&quot;\.[^\.]*$&quot;; [.C44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2043" calcext:value-type="float">
            <text:p>12043</text:p>
          </table:table-cell>
          <table:table-cell table:formula="of:=ROUNDUP([.A45]/1000)" office:value-type="float" office:value="13" calcext:value-type="float">
            <text:p>13</text:p>
          </table:table-cell>
          <table:table-cell office:value-type="string" calcext:value-type="string">
            <text:p>./site_mkdocs_1.4.2/en/extensions/static-i18n/index.html</text:p>
          </table:table-cell>
          <table:table-cell table:formula="of:=MID([.C45];SEARCH(&quot;\.[^\.]*$&quot;; [.C45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3223" calcext:value-type="float">
            <text:p>13223</text:p>
          </table:table-cell>
          <table:table-cell table:formula="of:=ROUNDUP([.A46]/1000)" office:value-type="float" office:value="14" calcext:value-type="float">
            <text:p>14</text:p>
          </table:table-cell>
          <table:table-cell office:value-type="string" calcext:value-type="string">
            <text:p>./site_mkdocs_1.4.2/en/extensions/tablesort/index.html</text:p>
          </table:table-cell>
          <table:table-cell table:formula="of:=MID([.C46];SEARCH(&quot;\.[^\.]*$&quot;; [.C46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2390" calcext:value-type="float">
            <text:p>12390</text:p>
          </table:table-cell>
          <table:table-cell table:formula="of:=ROUNDUP([.A47]/1000)" office:value-type="float" office:value="13" calcext:value-type="float">
            <text:p>13</text:p>
          </table:table-cell>
          <table:table-cell office:value-type="string" calcext:value-type="string">
            <text:p>./site_mkdocs_1.4.2/en/extensions/webfonts/index.html</text:p>
          </table:table-cell>
          <table:table-cell table:formula="of:=MID([.C47];SEARCH(&quot;\.[^\.]*$&quot;; [.C47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2814" calcext:value-type="float">
            <text:p>12814</text:p>
          </table:table-cell>
          <table:table-cell table:formula="of:=ROUNDUP([.A48]/1000)" office:value-type="float" office:value="13" calcext:value-type="float">
            <text:p>13</text:p>
          </table:table-cell>
          <table:table-cell office:value-type="string" calcext:value-type="string">
            <text:p>./site_mkdocs_1.4.2/en/imprint/index.html</text:p>
          </table:table-cell>
          <table:table-cell table:formula="of:=MID([.C48];SEARCH(&quot;\.[^\.]*$&quot;; [.C48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5787" calcext:value-type="float">
            <text:p>15787</text:p>
          </table:table-cell>
          <table:table-cell table:formula="of:=ROUNDUP([.A49]/1000)" office:value-type="float" office:value="16" calcext:value-type="float">
            <text:p>16</text:p>
          </table:table-cell>
          <table:table-cell office:value-type="string" calcext:value-type="string">
            <text:p>./site_mkdocs_1.4.2/en/index.html</text:p>
          </table:table-cell>
          <table:table-cell table:formula="of:=MID([.C49];SEARCH(&quot;\.[^\.]*$&quot;; [.C49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ROUNDUP([.A50]/1000)" office:value-type="float" office:value="1" calcext:value-type="float">
            <text:p>1</text:p>
          </table:table-cell>
          <table:table-cell office:value-type="string" calcext:value-type="string">
            <text:p>./site_mkdocs_1.4.2/en/manifest.json</text:p>
          </table:table-cell>
          <table:table-cell table:formula="of:=MID([.C50];SEARCH(&quot;\.[^\.]*$&quot;; [.C50])+1;10)" office:value-type="string" office:string-value="json" calcext:value-type="string">
            <text:p>json</text:p>
          </table:table-cell>
        </table:table-row>
        <table:table-row table:style-name="ro1">
          <table:table-cell office:value-type="float" office:value="18364" calcext:value-type="float">
            <text:p>18364</text:p>
          </table:table-cell>
          <table:table-cell table:formula="of:=ROUNDUP([.A51]/1000)" office:value-type="float" office:value="19" calcext:value-type="float">
            <text:p>19</text:p>
          </table:table-cell>
          <table:table-cell office:value-type="string" calcext:value-type="string">
            <text:p>./site_mkdocs_1.4.2/en/markdown/index.html</text:p>
          </table:table-cell>
          <table:table-cell table:formula="of:=MID([.C51];SEARCH(&quot;\.[^\.]*$&quot;; [.C51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1348" calcext:value-type="float">
            <text:p>11348</text:p>
          </table:table-cell>
          <table:table-cell table:formula="of:=ROUNDUP([.A52]/1000)" office:value-type="float" office:value="12" calcext:value-type="float">
            <text:p>12</text:p>
          </table:table-cell>
          <table:table-cell office:value-type="string" calcext:value-type="string">
            <text:p>./site_mkdocs_1.4.2/en/mkdocs/index.html</text:p>
          </table:table-cell>
          <table:table-cell table:formula="of:=MID([.C52];SEARCH(&quot;\.[^\.]*$&quot;; [.C52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1182" calcext:value-type="float">
            <text:p>11182</text:p>
          </table:table-cell>
          <table:table-cell table:formula="of:=ROUNDUP([.A53]/1000)" office:value-type="float" office:value="12" calcext:value-type="float">
            <text:p>12</text:p>
          </table:table-cell>
          <table:table-cell office:value-type="string" calcext:value-type="string">
            <text:p>./site_mkdocs_1.4.2/extensions/encryptcontent/index.html</text:p>
          </table:table-cell>
          <table:table-cell table:formula="of:=MID([.C53];SEARCH(&quot;\.[^\.]*$&quot;; [.C53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2240" calcext:value-type="float">
            <text:p>12240</text:p>
          </table:table-cell>
          <table:table-cell table:formula="of:=ROUNDUP([.A54]/1000)" office:value-type="float" office:value="13" calcext:value-type="float">
            <text:p>13</text:p>
          </table:table-cell>
          <table:table-cell office:value-type="string" calcext:value-type="string">
            <text:p>./site_mkdocs_1.4.2/extensions/hljs/index.html</text:p>
          </table:table-cell>
          <table:table-cell table:formula="of:=MID([.C54];SEARCH(&quot;\.[^\.]*$&quot;; [.C54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2004" calcext:value-type="float">
            <text:p>12004</text:p>
          </table:table-cell>
          <table:table-cell table:formula="of:=ROUNDUP([.A55]/1000)" office:value-type="float" office:value="13" calcext:value-type="float">
            <text:p>13</text:p>
          </table:table-cell>
          <table:table-cell office:value-type="string" calcext:value-type="string">
            <text:p>./site_mkdocs_1.4.2/extensions/static-i18n/index.html</text:p>
          </table:table-cell>
          <table:table-cell table:formula="of:=MID([.C55];SEARCH(&quot;\.[^\.]*$&quot;; [.C55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3228" calcext:value-type="float">
            <text:p>13228</text:p>
          </table:table-cell>
          <table:table-cell table:formula="of:=ROUNDUP([.A56]/1000)" office:value-type="float" office:value="14" calcext:value-type="float">
            <text:p>14</text:p>
          </table:table-cell>
          <table:table-cell office:value-type="string" calcext:value-type="string">
            <text:p>./site_mkdocs_1.4.2/extensions/tablesort/index.html</text:p>
          </table:table-cell>
          <table:table-cell table:formula="of:=MID([.C56];SEARCH(&quot;\.[^\.]*$&quot;; [.C56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2382" calcext:value-type="float">
            <text:p>12382</text:p>
          </table:table-cell>
          <table:table-cell table:formula="of:=ROUNDUP([.A57]/1000)" office:value-type="float" office:value="13" calcext:value-type="float">
            <text:p>13</text:p>
          </table:table-cell>
          <table:table-cell office:value-type="string" calcext:value-type="string">
            <text:p>./site_mkdocs_1.4.2/extensions/webfonts/index.html</text:p>
          </table:table-cell>
          <table:table-cell table:formula="of:=MID([.C57];SEARCH(&quot;\.[^\.]*$&quot;; [.C57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65742" calcext:value-type="float">
            <text:p>165742</text:p>
          </table:table-cell>
          <table:table-cell table:formula="of:=ROUNDUP([.A58]/1000)" office:value-type="float" office:value="166" calcext:value-type="float">
            <text:p>166</text:p>
          </table:table-cell>
          <table:table-cell office:value-type="string" calcext:value-type="string">
            <text:p>./site_mkdocs_1.4.2/fonts/fontawesome-webfont.eot</text:p>
          </table:table-cell>
          <table:table-cell table:formula="of:=MID([.C58];SEARCH(&quot;\.[^\.]*$&quot;; [.C58])+1;10)" office:value-type="string" office:string-value="eot" calcext:value-type="string">
            <text:p>eot</text:p>
          </table:table-cell>
        </table:table-row>
        <table:table-row table:style-name="ro1">
          <table:table-cell office:value-type="float" office:value="444379" calcext:value-type="float">
            <text:p>444379</text:p>
          </table:table-cell>
          <table:table-cell table:formula="of:=ROUNDUP([.A59]/1000)" office:value-type="float" office:value="445" calcext:value-type="float">
            <text:p>445</text:p>
          </table:table-cell>
          <table:table-cell office:value-type="string" calcext:value-type="string">
            <text:p>./site_mkdocs_1.4.2/fonts/fontawesome-webfont.svg</text:p>
          </table:table-cell>
          <table:table-cell table:formula="of:=MID([.C59];SEARCH(&quot;\.[^\.]*$&quot;; [.C59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165548" calcext:value-type="float">
            <text:p>165548</text:p>
          </table:table-cell>
          <table:table-cell table:formula="of:=ROUNDUP([.A60]/1000)" office:value-type="float" office:value="166" calcext:value-type="float">
            <text:p>166</text:p>
          </table:table-cell>
          <table:table-cell office:value-type="string" calcext:value-type="string">
            <text:p>./site_mkdocs_1.4.2/fonts/fontawesome-webfont.ttf</text:p>
          </table:table-cell>
          <table:table-cell table:formula="of:=MID([.C60];SEARCH(&quot;\.[^\.]*$&quot;; [.C60])+1;10)" office:value-type="string" office:string-value="ttf" calcext:value-type="string">
            <text:p>ttf</text:p>
          </table:table-cell>
        </table:table-row>
        <table:table-row table:style-name="ro1">
          <table:table-cell office:value-type="float" office:value="98024" calcext:value-type="float">
            <text:p>98024</text:p>
          </table:table-cell>
          <table:table-cell table:formula="of:=ROUNDUP([.A61]/1000)" office:value-type="float" office:value="99" calcext:value-type="float">
            <text:p>99</text:p>
          </table:table-cell>
          <table:table-cell office:value-type="string" calcext:value-type="string">
            <text:p>./site_mkdocs_1.4.2/fonts/fontawesome-webfont.woff</text:p>
          </table:table-cell>
          <table:table-cell table:formula="of:=MID([.C61];SEARCH(&quot;\.[^\.]*$&quot;; [.C61])+1;10)" office:value-type="string" office:string-value="woff" calcext:value-type="string">
            <text:p>woff</text:p>
          </table:table-cell>
        </table:table-row>
        <table:table-row table:style-name="ro1">
          <table:table-cell office:value-type="float" office:value="77160" calcext:value-type="float">
            <text:p>77160</text:p>
          </table:table-cell>
          <table:table-cell table:formula="of:=ROUNDUP([.A62]/1000)" office:value-type="float" office:value="78" calcext:value-type="float">
            <text:p>78</text:p>
          </table:table-cell>
          <table:table-cell office:value-type="string" calcext:value-type="string">
            <text:p>./site_mkdocs_1.4.2/fonts/fontawesome-webfont.woff2</text:p>
          </table:table-cell>
          <table:table-cell table:formula="of:=MID([.C62];SEARCH(&quot;\.[^\.]*$&quot;; [.C62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ROUNDUP([.A63]/1000)" office:value-type="float" office:value="2" calcext:value-type="float">
            <text:p>2</text:p>
          </table:table-cell>
          <table:table-cell office:value-type="string" calcext:value-type="string">
            <text:p>./site_mkdocs_1.4.2/img/favicon.ico</text:p>
          </table:table-cell>
          <table:table-cell table:formula="of:=MID([.C63];SEARCH(&quot;\.[^\.]*$&quot;; [.C63])+1;10)" office:value-type="string" office:string-value="ico" calcext:value-type="string">
            <text:p>ico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ROUNDUP([.A64]/1000)" office:value-type="float" office:value="2" calcext:value-type="float">
            <text:p>2</text:p>
          </table:table-cell>
          <table:table-cell office:value-type="string" calcext:value-type="string">
            <text:p>./site_mkdocs_1.4.2/img/grid.png</text:p>
          </table:table-cell>
          <table:table-cell table:formula="of:=MID([.C64];SEARCH(&quot;\.[^\.]*$&quot;; [.C64])+1;10)" office:value-type="string" office:string-value="png" calcext:value-type="string">
            <text:p>png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  <table:table-cell table:formula="of:=ROUNDUP([.A65]/1000)" office:value-type="float" office:value="8" calcext:value-type="float">
            <text:p>8</text:p>
          </table:table-cell>
          <table:table-cell office:value-type="string" calcext:value-type="string">
            <text:p>./site_mkdocs_1.4.2/img/logo.ico</text:p>
          </table:table-cell>
          <table:table-cell table:formula="of:=MID([.C65];SEARCH(&quot;\.[^\.]*$&quot;; [.C65])+1;10)" office:value-type="string" office:string-value="ico" calcext:value-type="string">
            <text:p>ico</text:p>
          </table:table-cell>
        </table:table-row>
        <table:table-row table:style-name="ro1">
          <table:table-cell office:value-type="float" office:value="8992" calcext:value-type="float">
            <text:p>8992</text:p>
          </table:table-cell>
          <table:table-cell table:formula="of:=ROUNDUP([.A66]/1000)" office:value-type="float" office:value="9" calcext:value-type="float">
            <text:p>9</text:p>
          </table:table-cell>
          <table:table-cell office:value-type="string" calcext:value-type="string">
            <text:p>./site_mkdocs_1.4.2/img/logo.svg</text:p>
          </table:table-cell>
          <table:table-cell table:formula="of:=MID([.C66];SEARCH(&quot;\.[^\.]*$&quot;; [.C66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table:formula="of:=ROUNDUP([.A67]/1000)" office:value-type="float" office:value="10" calcext:value-type="float">
            <text:p>10</text:p>
          </table:table-cell>
          <table:table-cell office:value-type="string" calcext:value-type="string">
            <text:p>./site_mkdocs_1.4.2/img/logo192.png</text:p>
          </table:table-cell>
          <table:table-cell table:formula="of:=MID([.C67];SEARCH(&quot;\.[^\.]*$&quot;; [.C67])+1;10)" office:value-type="string" office:string-value="png" calcext:value-type="string">
            <text:p>png</text:p>
          </table:table-cell>
        </table:table-row>
        <table:table-row table:style-name="ro1">
          <table:table-cell office:value-type="float" office:value="25939" calcext:value-type="float">
            <text:p>25939</text:p>
          </table:table-cell>
          <table:table-cell table:formula="of:=ROUNDUP([.A68]/1000)" office:value-type="float" office:value="26" calcext:value-type="float">
            <text:p>26</text:p>
          </table:table-cell>
          <table:table-cell office:value-type="string" calcext:value-type="string">
            <text:p>./site_mkdocs_1.4.2/img/logo512.png</text:p>
          </table:table-cell>
          <table:table-cell table:formula="of:=MID([.C68];SEARCH(&quot;\.[^\.]*$&quot;; [.C68])+1;10)" office:value-type="string" office:string-value="png" calcext:value-type="string">
            <text:p>png</text:p>
          </table:table-cell>
        </table:table-row>
        <table:table-row table:style-name="ro1">
          <table:table-cell office:value-type="float" office:value="24521" calcext:value-type="float">
            <text:p>24521</text:p>
          </table:table-cell>
          <table:table-cell table:formula="of:=ROUNDUP([.A69]/1000)" office:value-type="float" office:value="25" calcext:value-type="float">
            <text:p>25</text:p>
          </table:table-cell>
          <table:table-cell office:value-type="string" calcext:value-type="string">
            <text:p>./site_mkdocs_1.4.2/img/sc_analogous.svg</text:p>
          </table:table-cell>
          <table:table-cell table:formula="of:=MID([.C69];SEARCH(&quot;\.[^\.]*$&quot;; [.C69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24467" calcext:value-type="float">
            <text:p>24467</text:p>
          </table:table-cell>
          <table:table-cell table:formula="of:=ROUNDUP([.A70]/1000)" office:value-type="float" office:value="25" calcext:value-type="float">
            <text:p>25</text:p>
          </table:table-cell>
          <table:table-cell office:value-type="string" calcext:value-type="string">
            <text:p>./site_mkdocs_1.4.2/img/sc_color.svg</text:p>
          </table:table-cell>
          <table:table-cell table:formula="of:=MID([.C70];SEARCH(&quot;\.[^\.]*$&quot;; [.C70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24468" calcext:value-type="float">
            <text:p>24468</text:p>
          </table:table-cell>
          <table:table-cell table:formula="of:=ROUNDUP([.A71]/1000)" office:value-type="float" office:value="25" calcext:value-type="float">
            <text:p>25</text:p>
          </table:table-cell>
          <table:table-cell office:value-type="string" calcext:value-type="string">
            <text:p>./site_mkdocs_1.4.2/img/sc_complementary.svg</text:p>
          </table:table-cell>
          <table:table-cell table:formula="of:=MID([.C71];SEARCH(&quot;\.[^\.]*$&quot;; [.C71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24523" calcext:value-type="float">
            <text:p>24523</text:p>
          </table:table-cell>
          <table:table-cell table:formula="of:=ROUNDUP([.A72]/1000)" office:value-type="float" office:value="25" calcext:value-type="float">
            <text:p>25</text:p>
          </table:table-cell>
          <table:table-cell office:value-type="string" calcext:value-type="string">
            <text:p>./site_mkdocs_1.4.2/img/sc_compound.svg</text:p>
          </table:table-cell>
          <table:table-cell table:formula="of:=MID([.C72];SEARCH(&quot;\.[^\.]*$&quot;; [.C72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24393" calcext:value-type="float">
            <text:p>24393</text:p>
          </table:table-cell>
          <table:table-cell table:formula="of:=ROUNDUP([.A73]/1000)" office:value-type="float" office:value="25" calcext:value-type="float">
            <text:p>25</text:p>
          </table:table-cell>
          <table:table-cell office:value-type="string" calcext:value-type="string">
            <text:p>./site_mkdocs_1.4.2/img/sc_mono.svg</text:p>
          </table:table-cell>
          <table:table-cell table:formula="of:=MID([.C73];SEARCH(&quot;\.[^\.]*$&quot;; [.C73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24523" calcext:value-type="float">
            <text:p>24523</text:p>
          </table:table-cell>
          <table:table-cell table:formula="of:=ROUNDUP([.A74]/1000)" office:value-type="float" office:value="25" calcext:value-type="float">
            <text:p>25</text:p>
          </table:table-cell>
          <table:table-cell office:value-type="string" calcext:value-type="string">
            <text:p>./site_mkdocs_1.4.2/img/sc_triadic.svg</text:p>
          </table:table-cell>
          <table:table-cell table:formula="of:=MID([.C74];SEARCH(&quot;\.[^\.]*$&quot;; [.C74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12742" calcext:value-type="float">
            <text:p>12742</text:p>
          </table:table-cell>
          <table:table-cell table:formula="of:=ROUNDUP([.A75]/1000)" office:value-type="float" office:value="13" calcext:value-type="float">
            <text:p>13</text:p>
          </table:table-cell>
          <table:table-cell office:value-type="string" calcext:value-type="string">
            <text:p>./site_mkdocs_1.4.2/imprint/index.html</text:p>
          </table:table-cell>
          <table:table-cell table:formula="of:=MID([.C75];SEARCH(&quot;\.[^\.]*$&quot;; [.C75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6161" calcext:value-type="float">
            <text:p>16161</text:p>
          </table:table-cell>
          <table:table-cell table:formula="of:=ROUNDUP([.A76]/1000)" office:value-type="float" office:value="17" calcext:value-type="float">
            <text:p>17</text:p>
          </table:table-cell>
          <table:table-cell office:value-type="string" calcext:value-type="string">
            <text:p>./site_mkdocs_1.4.2/index.html</text:p>
          </table:table-cell>
          <table:table-cell table:formula="of:=MID([.C76];SEARCH(&quot;\.[^\.]*$&quot;; [.C76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7725" calcext:value-type="float">
            <text:p>7725</text:p>
          </table:table-cell>
          <table:table-cell table:formula="of:=ROUNDUP([.A77]/1000)" office:value-type="float" office:value="8" calcext:value-type="float">
            <text:p>8</text:p>
          </table:table-cell>
          <table:table-cell office:value-type="string" calcext:value-type="string">
            <text:p>./site_mkdocs_1.4.2/js/base.js</text:p>
          </table:table-cell>
          <table:table-cell table:formula="of:=MID([.C77];SEARCH(&quot;\.[^\.]*$&quot;; [.C77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58073" calcext:value-type="float">
            <text:p>58073</text:p>
          </table:table-cell>
          <table:table-cell table:formula="of:=ROUNDUP([.A78]/1000)" office:value-type="float" office:value="59" calcext:value-type="float">
            <text:p>59</text:p>
          </table:table-cell>
          <table:table-cell office:value-type="string" calcext:value-type="string">
            <text:p>./site_mkdocs_1.4.2/js/bootstrap.min.js</text:p>
          </table:table-cell>
          <table:table-cell table:formula="of:=MID([.C78];SEARCH(&quot;\.[^\.]*$&quot;; [.C78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93107" calcext:value-type="float">
            <text:p>93107</text:p>
          </table:table-cell>
          <table:table-cell table:formula="of:=ROUNDUP([.A79]/1000)" office:value-type="float" office:value="94" calcext:value-type="float">
            <text:p>94</text:p>
          </table:table-cell>
          <table:table-cell office:value-type="string" calcext:value-type="string">
            <text:p>./site_mkdocs_1.4.2/js/jquery-1.10.2.min.js</text:p>
          </table:table-cell>
          <table:table-cell table:formula="of:=MID([.C79];SEARCH(&quot;\.[^\.]*$&quot;; [.C79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ROUNDUP([.A80]/1000)" office:value-type="float" office:value="1" calcext:value-type="float">
            <text:p>1</text:p>
          </table:table-cell>
          <table:table-cell office:value-type="string" calcext:value-type="string">
            <text:p>./site_mkdocs_1.4.2/manifest.json</text:p>
          </table:table-cell>
          <table:table-cell table:formula="of:=MID([.C80];SEARCH(&quot;\.[^\.]*$&quot;; [.C80])+1;10)" office:value-type="string" office:string-value="json" calcext:value-type="string">
            <text:p>json</text:p>
          </table:table-cell>
        </table:table-row>
        <table:table-row table:style-name="ro1">
          <table:table-cell office:value-type="float" office:value="18955" calcext:value-type="float">
            <text:p>18955</text:p>
          </table:table-cell>
          <table:table-cell table:formula="of:=ROUNDUP([.A81]/1000)" office:value-type="float" office:value="19" calcext:value-type="float">
            <text:p>19</text:p>
          </table:table-cell>
          <table:table-cell office:value-type="string" calcext:value-type="string">
            <text:p>./site_mkdocs_1.4.2/markdown/index.html</text:p>
          </table:table-cell>
          <table:table-cell table:formula="of:=MID([.C81];SEARCH(&quot;\.[^\.]*$&quot;; [.C81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1341" calcext:value-type="float">
            <text:p>11341</text:p>
          </table:table-cell>
          <table:table-cell table:formula="of:=ROUNDUP([.A82]/1000)" office:value-type="float" office:value="12" calcext:value-type="float">
            <text:p>12</text:p>
          </table:table-cell>
          <table:table-cell office:value-type="string" calcext:value-type="string">
            <text:p>./site_mkdocs_1.4.2/mkdocs/index.html</text:p>
          </table:table-cell>
          <table:table-cell table:formula="of:=MID([.C82];SEARCH(&quot;\.[^\.]*$&quot;; [.C82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3949" calcext:value-type="float">
            <text:p>13949</text:p>
          </table:table-cell>
          <table:table-cell table:formula="of:=ROUNDUP([.A83]/1000)" office:value-type="float" office:value="14" calcext:value-type="float">
            <text:p>14</text:p>
          </table:table-cell>
          <table:table-cell office:value-type="string" calcext:value-type="string">
            <text:p>./site_mkdocs_1.4.2/search/lunr.de.js</text:p>
          </table:table-cell>
          <table:table-cell table:formula="of:=MID([.C83];SEARCH(&quot;\.[^\.]*$&quot;; [.C83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99860" calcext:value-type="float">
            <text:p>99860</text:p>
          </table:table-cell>
          <table:table-cell table:formula="of:=ROUNDUP([.A84]/1000)" office:value-type="float" office:value="100" calcext:value-type="float">
            <text:p>100</text:p>
          </table:table-cell>
          <table:table-cell office:value-type="string" calcext:value-type="string">
            <text:p>./site_mkdocs_1.4.2/search/lunr.js</text:p>
          </table:table-cell>
          <table:table-cell table:formula="of:=MID([.C84];SEARCH(&quot;\.[^\.]*$&quot;; [.C84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table:formula="of:=ROUNDUP([.A85]/1000)" office:value-type="float" office:value="4" calcext:value-type="float">
            <text:p>4</text:p>
          </table:table-cell>
          <table:table-cell office:value-type="string" calcext:value-type="string">
            <text:p>./site_mkdocs_1.4.2/search/lunr.multi.js</text:p>
          </table:table-cell>
          <table:table-cell table:formula="of:=MID([.C85];SEARCH(&quot;\.[^\.]*$&quot;; [.C85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3504" calcext:value-type="float">
            <text:p>13504</text:p>
          </table:table-cell>
          <table:table-cell table:formula="of:=ROUNDUP([.A86]/1000)" office:value-type="float" office:value="14" calcext:value-type="float">
            <text:p>14</text:p>
          </table:table-cell>
          <table:table-cell office:value-type="string" calcext:value-type="string">
            <text:p>./site_mkdocs_1.4.2/search/lunr.stemmer.support.js</text:p>
          </table:table-cell>
          <table:table-cell table:formula="of:=MID([.C86];SEARCH(&quot;\.[^\.]*$&quot;; [.C86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table:formula="of:=ROUNDUP([.A87]/1000)" office:value-type="float" office:value="4" calcext:value-type="float">
            <text:p>4</text:p>
          </table:table-cell>
          <table:table-cell office:value-type="string" calcext:value-type="string">
            <text:p>./site_mkdocs_1.4.2/search/main.js</text:p>
          </table:table-cell>
          <table:table-cell table:formula="of:=MID([.C87];SEARCH(&quot;\.[^\.]*$&quot;; [.C87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70635" calcext:value-type="float">
            <text:p>70635</text:p>
          </table:table-cell>
          <table:table-cell table:formula="of:=ROUNDUP([.A88]/1000)" office:value-type="float" office:value="71" calcext:value-type="float">
            <text:p>71</text:p>
          </table:table-cell>
          <table:table-cell office:value-type="string" calcext:value-type="string">
            <text:p>./site_mkdocs_1.4.2/search/search_index.json</text:p>
          </table:table-cell>
          <table:table-cell table:formula="of:=MID([.C88];SEARCH(&quot;\.[^\.]*$&quot;; [.C88])+1;10)" office:value-type="string" office:string-value="json" calcext:value-type="string">
            <text:p>json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table:formula="of:=ROUNDUP([.A89]/1000)" office:value-type="float" office:value="5" calcext:value-type="float">
            <text:p>5</text:p>
          </table:table-cell>
          <table:table-cell office:value-type="string" calcext:value-type="string">
            <text:p>./site_mkdocs_1.4.2/search/worker.js</text:p>
          </table:table-cell>
          <table:table-cell table:formula="of:=MID([.C89];SEARCH(&quot;\.[^\.]*$&quot;; [.C89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9287" calcext:value-type="float">
            <text:p>9287</text:p>
          </table:table-cell>
          <table:table-cell table:formula="of:=ROUNDUP([.A90]/1000)" office:value-type="float" office:value="10" calcext:value-type="float">
            <text:p>10</text:p>
          </table:table-cell>
          <table:table-cell office:value-type="string" calcext:value-type="string">
            <text:p>./site_mkdocs_1.4.2/sitemap.xml</text:p>
          </table:table-cell>
          <table:table-cell table:formula="of:=MID([.C90];SEARCH(&quot;\.[^\.]*$&quot;; [.C90])+1;10)" office:value-type="string" office:string-value="xml" calcext:value-type="string">
            <text:p>xml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ROUNDUP([.A91]/1000)" office:value-type="float" office:value="1" calcext:value-type="float">
            <text:p>1</text:p>
          </table:table-cell>
          <table:table-cell office:value-type="string" calcext:value-type="string">
            <text:p>./site_mkdocs_1.4.2/sitemap.xml.gz</text:p>
          </table:table-cell>
          <table:table-cell table:formula="of:=MID([.C91];SEARCH(&quot;\.[^\.]*$&quot;; [.C91])+1;10)" office:value-type="string" office:string-value="gz" calcext:value-type="string">
            <text:p>gz</text:p>
          </table:table-cell>
        </table:table-row>
        <table:table-row table:style-name="ro1">
          <table:table-cell office:value-type="float" office:value="584374" calcext:value-type="float">
            <text:p>584374</text:p>
          </table:table-cell>
          <table:table-cell table:formula="of:=ROUNDUP([.A92]/1000)" office:value-type="float" office:value="585" calcext:value-type="float">
            <text:p>585</text:p>
          </table:table-cell>
          <table:table-cell office:value-type="string" calcext:value-type="string">
            <text:p>./site_mkdocs_1.4.2/videos/desaturate.mp4</text:p>
          </table:table-cell>
          <table:table-cell table:formula="of:=MID([.C92];SEARCH(&quot;\.[^\.]*$&quot;; [.C92])+1;10)" office:value-type="string" office:string-value="mp4" calcext:value-type="string">
            <text:p>mp4</text:p>
          </table:table-cell>
        </table:table-row>
      </table:table>
      <table:table table:name="site_material_8.5.10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ize_kb</text:p>
          </table:table-cell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ext</text:p>
          </table:table-cell>
        </table:table-row>
        <table:table-row table:style-name="ro1">
          <table:table-cell office:value-type="float" office:value="18855" calcext:value-type="float">
            <text:p>18855</text:p>
          </table:table-cell>
          <table:table-cell table:formula="of:=ROUNDUP([.A2]/1000)" office:value-type="float" office:value="19" calcext:value-type="float">
            <text:p>19</text:p>
          </table:table-cell>
          <table:table-cell office:value-type="string" calcext:value-type="string">
            <text:p>./site_material_8.5.10/404.html</text:p>
          </table:table-cell>
          <table:table-cell table:formula="of:=MID([.C2];SEARCH(&quot;\.[^\.]*$&quot;; [.C2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table:formula="of:=ROUNDUP([.A3]/1000)" office:value-type="float" office:value="42" calcext:value-type="float">
            <text:p>42</text:p>
          </table:table-cell>
          <table:table-cell office:value-type="string" calcext:value-type="string">
            <text:p>./site_material_8.5.10/assets/fonts/lobster-v28-latin-regular.woff</text:p>
          </table:table-cell>
          <table:table-cell table:formula="of:=MID([.C3];SEARCH(&quot;\.[^\.]*$&quot;; [.C3])+1;10)" office:value-type="string" office:string-value="woff" calcext:value-type="string">
            <text:p>woff</text:p>
          </table:table-cell>
        </table:table-row>
        <table:table-row table:style-name="ro1">
          <table:table-cell office:value-type="float" office:value="33436" calcext:value-type="float">
            <text:p>33436</text:p>
          </table:table-cell>
          <table:table-cell table:formula="of:=ROUNDUP([.A4]/1000)" office:value-type="float" office:value="34" calcext:value-type="float">
            <text:p>34</text:p>
          </table:table-cell>
          <table:table-cell office:value-type="string" calcext:value-type="string">
            <text:p>./site_material_8.5.10/assets/fonts/lobster-v28-latin-regular.woff2</text:p>
          </table:table-cell>
          <table:table-cell table:formula="of:=MID([.C4];SEARCH(&quot;\.[^\.]*$&quot;; [.C4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formula="of:=ROUNDUP([.A5]/1000)" office:value-type="float" office:value="2" calcext:value-type="float">
            <text:p>2</text:p>
          </table:table-cell>
          <table:table-cell office:value-type="string" calcext:value-type="string">
            <text:p>./site_material_8.5.10/assets/images/favicon.png</text:p>
          </table:table-cell>
          <table:table-cell table:formula="of:=MID([.C5];SEARCH(&quot;\.[^\.]*$&quot;; [.C5])+1;10)" office:value-type="string" office:string-value="png" calcext:value-type="string">
            <text:p>png</text:p>
          </table:table-cell>
        </table:table-row>
        <table:table-row table:style-name="ro1">
          <table:table-cell office:value-type="float" office:value="115264" calcext:value-type="float">
            <text:p>115264</text:p>
          </table:table-cell>
          <table:table-cell table:formula="of:=ROUNDUP([.A6]/1000)" office:value-type="float" office:value="116" calcext:value-type="float">
            <text:p>116</text:p>
          </table:table-cell>
          <table:table-cell office:value-type="string" calcext:value-type="string">
            <text:p>./site_material_8.5.10/assets/javascripts/bundle.d6c3db9e.min.js</text:p>
          </table:table-cell>
          <table:table-cell table:formula="of:=MID([.C6];SEARCH(&quot;\.[^\.]*$&quot;; [.C6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612394" calcext:value-type="float">
            <text:p>612394</text:p>
          </table:table-cell>
          <table:table-cell table:formula="of:=ROUNDUP([.A7]/1000)" office:value-type="float" office:value="613" calcext:value-type="float">
            <text:p>613</text:p>
          </table:table-cell>
          <table:table-cell office:value-type="string" calcext:value-type="string">
            <text:p>./site_material_8.5.10/assets/javascripts/bundle.d6c3db9e.min.js.map</text:p>
          </table:table-cell>
          <table:table-cell table:formula="of:=MID([.C7];SEARCH(&quot;\.[^\.]*$&quot;; [.C7])+1;10)" office:value-type="string" office:string-value="map" calcext:value-type="string">
            <text:p>map</text:p>
          </table:table-cell>
        </table:table-row>
        <table:table-row table:style-name="ro1">
          <table:table-cell office:value-type="float" office:value="8649" calcext:value-type="float">
            <text:p>8649</text:p>
          </table:table-cell>
          <table:table-cell table:formula="of:=ROUNDUP([.A8]/1000)" office:value-type="float" office:value="9" calcext:value-type="float">
            <text:p>9</text:p>
          </table:table-cell>
          <table:table-cell office:value-type="string" calcext:value-type="string">
            <text:p>./site_material_8.5.10/assets/javascripts/cryptojs/aes.js</text:p>
          </table:table-cell>
          <table:table-cell table:formula="of:=MID([.C8];SEARCH(&quot;\.[^\.]*$&quot;; [.C8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29650" calcext:value-type="float">
            <text:p>29650</text:p>
          </table:table-cell>
          <table:table-cell table:formula="of:=ROUNDUP([.A9]/1000)" office:value-type="float" office:value="30" calcext:value-type="float">
            <text:p>30</text:p>
          </table:table-cell>
          <table:table-cell office:value-type="string" calcext:value-type="string">
            <text:p>./site_material_8.5.10/assets/javascripts/cryptojs/cipher-core.js</text:p>
          </table:table-cell>
          <table:table-cell table:formula="of:=MID([.C9];SEARCH(&quot;\.[^\.]*$&quot;; [.C9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23629" calcext:value-type="float">
            <text:p>23629</text:p>
          </table:table-cell>
          <table:table-cell table:formula="of:=ROUNDUP([.A10]/1000)" office:value-type="float" office:value="24" calcext:value-type="float">
            <text:p>24</text:p>
          </table:table-cell>
          <table:table-cell office:value-type="string" calcext:value-type="string">
            <text:p>./site_material_8.5.10/assets/javascripts/cryptojs/core.js</text:p>
          </table:table-cell>
          <table:table-cell table:formula="of:=MID([.C10];SEARCH(&quot;\.[^\.]*$&quot;; [.C10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table:formula="of:=ROUNDUP([.A11]/1000)" office:value-type="float" office:value="5" calcext:value-type="float">
            <text:p>5</text:p>
          </table:table-cell>
          <table:table-cell office:value-type="string" calcext:value-type="string">
            <text:p>./site_material_8.5.10/assets/javascripts/cryptojs/enc-base64.js</text:p>
          </table:table-cell>
          <table:table-cell table:formula="of:=MID([.C11];SEARCH(&quot;\.[^\.]*$&quot;; [.C11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9418" calcext:value-type="float">
            <text:p>9418</text:p>
          </table:table-cell>
          <table:table-cell table:formula="of:=ROUNDUP([.A12]/1000)" office:value-type="float" office:value="10" calcext:value-type="float">
            <text:p>10</text:p>
          </table:table-cell>
          <table:table-cell office:value-type="string" calcext:value-type="string">
            <text:p>./site_material_8.5.10/assets/javascripts/cryptojs/md5.js</text:p>
          </table:table-cell>
          <table:table-cell table:formula="of:=MID([.C12];SEARCH(&quot;\.[^\.]*$&quot;; [.C12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ROUNDUP([.A13]/1000)" office:value-type="float" office:value="1" calcext:value-type="float">
            <text:p>1</text:p>
          </table:table-cell>
          <table:table-cell office:value-type="string" calcext:value-type="string">
            <text:p>./site_material_8.5.10/assets/javascripts/cryptojs/pad-nopadding.js</text:p>
          </table:table-cell>
          <table:table-cell table:formula="of:=MID([.C13];SEARCH(&quot;\.[^\.]*$&quot;; [.C13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2692" calcext:value-type="float">
            <text:p>12692</text:p>
          </table:table-cell>
          <table:table-cell table:formula="of:=ROUNDUP([.A14]/1000)" office:value-type="float" office:value="13" calcext:value-type="float">
            <text:p>13</text:p>
          </table:table-cell>
          <table:table-cell office:value-type="string" calcext:value-type="string">
            <text:p>./site_material_8.5.10/assets/javascripts/decrypt-contents.js</text:p>
          </table:table-cell>
          <table:table-cell table:formula="of:=MID([.C14];SEARCH(&quot;\.[^\.]*$&quot;; [.C14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20762" calcext:value-type="float">
            <text:p>120762</text:p>
          </table:table-cell>
          <table:table-cell table:formula="of:=ROUNDUP([.A15]/1000)" office:value-type="float" office:value="121" calcext:value-type="float">
            <text:p>121</text:p>
          </table:table-cell>
          <table:table-cell office:value-type="string" calcext:value-type="string">
            <text:p>./site_material_8.5.10/assets/javascripts/highlight.min.js</text:p>
          </table:table-cell>
          <table:table-cell table:formula="of:=MID([.C15];SEARCH(&quot;\.[^\.]*$&quot;; [.C15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7074" calcext:value-type="float">
            <text:p>17074</text:p>
          </table:table-cell>
          <table:table-cell table:formula="of:=ROUNDUP([.A16]/1000)" office:value-type="float" office:value="18" calcext:value-type="float">
            <text:p>18</text:p>
          </table:table-cell>
          <table:table-cell office:value-type="string" calcext:value-type="string">
            <text:p>./site_material_8.5.10/assets/javascripts/lunr/min/lunr.ar.min.js</text:p>
          </table:table-cell>
          <table:table-cell table:formula="of:=MID([.C16];SEARCH(&quot;\.[^\.]*$&quot;; [.C16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table:formula="of:=ROUNDUP([.A17]/1000)" office:value-type="float" office:value="5" calcext:value-type="float">
            <text:p>5</text:p>
          </table:table-cell>
          <table:table-cell office:value-type="string" calcext:value-type="string">
            <text:p>./site_material_8.5.10/assets/javascripts/lunr/min/lunr.da.min.js</text:p>
          </table:table-cell>
          <table:table-cell table:formula="of:=MID([.C17];SEARCH(&quot;\.[^\.]*$&quot;; [.C17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table:formula="of:=ROUNDUP([.A18]/1000)" office:value-type="float" office:value="7" calcext:value-type="float">
            <text:p>7</text:p>
          </table:table-cell>
          <table:table-cell office:value-type="string" calcext:value-type="string">
            <text:p>./site_material_8.5.10/assets/javascripts/lunr/min/lunr.de.min.js</text:p>
          </table:table-cell>
          <table:table-cell table:formula="of:=MID([.C18];SEARCH(&quot;\.[^\.]*$&quot;; [.C18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table:formula="of:=ROUNDUP([.A19]/1000)" office:value-type="float" office:value="7" calcext:value-type="float">
            <text:p>7</text:p>
          </table:table-cell>
          <table:table-cell office:value-type="string" calcext:value-type="string">
            <text:p>./site_material_8.5.10/assets/javascripts/lunr/min/lunr.du.min.js</text:p>
          </table:table-cell>
          <table:table-cell table:formula="of:=MID([.C19];SEARCH(&quot;\.[^\.]*$&quot;; [.C19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1499" calcext:value-type="float">
            <text:p>11499</text:p>
          </table:table-cell>
          <table:table-cell table:formula="of:=ROUNDUP([.A20]/1000)" office:value-type="float" office:value="12" calcext:value-type="float">
            <text:p>12</text:p>
          </table:table-cell>
          <table:table-cell office:value-type="string" calcext:value-type="string">
            <text:p>./site_material_8.5.10/assets/javascripts/lunr/min/lunr.es.min.js</text:p>
          </table:table-cell>
          <table:table-cell table:formula="of:=MID([.C20];SEARCH(&quot;\.[^\.]*$&quot;; [.C20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9342" calcext:value-type="float">
            <text:p>9342</text:p>
          </table:table-cell>
          <table:table-cell table:formula="of:=ROUNDUP([.A21]/1000)" office:value-type="float" office:value="10" calcext:value-type="float">
            <text:p>10</text:p>
          </table:table-cell>
          <table:table-cell office:value-type="string" calcext:value-type="string">
            <text:p>./site_material_8.5.10/assets/javascripts/lunr/min/lunr.fi.min.js</text:p>
          </table:table-cell>
          <table:table-cell table:formula="of:=MID([.C21];SEARCH(&quot;\.[^\.]*$&quot;; [.C21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0669" calcext:value-type="float">
            <text:p>10669</text:p>
          </table:table-cell>
          <table:table-cell table:formula="of:=ROUNDUP([.A22]/1000)" office:value-type="float" office:value="11" calcext:value-type="float">
            <text:p>11</text:p>
          </table:table-cell>
          <table:table-cell office:value-type="string" calcext:value-type="string">
            <text:p>./site_material_8.5.10/assets/javascripts/lunr/min/lunr.fr.min.js</text:p>
          </table:table-cell>
          <table:table-cell table:formula="of:=MID([.C22];SEARCH(&quot;\.[^\.]*$&quot;; [.C22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table:formula="of:=ROUNDUP([.A23]/1000)" office:value-type="float" office:value="4" calcext:value-type="float">
            <text:p>4</text:p>
          </table:table-cell>
          <table:table-cell office:value-type="string" calcext:value-type="string">
            <text:p>./site_material_8.5.10/assets/javascripts/lunr/min/lunr.hi.min.js</text:p>
          </table:table-cell>
          <table:table-cell table:formula="of:=MID([.C23];SEARCH(&quot;\.[^\.]*$&quot;; [.C23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  <table:table-cell table:formula="of:=ROUNDUP([.A24]/1000)" office:value-type="float" office:value="10" calcext:value-type="float">
            <text:p>10</text:p>
          </table:table-cell>
          <table:table-cell office:value-type="string" calcext:value-type="string">
            <text:p>./site_material_8.5.10/assets/javascripts/lunr/min/lunr.hu.min.js</text:p>
          </table:table-cell>
          <table:table-cell table:formula="of:=MID([.C24];SEARCH(&quot;\.[^\.]*$&quot;; [.C24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1232" calcext:value-type="float">
            <text:p>11232</text:p>
          </table:table-cell>
          <table:table-cell table:formula="of:=ROUNDUP([.A25]/1000)" office:value-type="float" office:value="12" calcext:value-type="float">
            <text:p>12</text:p>
          </table:table-cell>
          <table:table-cell office:value-type="string" calcext:value-type="string">
            <text:p>./site_material_8.5.10/assets/javascripts/lunr/min/lunr.it.min.js</text:p>
          </table:table-cell>
          <table:table-cell table:formula="of:=MID([.C25];SEARCH(&quot;\.[^\.]*$&quot;; [.C25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table:formula="of:=ROUNDUP([.A26]/1000)" office:value-type="float" office:value="3" calcext:value-type="float">
            <text:p>3</text:p>
          </table:table-cell>
          <table:table-cell office:value-type="string" calcext:value-type="string">
            <text:p>./site_material_8.5.10/assets/javascripts/lunr/min/lunr.ja.min.js</text:p>
          </table:table-cell>
          <table:table-cell table:formula="of:=MID([.C26];SEARCH(&quot;\.[^\.]*$&quot;; [.C26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UP([.A27]/1000)" office:value-type="float" office:value="1" calcext:value-type="float">
            <text:p>1</text:p>
          </table:table-cell>
          <table:table-cell office:value-type="string" calcext:value-type="string">
            <text:p>./site_material_8.5.10/assets/javascripts/lunr/min/lunr.jp.min.js</text:p>
          </table:table-cell>
          <table:table-cell table:formula="of:=MID([.C27];SEARCH(&quot;\.[^\.]*$&quot;; [.C27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  <table:table-cell table:formula="of:=ROUNDUP([.A28]/1000)" office:value-type="float" office:value="8" calcext:value-type="float">
            <text:p>8</text:p>
          </table:table-cell>
          <table:table-cell office:value-type="string" calcext:value-type="string">
            <text:p>./site_material_8.5.10/assets/javascripts/lunr/min/lunr.ko.min.js</text:p>
          </table:table-cell>
          <table:table-cell table:formula="of:=MID([.C28];SEARCH(&quot;\.[^\.]*$&quot;; [.C28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ROUNDUP([.A29]/1000)" office:value-type="float" office:value="1" calcext:value-type="float">
            <text:p>1</text:p>
          </table:table-cell>
          <table:table-cell office:value-type="string" calcext:value-type="string">
            <text:p>./site_material_8.5.10/assets/javascripts/lunr/min/lunr.multi.min.js</text:p>
          </table:table-cell>
          <table:table-cell table:formula="of:=MID([.C29];SEARCH(&quot;\.[^\.]*$&quot;; [.C29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table:formula="of:=ROUNDUP([.A30]/1000)" office:value-type="float" office:value="7" calcext:value-type="float">
            <text:p>7</text:p>
          </table:table-cell>
          <table:table-cell office:value-type="string" calcext:value-type="string">
            <text:p>./site_material_8.5.10/assets/javascripts/lunr/min/lunr.nl.min.js</text:p>
          </table:table-cell>
          <table:table-cell table:formula="of:=MID([.C30];SEARCH(&quot;\.[^\.]*$&quot;; [.C30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  <table:table-cell table:formula="of:=ROUNDUP([.A31]/1000)" office:value-type="float" office:value="5" calcext:value-type="float">
            <text:p>5</text:p>
          </table:table-cell>
          <table:table-cell office:value-type="string" calcext:value-type="string">
            <text:p>./site_material_8.5.10/assets/javascripts/lunr/min/lunr.no.min.js</text:p>
          </table:table-cell>
          <table:table-cell table:formula="of:=MID([.C31];SEARCH(&quot;\.[^\.]*$&quot;; [.C31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0171" calcext:value-type="float">
            <text:p>10171</text:p>
          </table:table-cell>
          <table:table-cell table:formula="of:=ROUNDUP([.A32]/1000)" office:value-type="float" office:value="11" calcext:value-type="float">
            <text:p>11</text:p>
          </table:table-cell>
          <table:table-cell office:value-type="string" calcext:value-type="string">
            <text:p>./site_material_8.5.10/assets/javascripts/lunr/min/lunr.pt.min.js</text:p>
          </table:table-cell>
          <table:table-cell table:formula="of:=MID([.C32];SEARCH(&quot;\.[^\.]*$&quot;; [.C32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0958" calcext:value-type="float">
            <text:p>10958</text:p>
          </table:table-cell>
          <table:table-cell table:formula="of:=ROUNDUP([.A33]/1000)" office:value-type="float" office:value="11" calcext:value-type="float">
            <text:p>11</text:p>
          </table:table-cell>
          <table:table-cell office:value-type="string" calcext:value-type="string">
            <text:p>./site_material_8.5.10/assets/javascripts/lunr/min/lunr.ro.min.js</text:p>
          </table:table-cell>
          <table:table-cell table:formula="of:=MID([.C33];SEARCH(&quot;\.[^\.]*$&quot;; [.C33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0331" calcext:value-type="float">
            <text:p>10331</text:p>
          </table:table-cell>
          <table:table-cell table:formula="of:=ROUNDUP([.A34]/1000)" office:value-type="float" office:value="11" calcext:value-type="float">
            <text:p>11</text:p>
          </table:table-cell>
          <table:table-cell office:value-type="string" calcext:value-type="string">
            <text:p>./site_material_8.5.10/assets/javascripts/lunr/min/lunr.ru.min.js</text:p>
          </table:table-cell>
          <table:table-cell table:formula="of:=MID([.C34];SEARCH(&quot;\.[^\.]*$&quot;; [.C34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table:formula="of:=ROUNDUP([.A35]/1000)" office:value-type="float" office:value="4" calcext:value-type="float">
            <text:p>4</text:p>
          </table:table-cell>
          <table:table-cell office:value-type="string" calcext:value-type="string">
            <text:p>./site_material_8.5.10/assets/javascripts/lunr/min/lunr.stemmer.support.min.js</text:p>
          </table:table-cell>
          <table:table-cell table:formula="of:=MID([.C35];SEARCH(&quot;\.[^\.]*$&quot;; [.C35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table:formula="of:=ROUNDUP([.A36]/1000)" office:value-type="float" office:value="5" calcext:value-type="float">
            <text:p>5</text:p>
          </table:table-cell>
          <table:table-cell office:value-type="string" calcext:value-type="string">
            <text:p>./site_material_8.5.10/assets/javascripts/lunr/min/lunr.sv.min.js</text:p>
          </table:table-cell>
          <table:table-cell table:formula="of:=MID([.C36];SEARCH(&quot;\.[^\.]*$&quot;; [.C36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table:formula="of:=ROUNDUP([.A37]/1000)" office:value-type="float" office:value="3" calcext:value-type="float">
            <text:p>3</text:p>
          </table:table-cell>
          <table:table-cell office:value-type="string" calcext:value-type="string">
            <text:p>./site_material_8.5.10/assets/javascripts/lunr/min/lunr.ta.min.js</text:p>
          </table:table-cell>
          <table:table-cell table:formula="of:=MID([.C37];SEARCH(&quot;\.[^\.]*$&quot;; [.C37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ROUNDUP([.A38]/1000)" office:value-type="float" office:value="2" calcext:value-type="float">
            <text:p>2</text:p>
          </table:table-cell>
          <table:table-cell office:value-type="string" calcext:value-type="string">
            <text:p>./site_material_8.5.10/assets/javascripts/lunr/min/lunr.th.min.js</text:p>
          </table:table-cell>
          <table:table-cell table:formula="of:=MID([.C38];SEARCH(&quot;\.[^\.]*$&quot;; [.C38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5009" calcext:value-type="float">
            <text:p>15009</text:p>
          </table:table-cell>
          <table:table-cell table:formula="of:=ROUNDUP([.A39]/1000)" office:value-type="float" office:value="16" calcext:value-type="float">
            <text:p>16</text:p>
          </table:table-cell>
          <table:table-cell office:value-type="string" calcext:value-type="string">
            <text:p>./site_material_8.5.10/assets/javascripts/lunr/min/lunr.tr.min.js</text:p>
          </table:table-cell>
          <table:table-cell table:formula="of:=MID([.C39];SEARCH(&quot;\.[^\.]*$&quot;; [.C39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ROUNDUP([.A40]/1000)" office:value-type="float" office:value="1" calcext:value-type="float">
            <text:p>1</text:p>
          </table:table-cell>
          <table:table-cell office:value-type="string" calcext:value-type="string">
            <text:p>./site_material_8.5.10/assets/javascripts/lunr/min/lunr.vi.min.js</text:p>
          </table:table-cell>
          <table:table-cell table:formula="of:=MID([.C40];SEARCH(&quot;\.[^\.]*$&quot;; [.C40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ROUNDUP([.A41]/1000)" office:value-type="float" office:value="3" calcext:value-type="float">
            <text:p>3</text:p>
          </table:table-cell>
          <table:table-cell office:value-type="string" calcext:value-type="string">
            <text:p>./site_material_8.5.10/assets/javascripts/lunr/min/lunr.zh.min.js</text:p>
          </table:table-cell>
          <table:table-cell table:formula="of:=MID([.C41];SEARCH(&quot;\.[^\.]*$&quot;; [.C41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22878" calcext:value-type="float">
            <text:p>22878</text:p>
          </table:table-cell>
          <table:table-cell table:formula="of:=ROUNDUP([.A42]/1000)" office:value-type="float" office:value="23" calcext:value-type="float">
            <text:p>23</text:p>
          </table:table-cell>
          <table:table-cell office:value-type="string" calcext:value-type="string">
            <text:p>./site_material_8.5.10/assets/javascripts/lunr/tinyseg.js</text:p>
          </table:table-cell>
          <table:table-cell table:formula="of:=MID([.C42];SEARCH(&quot;\.[^\.]*$&quot;; [.C42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677455" calcext:value-type="float">
            <text:p>677455</text:p>
          </table:table-cell>
          <table:table-cell table:formula="of:=ROUNDUP([.A43]/1000)" office:value-type="float" office:value="678" calcext:value-type="float">
            <text:p>678</text:p>
          </table:table-cell>
          <table:table-cell office:value-type="string" calcext:value-type="string">
            <text:p>./site_material_8.5.10/assets/javascripts/lunr/wordcut.js</text:p>
          </table:table-cell>
          <table:table-cell table:formula="of:=MID([.C43];SEARCH(&quot;\.[^\.]*$&quot;; [.C43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table:formula="of:=ROUNDUP([.A44]/1000)" office:value-type="float" office:value="8" calcext:value-type="float">
            <text:p>8</text:p>
          </table:table-cell>
          <table:table-cell office:value-type="string" calcext:value-type="string">
            <text:p>./site_material_8.5.10/assets/javascripts/tablesort.js</text:p>
          </table:table-cell>
          <table:table-cell table:formula="of:=MID([.C44];SEARCH(&quot;\.[^\.]*$&quot;; [.C44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ROUNDUP([.A45]/1000)" office:value-type="float" office:value="1" calcext:value-type="float">
            <text:p>1</text:p>
          </table:table-cell>
          <table:table-cell office:value-type="string" calcext:value-type="string">
            <text:p>./site_material_8.5.10/assets/javascripts/tablesort.number.js</text:p>
          </table:table-cell>
          <table:table-cell table:formula="of:=MID([.C45];SEARCH(&quot;\.[^\.]*$&quot;; [.C45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36472" calcext:value-type="float">
            <text:p>36472</text:p>
          </table:table-cell>
          <table:table-cell table:formula="of:=ROUNDUP([.A46]/1000)" office:value-type="float" office:value="37" calcext:value-type="float">
            <text:p>37</text:p>
          </table:table-cell>
          <table:table-cell office:value-type="string" calcext:value-type="string">
            <text:p>./site_material_8.5.10/assets/javascripts/workers/search.16e2a7d4.min.js</text:p>
          </table:table-cell>
          <table:table-cell table:formula="of:=MID([.C46];SEARCH(&quot;\.[^\.]*$&quot;; [.C46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82197" calcext:value-type="float">
            <text:p>182197</text:p>
          </table:table-cell>
          <table:table-cell table:formula="of:=ROUNDUP([.A47]/1000)" office:value-type="float" office:value="183" calcext:value-type="float">
            <text:p>183</text:p>
          </table:table-cell>
          <table:table-cell office:value-type="string" calcext:value-type="string">
            <text:p>./site_material_8.5.10/assets/javascripts/workers/search.16e2a7d4.min.js.map</text:p>
          </table:table-cell>
          <table:table-cell table:formula="of:=MID([.C47];SEARCH(&quot;\.[^\.]*$&quot;; [.C47])+1;10)" office:value-type="string" office:string-value="map" calcext:value-type="string">
            <text:p>map</text:p>
          </table:table-cell>
        </table:table-row>
        <table:table-row table:style-name="ro1">
          <table:table-cell office:value-type="float" office:value="136885" calcext:value-type="float">
            <text:p>136885</text:p>
          </table:table-cell>
          <table:table-cell table:formula="of:=ROUNDUP([.A48]/1000)" office:value-type="float" office:value="137" calcext:value-type="float">
            <text:p>137</text:p>
          </table:table-cell>
          <table:table-cell office:value-type="string" calcext:value-type="string">
            <text:p>./site_material_8.5.10/assets/stylesheets/main.472b142f.min.css</text:p>
          </table:table-cell>
          <table:table-cell table:formula="of:=MID([.C48];SEARCH(&quot;\.[^\.]*$&quot;; [.C48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45401" calcext:value-type="float">
            <text:p>45401</text:p>
          </table:table-cell>
          <table:table-cell table:formula="of:=ROUNDUP([.A49]/1000)" office:value-type="float" office:value="46" calcext:value-type="float">
            <text:p>46</text:p>
          </table:table-cell>
          <table:table-cell office:value-type="string" calcext:value-type="string">
            <text:p>./site_material_8.5.10/assets/stylesheets/main.472b142f.min.css.map</text:p>
          </table:table-cell>
          <table:table-cell table:formula="of:=MID([.C49];SEARCH(&quot;\.[^\.]*$&quot;; [.C49])+1;10)" office:value-type="string" office:string-value="map" calcext:value-type="string">
            <text:p>map</text:p>
          </table:table-cell>
        </table:table-row>
        <table:table-row table:style-name="ro1">
          <table:table-cell office:value-type="float" office:value="12927" calcext:value-type="float">
            <text:p>12927</text:p>
          </table:table-cell>
          <table:table-cell table:formula="of:=ROUNDUP([.A50]/1000)" office:value-type="float" office:value="13" calcext:value-type="float">
            <text:p>13</text:p>
          </table:table-cell>
          <table:table-cell office:value-type="string" calcext:value-type="string">
            <text:p>./site_material_8.5.10/assets/stylesheets/palette.08040f6c.min.css</text:p>
          </table:table-cell>
          <table:table-cell table:formula="of:=MID([.C50];SEARCH(&quot;\.[^\.]*$&quot;; [.C50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table:formula="of:=ROUNDUP([.A51]/1000)" office:value-type="float" office:value="4" calcext:value-type="float">
            <text:p>4</text:p>
          </table:table-cell>
          <table:table-cell office:value-type="string" calcext:value-type="string">
            <text:p>./site_material_8.5.10/assets/stylesheets/palette.08040f6c.min.css.map</text:p>
          </table:table-cell>
          <table:table-cell table:formula="of:=MID([.C51];SEARCH(&quot;\.[^\.]*$&quot;; [.C51])+1;10)" office:value-type="string" office:string-value="map" calcext:value-type="string">
            <text:p>map</text:p>
          </table:table-cell>
        </table:table-row>
        <table:table-row table:style-name="ro1">
          <table:table-cell office:value-type="float" office:value="22515" calcext:value-type="float">
            <text:p>22515</text:p>
          </table:table-cell>
          <table:table-cell table:formula="of:=ROUNDUP([.A52]/1000)" office:value-type="float" office:value="23" calcext:value-type="float">
            <text:p>23</text:p>
          </table:table-cell>
          <table:table-cell office:value-type="string" calcext:value-type="string">
            <text:p>./site_material_8.5.10/colors/index.html</text:p>
          </table:table-cell>
          <table:table-cell table:formula="of:=MID([.C52];SEARCH(&quot;\.[^\.]*$&quot;; [.C52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52981" calcext:value-type="float">
            <text:p>52981</text:p>
          </table:table-cell>
          <table:table-cell table:formula="of:=ROUNDUP([.A53]/1000)" office:value-type="float" office:value="53" calcext:value-type="float">
            <text:p>53</text:p>
          </table:table-cell>
          <table:table-cell office:value-type="string" calcext:value-type="string">
            <text:p>./site_material_8.5.10/colors/primary/index.html</text:p>
          </table:table-cell>
          <table:table-cell table:formula="of:=MID([.C53];SEARCH(&quot;\.[^\.]*$&quot;; [.C53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1069" calcext:value-type="float">
            <text:p>21069</text:p>
          </table:table-cell>
          <table:table-cell table:formula="of:=ROUNDUP([.A54]/1000)" office:value-type="float" office:value="22" calcext:value-type="float">
            <text:p>22</text:p>
          </table:table-cell>
          <table:table-cell office:value-type="string" calcext:value-type="string">
            <text:p>./site_material_8.5.10/colors/secondary/analogous/index.html</text:p>
          </table:table-cell>
          <table:table-cell table:formula="of:=MID([.C54];SEARCH(&quot;\.[^\.]*$&quot;; [.C54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1081" calcext:value-type="float">
            <text:p>21081</text:p>
          </table:table-cell>
          <table:table-cell table:formula="of:=ROUNDUP([.A55]/1000)" office:value-type="float" office:value="22" calcext:value-type="float">
            <text:p>22</text:p>
          </table:table-cell>
          <table:table-cell office:value-type="string" calcext:value-type="string">
            <text:p>./site_material_8.5.10/colors/secondary/analogous2/index.html</text:p>
          </table:table-cell>
          <table:table-cell table:formula="of:=MID([.C55];SEARCH(&quot;\.[^\.]*$&quot;; [.C55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1123" calcext:value-type="float">
            <text:p>21123</text:p>
          </table:table-cell>
          <table:table-cell table:formula="of:=ROUNDUP([.A56]/1000)" office:value-type="float" office:value="22" calcext:value-type="float">
            <text:p>22</text:p>
          </table:table-cell>
          <table:table-cell office:value-type="string" calcext:value-type="string">
            <text:p>./site_material_8.5.10/colors/secondary/complementary/index.html</text:p>
          </table:table-cell>
          <table:table-cell table:formula="of:=MID([.C56];SEARCH(&quot;\.[^\.]*$&quot;; [.C56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1129" calcext:value-type="float">
            <text:p>21129</text:p>
          </table:table-cell>
          <table:table-cell table:formula="of:=ROUNDUP([.A57]/1000)" office:value-type="float" office:value="22" calcext:value-type="float">
            <text:p>22</text:p>
          </table:table-cell>
          <table:table-cell office:value-type="string" calcext:value-type="string">
            <text:p>./site_material_8.5.10/colors/secondary/complementary2/index.html</text:p>
          </table:table-cell>
          <table:table-cell table:formula="of:=MID([.C57];SEARCH(&quot;\.[^\.]*$&quot;; [.C57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1060" calcext:value-type="float">
            <text:p>21060</text:p>
          </table:table-cell>
          <table:table-cell table:formula="of:=ROUNDUP([.A58]/1000)" office:value-type="float" office:value="22" calcext:value-type="float">
            <text:p>22</text:p>
          </table:table-cell>
          <table:table-cell office:value-type="string" calcext:value-type="string">
            <text:p>./site_material_8.5.10/colors/secondary/compound/index.html</text:p>
          </table:table-cell>
          <table:table-cell table:formula="of:=MID([.C58];SEARCH(&quot;\.[^\.]*$&quot;; [.C58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1101" calcext:value-type="float">
            <text:p>21101</text:p>
          </table:table-cell>
          <table:table-cell table:formula="of:=ROUNDUP([.A59]/1000)" office:value-type="float" office:value="22" calcext:value-type="float">
            <text:p>22</text:p>
          </table:table-cell>
          <table:table-cell office:value-type="string" calcext:value-type="string">
            <text:p>./site_material_8.5.10/colors/secondary/compound2/index.html</text:p>
          </table:table-cell>
          <table:table-cell table:formula="of:=MID([.C59];SEARCH(&quot;\.[^\.]*$&quot;; [.C59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0892" calcext:value-type="float">
            <text:p>20892</text:p>
          </table:table-cell>
          <table:table-cell table:formula="of:=ROUNDUP([.A60]/1000)" office:value-type="float" office:value="21" calcext:value-type="float">
            <text:p>21</text:p>
          </table:table-cell>
          <table:table-cell office:value-type="string" calcext:value-type="string">
            <text:p>./site_material_8.5.10/colors/secondary/index.html</text:p>
          </table:table-cell>
          <table:table-cell table:formula="of:=MID([.C60];SEARCH(&quot;\.[^\.]*$&quot;; [.C60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1043" calcext:value-type="float">
            <text:p>21043</text:p>
          </table:table-cell>
          <table:table-cell table:formula="of:=ROUNDUP([.A61]/1000)" office:value-type="float" office:value="22" calcext:value-type="float">
            <text:p>22</text:p>
          </table:table-cell>
          <table:table-cell office:value-type="string" calcext:value-type="string">
            <text:p>./site_material_8.5.10/colors/secondary/mono/index.html</text:p>
          </table:table-cell>
          <table:table-cell table:formula="of:=MID([.C61];SEARCH(&quot;\.[^\.]*$&quot;; [.C61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1074" calcext:value-type="float">
            <text:p>21074</text:p>
          </table:table-cell>
          <table:table-cell table:formula="of:=ROUNDUP([.A62]/1000)" office:value-type="float" office:value="22" calcext:value-type="float">
            <text:p>22</text:p>
          </table:table-cell>
          <table:table-cell office:value-type="string" calcext:value-type="string">
            <text:p>./site_material_8.5.10/colors/secondary/triadic/index.html</text:p>
          </table:table-cell>
          <table:table-cell table:formula="of:=MID([.C62];SEARCH(&quot;\.[^\.]*$&quot;; [.C62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1061" calcext:value-type="float">
            <text:p>21061</text:p>
          </table:table-cell>
          <table:table-cell table:formula="of:=ROUNDUP([.A63]/1000)" office:value-type="float" office:value="22" calcext:value-type="float">
            <text:p>22</text:p>
          </table:table-cell>
          <table:table-cell office:value-type="string" calcext:value-type="string">
            <text:p>./site_material_8.5.10/colors/secondary/triadic2/index.html</text:p>
          </table:table-cell>
          <table:table-cell table:formula="of:=MID([.C63];SEARCH(&quot;\.[^\.]*$&quot;; [.C63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ROUNDUP([.A64]/1000)" office:value-type="float" office:value="1" calcext:value-type="float">
            <text:p>1</text:p>
          </table:table-cell>
          <table:table-cell office:value-type="string" calcext:value-type="string">
            <text:p>./site_material_8.5.10/css/fonts.css</text:p>
          </table:table-cell>
          <table:table-cell table:formula="of:=MID([.C64];SEARCH(&quot;\.[^\.]*$&quot;; [.C64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22253" calcext:value-type="float">
            <text:p>22253</text:p>
          </table:table-cell>
          <table:table-cell table:formula="of:=ROUNDUP([.A65]/1000)" office:value-type="float" office:value="23" calcext:value-type="float">
            <text:p>23</text:p>
          </table:table-cell>
          <table:table-cell office:value-type="string" calcext:value-type="string">
            <text:p>./site_material_8.5.10/en/colors/index.html</text:p>
          </table:table-cell>
          <table:table-cell table:formula="of:=MID([.C65];SEARCH(&quot;\.[^\.]*$&quot;; [.C65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52951" calcext:value-type="float">
            <text:p>52951</text:p>
          </table:table-cell>
          <table:table-cell table:formula="of:=ROUNDUP([.A66]/1000)" office:value-type="float" office:value="53" calcext:value-type="float">
            <text:p>53</text:p>
          </table:table-cell>
          <table:table-cell office:value-type="string" calcext:value-type="string">
            <text:p>./site_material_8.5.10/en/colors/primary/index.html</text:p>
          </table:table-cell>
          <table:table-cell table:formula="of:=MID([.C66];SEARCH(&quot;\.[^\.]*$&quot;; [.C66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1052" calcext:value-type="float">
            <text:p>21052</text:p>
          </table:table-cell>
          <table:table-cell table:formula="of:=ROUNDUP([.A67]/1000)" office:value-type="float" office:value="22" calcext:value-type="float">
            <text:p>22</text:p>
          </table:table-cell>
          <table:table-cell office:value-type="string" calcext:value-type="string">
            <text:p>./site_material_8.5.10/en/colors/secondary/analogous/index.html</text:p>
          </table:table-cell>
          <table:table-cell table:formula="of:=MID([.C67];SEARCH(&quot;\.[^\.]*$&quot;; [.C67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1070" calcext:value-type="float">
            <text:p>21070</text:p>
          </table:table-cell>
          <table:table-cell table:formula="of:=ROUNDUP([.A68]/1000)" office:value-type="float" office:value="22" calcext:value-type="float">
            <text:p>22</text:p>
          </table:table-cell>
          <table:table-cell office:value-type="string" calcext:value-type="string">
            <text:p>./site_material_8.5.10/en/colors/secondary/analogous2/index.html</text:p>
          </table:table-cell>
          <table:table-cell table:formula="of:=MID([.C68];SEARCH(&quot;\.[^\.]*$&quot;; [.C68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1094" calcext:value-type="float">
            <text:p>21094</text:p>
          </table:table-cell>
          <table:table-cell table:formula="of:=ROUNDUP([.A69]/1000)" office:value-type="float" office:value="22" calcext:value-type="float">
            <text:p>22</text:p>
          </table:table-cell>
          <table:table-cell office:value-type="string" calcext:value-type="string">
            <text:p>./site_material_8.5.10/en/colors/secondary/complementary/index.html</text:p>
          </table:table-cell>
          <table:table-cell table:formula="of:=MID([.C69];SEARCH(&quot;\.[^\.]*$&quot;; [.C69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1090" calcext:value-type="float">
            <text:p>21090</text:p>
          </table:table-cell>
          <table:table-cell table:formula="of:=ROUNDUP([.A70]/1000)" office:value-type="float" office:value="22" calcext:value-type="float">
            <text:p>22</text:p>
          </table:table-cell>
          <table:table-cell office:value-type="string" calcext:value-type="string">
            <text:p>./site_material_8.5.10/en/colors/secondary/complementary2/index.html</text:p>
          </table:table-cell>
          <table:table-cell table:formula="of:=MID([.C70];SEARCH(&quot;\.[^\.]*$&quot;; [.C70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1029" calcext:value-type="float">
            <text:p>21029</text:p>
          </table:table-cell>
          <table:table-cell table:formula="of:=ROUNDUP([.A71]/1000)" office:value-type="float" office:value="22" calcext:value-type="float">
            <text:p>22</text:p>
          </table:table-cell>
          <table:table-cell office:value-type="string" calcext:value-type="string">
            <text:p>./site_material_8.5.10/en/colors/secondary/compound/index.html</text:p>
          </table:table-cell>
          <table:table-cell table:formula="of:=MID([.C71];SEARCH(&quot;\.[^\.]*$&quot;; [.C71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1074" calcext:value-type="float">
            <text:p>21074</text:p>
          </table:table-cell>
          <table:table-cell table:formula="of:=ROUNDUP([.A72]/1000)" office:value-type="float" office:value="22" calcext:value-type="float">
            <text:p>22</text:p>
          </table:table-cell>
          <table:table-cell office:value-type="string" calcext:value-type="string">
            <text:p>./site_material_8.5.10/en/colors/secondary/compound2/index.html</text:p>
          </table:table-cell>
          <table:table-cell table:formula="of:=MID([.C72];SEARCH(&quot;\.[^\.]*$&quot;; [.C72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0879" calcext:value-type="float">
            <text:p>20879</text:p>
          </table:table-cell>
          <table:table-cell table:formula="of:=ROUNDUP([.A73]/1000)" office:value-type="float" office:value="21" calcext:value-type="float">
            <text:p>21</text:p>
          </table:table-cell>
          <table:table-cell office:value-type="string" calcext:value-type="string">
            <text:p>./site_material_8.5.10/en/colors/secondary/index.html</text:p>
          </table:table-cell>
          <table:table-cell table:formula="of:=MID([.C73];SEARCH(&quot;\.[^\.]*$&quot;; [.C73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1021" calcext:value-type="float">
            <text:p>21021</text:p>
          </table:table-cell>
          <table:table-cell table:formula="of:=ROUNDUP([.A74]/1000)" office:value-type="float" office:value="22" calcext:value-type="float">
            <text:p>22</text:p>
          </table:table-cell>
          <table:table-cell office:value-type="string" calcext:value-type="string">
            <text:p>./site_material_8.5.10/en/colors/secondary/mono/index.html</text:p>
          </table:table-cell>
          <table:table-cell table:formula="of:=MID([.C74];SEARCH(&quot;\.[^\.]*$&quot;; [.C74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1035" calcext:value-type="float">
            <text:p>21035</text:p>
          </table:table-cell>
          <table:table-cell table:formula="of:=ROUNDUP([.A75]/1000)" office:value-type="float" office:value="22" calcext:value-type="float">
            <text:p>22</text:p>
          </table:table-cell>
          <table:table-cell office:value-type="string" calcext:value-type="string">
            <text:p>./site_material_8.5.10/en/colors/secondary/triadic/index.html</text:p>
          </table:table-cell>
          <table:table-cell table:formula="of:=MID([.C75];SEARCH(&quot;\.[^\.]*$&quot;; [.C75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1022" calcext:value-type="float">
            <text:p>21022</text:p>
          </table:table-cell>
          <table:table-cell table:formula="of:=ROUNDUP([.A76]/1000)" office:value-type="float" office:value="22" calcext:value-type="float">
            <text:p>22</text:p>
          </table:table-cell>
          <table:table-cell office:value-type="string" calcext:value-type="string">
            <text:p>./site_material_8.5.10/en/colors/secondary/triadic2/index.html</text:p>
          </table:table-cell>
          <table:table-cell table:formula="of:=MID([.C76];SEARCH(&quot;\.[^\.]*$&quot;; [.C76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0009" calcext:value-type="float">
            <text:p>20009</text:p>
          </table:table-cell>
          <table:table-cell table:formula="of:=ROUNDUP([.A77]/1000)" office:value-type="float" office:value="21" calcext:value-type="float">
            <text:p>21</text:p>
          </table:table-cell>
          <table:table-cell office:value-type="string" calcext:value-type="string">
            <text:p>./site_material_8.5.10/en/extensions/encryptcontent/index.html</text:p>
          </table:table-cell>
          <table:table-cell table:formula="of:=MID([.C77];SEARCH(&quot;\.[^\.]*$&quot;; [.C77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376" calcext:value-type="float">
            <text:p>22376</text:p>
          </table:table-cell>
          <table:table-cell table:formula="of:=ROUNDUP([.A78]/1000)" office:value-type="float" office:value="23" calcext:value-type="float">
            <text:p>23</text:p>
          </table:table-cell>
          <table:table-cell office:value-type="string" calcext:value-type="string">
            <text:p>./site_material_8.5.10/en/extensions/hljs/index.html</text:p>
          </table:table-cell>
          <table:table-cell table:formula="of:=MID([.C78];SEARCH(&quot;\.[^\.]*$&quot;; [.C78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207" calcext:value-type="float">
            <text:p>22207</text:p>
          </table:table-cell>
          <table:table-cell table:formula="of:=ROUNDUP([.A79]/1000)" office:value-type="float" office:value="23" calcext:value-type="float">
            <text:p>23</text:p>
          </table:table-cell>
          <table:table-cell office:value-type="string" calcext:value-type="string">
            <text:p>./site_material_8.5.10/en/extensions/static-i18n/index.html</text:p>
          </table:table-cell>
          <table:table-cell table:formula="of:=MID([.C79];SEARCH(&quot;\.[^\.]*$&quot;; [.C79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table:formula="of:=ROUNDUP([.A80]/1000)" office:value-type="float" office:value="24" calcext:value-type="float">
            <text:p>24</text:p>
          </table:table-cell>
          <table:table-cell office:value-type="string" calcext:value-type="string">
            <text:p>./site_material_8.5.10/en/extensions/tablesort/index.html</text:p>
          </table:table-cell>
          <table:table-cell table:formula="of:=MID([.C80];SEARCH(&quot;\.[^\.]*$&quot;; [.C80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3424" calcext:value-type="float">
            <text:p>23424</text:p>
          </table:table-cell>
          <table:table-cell table:formula="of:=ROUNDUP([.A81]/1000)" office:value-type="float" office:value="24" calcext:value-type="float">
            <text:p>24</text:p>
          </table:table-cell>
          <table:table-cell office:value-type="string" calcext:value-type="string">
            <text:p>./site_material_8.5.10/en/extensions/webfonts/index.html</text:p>
          </table:table-cell>
          <table:table-cell table:formula="of:=MID([.C81];SEARCH(&quot;\.[^\.]*$&quot;; [.C81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1972" calcext:value-type="float">
            <text:p>21972</text:p>
          </table:table-cell>
          <table:table-cell table:formula="of:=ROUNDUP([.A82]/1000)" office:value-type="float" office:value="22" calcext:value-type="float">
            <text:p>22</text:p>
          </table:table-cell>
          <table:table-cell office:value-type="string" calcext:value-type="string">
            <text:p>./site_material_8.5.10/en/imprint/index.html</text:p>
          </table:table-cell>
          <table:table-cell table:formula="of:=MID([.C82];SEARCH(&quot;\.[^\.]*$&quot;; [.C82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6946" calcext:value-type="float">
            <text:p>26946</text:p>
          </table:table-cell>
          <table:table-cell table:formula="of:=ROUNDUP([.A83]/1000)" office:value-type="float" office:value="27" calcext:value-type="float">
            <text:p>27</text:p>
          </table:table-cell>
          <table:table-cell office:value-type="string" calcext:value-type="string">
            <text:p>./site_material_8.5.10/en/index.html</text:p>
          </table:table-cell>
          <table:table-cell table:formula="of:=MID([.C83];SEARCH(&quot;\.[^\.]*$&quot;; [.C83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ROUNDUP([.A84]/1000)" office:value-type="float" office:value="1" calcext:value-type="float">
            <text:p>1</text:p>
          </table:table-cell>
          <table:table-cell office:value-type="string" calcext:value-type="string">
            <text:p>./site_material_8.5.10/en/manifest.json</text:p>
          </table:table-cell>
          <table:table-cell table:formula="of:=MID([.C84];SEARCH(&quot;\.[^\.]*$&quot;; [.C84])+1;10)" office:value-type="string" office:string-value="json" calcext:value-type="string">
            <text:p>json</text:p>
          </table:table-cell>
        </table:table-row>
        <table:table-row table:style-name="ro1">
          <table:table-cell office:value-type="float" office:value="30532" calcext:value-type="float">
            <text:p>30532</text:p>
          </table:table-cell>
          <table:table-cell table:formula="of:=ROUNDUP([.A85]/1000)" office:value-type="float" office:value="31" calcext:value-type="float">
            <text:p>31</text:p>
          </table:table-cell>
          <table:table-cell office:value-type="string" calcext:value-type="string">
            <text:p>./site_material_8.5.10/en/markdown/index.html</text:p>
          </table:table-cell>
          <table:table-cell table:formula="of:=MID([.C85];SEARCH(&quot;\.[^\.]*$&quot;; [.C85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1699" calcext:value-type="float">
            <text:p>21699</text:p>
          </table:table-cell>
          <table:table-cell table:formula="of:=ROUNDUP([.A86]/1000)" office:value-type="float" office:value="22" calcext:value-type="float">
            <text:p>22</text:p>
          </table:table-cell>
          <table:table-cell office:value-type="string" calcext:value-type="string">
            <text:p>./site_material_8.5.10/en/mkdocs/index.html</text:p>
          </table:table-cell>
          <table:table-cell table:formula="of:=MID([.C86];SEARCH(&quot;\.[^\.]*$&quot;; [.C86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0094" calcext:value-type="float">
            <text:p>20094</text:p>
          </table:table-cell>
          <table:table-cell table:formula="of:=ROUNDUP([.A87]/1000)" office:value-type="float" office:value="21" calcext:value-type="float">
            <text:p>21</text:p>
          </table:table-cell>
          <table:table-cell office:value-type="string" calcext:value-type="string">
            <text:p>./site_material_8.5.10/extensions/encryptcontent/index.html</text:p>
          </table:table-cell>
          <table:table-cell table:formula="of:=MID([.C87];SEARCH(&quot;\.[^\.]*$&quot;; [.C87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478" calcext:value-type="float">
            <text:p>22478</text:p>
          </table:table-cell>
          <table:table-cell table:formula="of:=ROUNDUP([.A88]/1000)" office:value-type="float" office:value="23" calcext:value-type="float">
            <text:p>23</text:p>
          </table:table-cell>
          <table:table-cell office:value-type="string" calcext:value-type="string">
            <text:p>./site_material_8.5.10/extensions/hljs/index.html</text:p>
          </table:table-cell>
          <table:table-cell table:formula="of:=MID([.C88];SEARCH(&quot;\.[^\.]*$&quot;; [.C88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241" calcext:value-type="float">
            <text:p>22241</text:p>
          </table:table-cell>
          <table:table-cell table:formula="of:=ROUNDUP([.A89]/1000)" office:value-type="float" office:value="23" calcext:value-type="float">
            <text:p>23</text:p>
          </table:table-cell>
          <table:table-cell office:value-type="string" calcext:value-type="string">
            <text:p>./site_material_8.5.10/extensions/static-i18n/index.html</text:p>
          </table:table-cell>
          <table:table-cell table:formula="of:=MID([.C89];SEARCH(&quot;\.[^\.]*$&quot;; [.C89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3773" calcext:value-type="float">
            <text:p>23773</text:p>
          </table:table-cell>
          <table:table-cell table:formula="of:=ROUNDUP([.A90]/1000)" office:value-type="float" office:value="24" calcext:value-type="float">
            <text:p>24</text:p>
          </table:table-cell>
          <table:table-cell office:value-type="string" calcext:value-type="string">
            <text:p>./site_material_8.5.10/extensions/tablesort/index.html</text:p>
          </table:table-cell>
          <table:table-cell table:formula="of:=MID([.C90];SEARCH(&quot;\.[^\.]*$&quot;; [.C90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3496" calcext:value-type="float">
            <text:p>23496</text:p>
          </table:table-cell>
          <table:table-cell table:formula="of:=ROUNDUP([.A91]/1000)" office:value-type="float" office:value="24" calcext:value-type="float">
            <text:p>24</text:p>
          </table:table-cell>
          <table:table-cell office:value-type="string" calcext:value-type="string">
            <text:p>./site_material_8.5.10/extensions/webfonts/index.html</text:p>
          </table:table-cell>
          <table:table-cell table:formula="of:=MID([.C91];SEARCH(&quot;\.[^\.]*$&quot;; [.C91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  <table:table-cell table:formula="of:=ROUNDUP([.A92]/1000)" office:value-type="float" office:value="8" calcext:value-type="float">
            <text:p>8</text:p>
          </table:table-cell>
          <table:table-cell office:value-type="string" calcext:value-type="string">
            <text:p>./site_material_8.5.10/img/logo.ico</text:p>
          </table:table-cell>
          <table:table-cell table:formula="of:=MID([.C92];SEARCH(&quot;\.[^\.]*$&quot;; [.C92])+1;10)" office:value-type="string" office:string-value="ico" calcext:value-type="string">
            <text:p>ico</text:p>
          </table:table-cell>
        </table:table-row>
        <table:table-row table:style-name="ro1">
          <table:table-cell office:value-type="float" office:value="8992" calcext:value-type="float">
            <text:p>8992</text:p>
          </table:table-cell>
          <table:table-cell table:formula="of:=ROUNDUP([.A93]/1000)" office:value-type="float" office:value="9" calcext:value-type="float">
            <text:p>9</text:p>
          </table:table-cell>
          <table:table-cell office:value-type="string" calcext:value-type="string">
            <text:p>./site_material_8.5.10/img/logo.svg</text:p>
          </table:table-cell>
          <table:table-cell table:formula="of:=MID([.C93];SEARCH(&quot;\.[^\.]*$&quot;; [.C93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table:formula="of:=ROUNDUP([.A94]/1000)" office:value-type="float" office:value="10" calcext:value-type="float">
            <text:p>10</text:p>
          </table:table-cell>
          <table:table-cell office:value-type="string" calcext:value-type="string">
            <text:p>./site_material_8.5.10/img/logo192.png</text:p>
          </table:table-cell>
          <table:table-cell table:formula="of:=MID([.C94];SEARCH(&quot;\.[^\.]*$&quot;; [.C94])+1;10)" office:value-type="string" office:string-value="png" calcext:value-type="string">
            <text:p>png</text:p>
          </table:table-cell>
        </table:table-row>
        <table:table-row table:style-name="ro1">
          <table:table-cell office:value-type="float" office:value="25939" calcext:value-type="float">
            <text:p>25939</text:p>
          </table:table-cell>
          <table:table-cell table:formula="of:=ROUNDUP([.A95]/1000)" office:value-type="float" office:value="26" calcext:value-type="float">
            <text:p>26</text:p>
          </table:table-cell>
          <table:table-cell office:value-type="string" calcext:value-type="string">
            <text:p>./site_material_8.5.10/img/logo512.png</text:p>
          </table:table-cell>
          <table:table-cell table:formula="of:=MID([.C95];SEARCH(&quot;\.[^\.]*$&quot;; [.C95])+1;10)" office:value-type="string" office:string-value="png" calcext:value-type="string">
            <text:p>png</text:p>
          </table:table-cell>
        </table:table-row>
        <table:table-row table:style-name="ro1">
          <table:table-cell office:value-type="float" office:value="24521" calcext:value-type="float">
            <text:p>24521</text:p>
          </table:table-cell>
          <table:table-cell table:formula="of:=ROUNDUP([.A96]/1000)" office:value-type="float" office:value="25" calcext:value-type="float">
            <text:p>25</text:p>
          </table:table-cell>
          <table:table-cell office:value-type="string" calcext:value-type="string">
            <text:p>./site_material_8.5.10/img/sc_analogous.svg</text:p>
          </table:table-cell>
          <table:table-cell table:formula="of:=MID([.C96];SEARCH(&quot;\.[^\.]*$&quot;; [.C96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24467" calcext:value-type="float">
            <text:p>24467</text:p>
          </table:table-cell>
          <table:table-cell table:formula="of:=ROUNDUP([.A97]/1000)" office:value-type="float" office:value="25" calcext:value-type="float">
            <text:p>25</text:p>
          </table:table-cell>
          <table:table-cell office:value-type="string" calcext:value-type="string">
            <text:p>./site_material_8.5.10/img/sc_color.svg</text:p>
          </table:table-cell>
          <table:table-cell table:formula="of:=MID([.C97];SEARCH(&quot;\.[^\.]*$&quot;; [.C97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24468" calcext:value-type="float">
            <text:p>24468</text:p>
          </table:table-cell>
          <table:table-cell table:formula="of:=ROUNDUP([.A98]/1000)" office:value-type="float" office:value="25" calcext:value-type="float">
            <text:p>25</text:p>
          </table:table-cell>
          <table:table-cell office:value-type="string" calcext:value-type="string">
            <text:p>./site_material_8.5.10/img/sc_complementary.svg</text:p>
          </table:table-cell>
          <table:table-cell table:formula="of:=MID([.C98];SEARCH(&quot;\.[^\.]*$&quot;; [.C98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24523" calcext:value-type="float">
            <text:p>24523</text:p>
          </table:table-cell>
          <table:table-cell table:formula="of:=ROUNDUP([.A99]/1000)" office:value-type="float" office:value="25" calcext:value-type="float">
            <text:p>25</text:p>
          </table:table-cell>
          <table:table-cell office:value-type="string" calcext:value-type="string">
            <text:p>./site_material_8.5.10/img/sc_compound.svg</text:p>
          </table:table-cell>
          <table:table-cell table:formula="of:=MID([.C99];SEARCH(&quot;\.[^\.]*$&quot;; [.C99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24393" calcext:value-type="float">
            <text:p>24393</text:p>
          </table:table-cell>
          <table:table-cell table:formula="of:=ROUNDUP([.A100]/1000)" office:value-type="float" office:value="25" calcext:value-type="float">
            <text:p>25</text:p>
          </table:table-cell>
          <table:table-cell office:value-type="string" calcext:value-type="string">
            <text:p>./site_material_8.5.10/img/sc_mono.svg</text:p>
          </table:table-cell>
          <table:table-cell table:formula="of:=MID([.C100];SEARCH(&quot;\.[^\.]*$&quot;; [.C100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24523" calcext:value-type="float">
            <text:p>24523</text:p>
          </table:table-cell>
          <table:table-cell table:formula="of:=ROUNDUP([.A101]/1000)" office:value-type="float" office:value="25" calcext:value-type="float">
            <text:p>25</text:p>
          </table:table-cell>
          <table:table-cell office:value-type="string" calcext:value-type="string">
            <text:p>./site_material_8.5.10/img/sc_triadic.svg</text:p>
          </table:table-cell>
          <table:table-cell table:formula="of:=MID([.C101];SEARCH(&quot;\.[^\.]*$&quot;; [.C101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21972" calcext:value-type="float">
            <text:p>21972</text:p>
          </table:table-cell>
          <table:table-cell table:formula="of:=ROUNDUP([.A102]/1000)" office:value-type="float" office:value="22" calcext:value-type="float">
            <text:p>22</text:p>
          </table:table-cell>
          <table:table-cell office:value-type="string" calcext:value-type="string">
            <text:p>./site_material_8.5.10/imprint/index.html</text:p>
          </table:table-cell>
          <table:table-cell table:formula="of:=MID([.C102];SEARCH(&quot;\.[^\.]*$&quot;; [.C102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7273" calcext:value-type="float">
            <text:p>27273</text:p>
          </table:table-cell>
          <table:table-cell table:formula="of:=ROUNDUP([.A103]/1000)" office:value-type="float" office:value="28" calcext:value-type="float">
            <text:p>28</text:p>
          </table:table-cell>
          <table:table-cell office:value-type="string" calcext:value-type="string">
            <text:p>./site_material_8.5.10/index.html</text:p>
          </table:table-cell>
          <table:table-cell table:formula="of:=MID([.C103];SEARCH(&quot;\.[^\.]*$&quot;; [.C103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ROUNDUP([.A104]/1000)" office:value-type="float" office:value="1" calcext:value-type="float">
            <text:p>1</text:p>
          </table:table-cell>
          <table:table-cell office:value-type="string" calcext:value-type="string">
            <text:p>./site_material_8.5.10/manifest.json</text:p>
          </table:table-cell>
          <table:table-cell table:formula="of:=MID([.C104];SEARCH(&quot;\.[^\.]*$&quot;; [.C104])+1;10)" office:value-type="string" office:string-value="json" calcext:value-type="string">
            <text:p>json</text:p>
          </table:table-cell>
        </table:table-row>
        <table:table-row table:style-name="ro1">
          <table:table-cell office:value-type="float" office:value="31402" calcext:value-type="float">
            <text:p>31402</text:p>
          </table:table-cell>
          <table:table-cell table:formula="of:=ROUNDUP([.A105]/1000)" office:value-type="float" office:value="32" calcext:value-type="float">
            <text:p>32</text:p>
          </table:table-cell>
          <table:table-cell office:value-type="string" calcext:value-type="string">
            <text:p>./site_material_8.5.10/markdown/index.html</text:p>
          </table:table-cell>
          <table:table-cell table:formula="of:=MID([.C105];SEARCH(&quot;\.[^\.]*$&quot;; [.C105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1759" calcext:value-type="float">
            <text:p>21759</text:p>
          </table:table-cell>
          <table:table-cell table:formula="of:=ROUNDUP([.A106]/1000)" office:value-type="float" office:value="22" calcext:value-type="float">
            <text:p>22</text:p>
          </table:table-cell>
          <table:table-cell office:value-type="string" calcext:value-type="string">
            <text:p>./site_material_8.5.10/mkdocs/index.html</text:p>
          </table:table-cell>
          <table:table-cell table:formula="of:=MID([.C106];SEARCH(&quot;\.[^\.]*$&quot;; [.C106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70635" calcext:value-type="float">
            <text:p>70635</text:p>
          </table:table-cell>
          <table:table-cell table:formula="of:=ROUNDUP([.A107]/1000)" office:value-type="float" office:value="71" calcext:value-type="float">
            <text:p>71</text:p>
          </table:table-cell>
          <table:table-cell office:value-type="string" calcext:value-type="string">
            <text:p>./site_material_8.5.10/search/search_index.json</text:p>
          </table:table-cell>
          <table:table-cell table:formula="of:=MID([.C107];SEARCH(&quot;\.[^\.]*$&quot;; [.C107])+1;10)" office:value-type="string" office:string-value="json" calcext:value-type="string">
            <text:p>json</text:p>
          </table:table-cell>
        </table:table-row>
        <table:table-row table:style-name="ro1">
          <table:table-cell office:value-type="float" office:value="9287" calcext:value-type="float">
            <text:p>9287</text:p>
          </table:table-cell>
          <table:table-cell table:formula="of:=ROUNDUP([.A108]/1000)" office:value-type="float" office:value="10" calcext:value-type="float">
            <text:p>10</text:p>
          </table:table-cell>
          <table:table-cell office:value-type="string" calcext:value-type="string">
            <text:p>./site_material_8.5.10/sitemap.xml</text:p>
          </table:table-cell>
          <table:table-cell table:formula="of:=MID([.C108];SEARCH(&quot;\.[^\.]*$&quot;; [.C108])+1;10)" office:value-type="string" office:string-value="xml" calcext:value-type="string">
            <text:p>xml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ROUNDUP([.A109]/1000)" office:value-type="float" office:value="1" calcext:value-type="float">
            <text:p>1</text:p>
          </table:table-cell>
          <table:table-cell office:value-type="string" calcext:value-type="string">
            <text:p>./site_material_8.5.10/sitemap.xml.gz</text:p>
          </table:table-cell>
          <table:table-cell table:formula="of:=MID([.C109];SEARCH(&quot;\.[^\.]*$&quot;; [.C109])+1;10)" office:value-type="string" office:string-value="gz" calcext:value-type="string">
            <text:p>gz</text:p>
          </table:table-cell>
        </table:table-row>
        <table:table-row table:style-name="ro1">
          <table:table-cell office:value-type="float" office:value="584374" calcext:value-type="float">
            <text:p>584374</text:p>
          </table:table-cell>
          <table:table-cell table:formula="of:=ROUNDUP([.A110]/1000)" office:value-type="float" office:value="585" calcext:value-type="float">
            <text:p>585</text:p>
          </table:table-cell>
          <table:table-cell office:value-type="string" calcext:value-type="string">
            <text:p>./site_material_8.5.10/videos/desaturate.mp4</text:p>
          </table:table-cell>
          <table:table-cell table:formula="of:=MID([.C110];SEARCH(&quot;\.[^\.]*$&quot;; [.C110])+1;10)" office:value-type="string" office:string-value="mp4" calcext:value-type="string">
            <text:p>mp4</text:p>
          </table:table-cell>
        </table:table-row>
      </table:table>
      <table:table table:name="site_material_8.4.4-insiders-4.23.1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ize_kb</text:p>
          </table:table-cell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ext</text:p>
          </table:table-cell>
        </table:table-row>
        <table:table-row table:style-name="ro1">
          <table:table-cell office:value-type="float" office:value="22759" calcext:value-type="float">
            <text:p>22759</text:p>
          </table:table-cell>
          <table:table-cell table:formula="of:=ROUNDUP([.A2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.cache/plugin/privacy/fonts.googleapis.com/css.css</text:p>
          </table:table-cell>
          <table:table-cell table:formula="of:=MID([.C2];SEARCH(&quot;\.[^\.]*$&quot;; [.C2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20783" calcext:value-type="float">
            <text:p>20783</text:p>
          </table:table-cell>
          <table:table-cell table:formula="of:=ROUNDUP([.A3]/1000)" office:value-type="float" office:value="21" calcext:value-type="float">
            <text:p>21</text:p>
          </table:table-cell>
          <table:table-cell office:value-type="string" calcext:value-type="string">
            <text:p>./site_material_8.4.4-insiders-4.23.1/404.html</text:p>
          </table:table-cell>
          <table:table-cell table:formula="of:=MID([.C3];SEARCH(&quot;\.[^\.]*$&quot;; [.C3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10428" calcext:value-type="float">
            <text:p>10428</text:p>
          </table:table-cell>
          <table:table-cell table:formula="of:=ROUNDUP([.A4]/1000)" office:value-type="float" office:value="11" calcext:value-type="float">
            <text:p>11</text:p>
          </table:table-cell>
          <table:table-cell office:value-type="string" calcext:value-type="string">
            <text:p>./site_material_8.4.4-insiders-4.23.1/assets/externals/fonts.gstatic.com/s/roboto/v30/KFOjCnqEu92Fr1Mu51TjASc-CsTKlA.woff2</text:p>
          </table:table-cell>
          <table:table-cell table:formula="of:=MID([.C4];SEARCH(&quot;\.[^\.]*$&quot;; [.C4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2864" calcext:value-type="float">
            <text:p>12864</text:p>
          </table:table-cell>
          <table:table-cell table:formula="of:=ROUNDUP([.A5]/1000)" office:value-type="float" office:value="13" calcext:value-type="float">
            <text:p>13</text:p>
          </table:table-cell>
          <table:table-cell office:value-type="string" calcext:value-type="string">
            <text:p>./site_material_8.4.4-insiders-4.23.1/assets/externals/fonts.gstatic.com/s/roboto/v30/KFOjCnqEu92Fr1Mu51TjASc0CsTKlA.woff2</text:p>
          </table:table-cell>
          <table:table-cell table:formula="of:=MID([.C5];SEARCH(&quot;\.[^\.]*$&quot;; [.C5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  <table:table-cell table:formula="of:=ROUNDUP([.A6]/1000)" office:value-type="float" office:value="6" calcext:value-type="float">
            <text:p>6</text:p>
          </table:table-cell>
          <table:table-cell office:value-type="string" calcext:value-type="string">
            <text:p>./site_material_8.4.4-insiders-4.23.1/assets/externals/fonts.gstatic.com/s/roboto/v30/KFOjCnqEu92Fr1Mu51TjASc1CsTKlA.woff2</text:p>
          </table:table-cell>
          <table:table-cell table:formula="of:=MID([.C6];SEARCH(&quot;\.[^\.]*$&quot;; [.C6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ROUNDUP([.A7]/1000)" office:value-type="float" office:value="2" calcext:value-type="float">
            <text:p>2</text:p>
          </table:table-cell>
          <table:table-cell office:value-type="string" calcext:value-type="string">
            <text:p>./site_material_8.4.4-insiders-4.23.1/assets/externals/fonts.gstatic.com/s/roboto/v30/KFOjCnqEu92Fr1Mu51TjASc2CsTKlA.woff2</text:p>
          </table:table-cell>
          <table:table-cell table:formula="of:=MID([.C7];SEARCH(&quot;\.[^\.]*$&quot;; [.C7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table:formula="of:=ROUNDUP([.A8]/1000)" office:value-type="float" office:value="17" calcext:value-type="float">
            <text:p>17</text:p>
          </table:table-cell>
          <table:table-cell office:value-type="string" calcext:value-type="string">
            <text:p>./site_material_8.4.4-insiders-4.23.1/assets/externals/fonts.gstatic.com/s/roboto/v30/KFOjCnqEu92Fr1Mu51TjASc3CsTKlA.woff2</text:p>
          </table:table-cell>
          <table:table-cell table:formula="of:=MID([.C8];SEARCH(&quot;\.[^\.]*$&quot;; [.C8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7696" calcext:value-type="float">
            <text:p>7696</text:p>
          </table:table-cell>
          <table:table-cell table:formula="of:=ROUNDUP([.A9]/1000)" office:value-type="float" office:value="8" calcext:value-type="float">
            <text:p>8</text:p>
          </table:table-cell>
          <table:table-cell office:value-type="string" calcext:value-type="string">
            <text:p>./site_material_8.4.4-insiders-4.23.1/assets/externals/fonts.gstatic.com/s/roboto/v30/KFOjCnqEu92Fr1Mu51TjASc5CsTKlA.woff2</text:p>
          </table:table-cell>
          <table:table-cell table:formula="of:=MID([.C9];SEARCH(&quot;\.[^\.]*$&quot;; [.C9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7508" calcext:value-type="float">
            <text:p>17508</text:p>
          </table:table-cell>
          <table:table-cell table:formula="of:=ROUNDUP([.A10]/1000)" office:value-type="float" office:value="18" calcext:value-type="float">
            <text:p>18</text:p>
          </table:table-cell>
          <table:table-cell office:value-type="string" calcext:value-type="string">
            <text:p>./site_material_8.4.4-insiders-4.23.1/assets/externals/fonts.gstatic.com/s/roboto/v30/KFOjCnqEu92Fr1Mu51TjASc6CsQ.woff2</text:p>
          </table:table-cell>
          <table:table-cell table:formula="of:=MID([.C10];SEARCH(&quot;\.[^\.]*$&quot;; [.C10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0076" calcext:value-type="float">
            <text:p>10076</text:p>
          </table:table-cell>
          <table:table-cell table:formula="of:=ROUNDUP([.A11]/1000)" office:value-type="float" office:value="11" calcext:value-type="float">
            <text:p>11</text:p>
          </table:table-cell>
          <table:table-cell office:value-type="string" calcext:value-type="string">
            <text:p>./site_material_8.4.4-insiders-4.23.1/assets/externals/fonts.gstatic.com/s/roboto/v30/KFOjCnqEu92Fr1Mu51TzBic-CsTKlA.woff2</text:p>
          </table:table-cell>
          <table:table-cell table:formula="of:=MID([.C11];SEARCH(&quot;\.[^\.]*$&quot;; [.C11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2620" calcext:value-type="float">
            <text:p>12620</text:p>
          </table:table-cell>
          <table:table-cell table:formula="of:=ROUNDUP([.A12]/1000)" office:value-type="float" office:value="13" calcext:value-type="float">
            <text:p>13</text:p>
          </table:table-cell>
          <table:table-cell office:value-type="string" calcext:value-type="string">
            <text:p>./site_material_8.4.4-insiders-4.23.1/assets/externals/fonts.gstatic.com/s/roboto/v30/KFOjCnqEu92Fr1Mu51TzBic0CsTKlA.woff2</text:p>
          </table:table-cell>
          <table:table-cell table:formula="of:=MID([.C12];SEARCH(&quot;\.[^\.]*$&quot;; [.C12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table:formula="of:=ROUNDUP([.A13]/1000)" office:value-type="float" office:value="6" calcext:value-type="float">
            <text:p>6</text:p>
          </table:table-cell>
          <table:table-cell office:value-type="string" calcext:value-type="string">
            <text:p>./site_material_8.4.4-insiders-4.23.1/assets/externals/fonts.gstatic.com/s/roboto/v30/KFOjCnqEu92Fr1Mu51TzBic1CsTKlA.woff2</text:p>
          </table:table-cell>
          <table:table-cell table:formula="of:=MID([.C13];SEARCH(&quot;\.[^\.]*$&quot;; [.C13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ROUNDUP([.A14]/1000)" office:value-type="float" office:value="2" calcext:value-type="float">
            <text:p>2</text:p>
          </table:table-cell>
          <table:table-cell office:value-type="string" calcext:value-type="string">
            <text:p>./site_material_8.4.4-insiders-4.23.1/assets/externals/fonts.gstatic.com/s/roboto/v30/KFOjCnqEu92Fr1Mu51TzBic2CsTKlA.woff2</text:p>
          </table:table-cell>
          <table:table-cell table:formula="of:=MID([.C14];SEARCH(&quot;\.[^\.]*$&quot;; [.C14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6024" calcext:value-type="float">
            <text:p>16024</text:p>
          </table:table-cell>
          <table:table-cell table:formula="of:=ROUNDUP([.A15]/1000)" office:value-type="float" office:value="17" calcext:value-type="float">
            <text:p>17</text:p>
          </table:table-cell>
          <table:table-cell office:value-type="string" calcext:value-type="string">
            <text:p>./site_material_8.4.4-insiders-4.23.1/assets/externals/fonts.gstatic.com/s/roboto/v30/KFOjCnqEu92Fr1Mu51TzBic3CsTKlA.woff2</text:p>
          </table:table-cell>
          <table:table-cell table:formula="of:=MID([.C15];SEARCH(&quot;\.[^\.]*$&quot;; [.C15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table:formula="of:=ROUNDUP([.A16]/1000)" office:value-type="float" office:value="8" calcext:value-type="float">
            <text:p>8</text:p>
          </table:table-cell>
          <table:table-cell office:value-type="string" calcext:value-type="string">
            <text:p>./site_material_8.4.4-insiders-4.23.1/assets/externals/fonts.gstatic.com/s/roboto/v30/KFOjCnqEu92Fr1Mu51TzBic5CsTKlA.woff2</text:p>
          </table:table-cell>
          <table:table-cell table:formula="of:=MID([.C16];SEARCH(&quot;\.[^\.]*$&quot;; [.C16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7032" calcext:value-type="float">
            <text:p>17032</text:p>
          </table:table-cell>
          <table:table-cell table:formula="of:=ROUNDUP([.A17]/1000)" office:value-type="float" office:value="18" calcext:value-type="float">
            <text:p>18</text:p>
          </table:table-cell>
          <table:table-cell office:value-type="string" calcext:value-type="string">
            <text:p>./site_material_8.4.4-insiders-4.23.1/assets/externals/fonts.gstatic.com/s/roboto/v30/KFOjCnqEu92Fr1Mu51TzBic6CsQ.woff2</text:p>
          </table:table-cell>
          <table:table-cell table:formula="of:=MID([.C17];SEARCH(&quot;\.[^\.]*$&quot;; [.C17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ROUNDUP([.A18]/1000)" office:value-type="float" office:value="2" calcext:value-type="float">
            <text:p>2</text:p>
          </table:table-cell>
          <table:table-cell office:value-type="string" calcext:value-type="string">
            <text:p>./site_material_8.4.4-insiders-4.23.1/assets/externals/fonts.gstatic.com/s/roboto/v30/KFOkCnqEu92Fr1Mu51xEIzIFKw.woff2</text:p>
          </table:table-cell>
          <table:table-cell table:formula="of:=MID([.C18];SEARCH(&quot;\.[^\.]*$&quot;; [.C18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6676" calcext:value-type="float">
            <text:p>16676</text:p>
          </table:table-cell>
          <table:table-cell table:formula="of:=ROUNDUP([.A19]/1000)" office:value-type="float" office:value="17" calcext:value-type="float">
            <text:p>17</text:p>
          </table:table-cell>
          <table:table-cell office:value-type="string" calcext:value-type="string">
            <text:p>./site_material_8.4.4-insiders-4.23.1/assets/externals/fonts.gstatic.com/s/roboto/v30/KFOkCnqEu92Fr1Mu51xFIzIFKw.woff2</text:p>
          </table:table-cell>
          <table:table-cell table:formula="of:=MID([.C19];SEARCH(&quot;\.[^\.]*$&quot;; [.C19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2704" calcext:value-type="float">
            <text:p>12704</text:p>
          </table:table-cell>
          <table:table-cell table:formula="of:=ROUNDUP([.A20]/1000)" office:value-type="float" office:value="13" calcext:value-type="float">
            <text:p>13</text:p>
          </table:table-cell>
          <table:table-cell office:value-type="string" calcext:value-type="string">
            <text:p>./site_material_8.4.4-insiders-4.23.1/assets/externals/fonts.gstatic.com/s/roboto/v30/KFOkCnqEu92Fr1Mu51xGIzIFKw.woff2</text:p>
          </table:table-cell>
          <table:table-cell table:formula="of:=MID([.C20];SEARCH(&quot;\.[^\.]*$&quot;; [.C20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  <table:table-cell table:formula="of:=ROUNDUP([.A21]/1000)" office:value-type="float" office:value="6" calcext:value-type="float">
            <text:p>6</text:p>
          </table:table-cell>
          <table:table-cell office:value-type="string" calcext:value-type="string">
            <text:p>./site_material_8.4.4-insiders-4.23.1/assets/externals/fonts.gstatic.com/s/roboto/v30/KFOkCnqEu92Fr1Mu51xHIzIFKw.woff2</text:p>
          </table:table-cell>
          <table:table-cell table:formula="of:=MID([.C21];SEARCH(&quot;\.[^\.]*$&quot;; [.C21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7368" calcext:value-type="float">
            <text:p>17368</text:p>
          </table:table-cell>
          <table:table-cell table:formula="of:=ROUNDUP([.A22]/1000)" office:value-type="float" office:value="18" calcext:value-type="float">
            <text:p>18</text:p>
          </table:table-cell>
          <table:table-cell office:value-type="string" calcext:value-type="string">
            <text:p>./site_material_8.4.4-insiders-4.23.1/assets/externals/fonts.gstatic.com/s/roboto/v30/KFOkCnqEu92Fr1Mu51xIIzI.woff2</text:p>
          </table:table-cell>
          <table:table-cell table:formula="of:=MID([.C22];SEARCH(&quot;\.[^\.]*$&quot;; [.C22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table:formula="of:=ROUNDUP([.A23]/1000)" office:value-type="float" office:value="8" calcext:value-type="float">
            <text:p>8</text:p>
          </table:table-cell>
          <table:table-cell office:value-type="string" calcext:value-type="string">
            <text:p>./site_material_8.4.4-insiders-4.23.1/assets/externals/fonts.gstatic.com/s/roboto/v30/KFOkCnqEu92Fr1Mu51xLIzIFKw.woff2</text:p>
          </table:table-cell>
          <table:table-cell table:formula="of:=MID([.C23];SEARCH(&quot;\.[^\.]*$&quot;; [.C23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0292" calcext:value-type="float">
            <text:p>10292</text:p>
          </table:table-cell>
          <table:table-cell table:formula="of:=ROUNDUP([.A24]/1000)" office:value-type="float" office:value="11" calcext:value-type="float">
            <text:p>11</text:p>
          </table:table-cell>
          <table:table-cell office:value-type="string" calcext:value-type="string">
            <text:p>./site_material_8.4.4-insiders-4.23.1/assets/externals/fonts.gstatic.com/s/roboto/v30/KFOkCnqEu92Fr1Mu51xMIzIFKw.woff2</text:p>
          </table:table-cell>
          <table:table-cell table:formula="of:=MID([.C24];SEARCH(&quot;\.[^\.]*$&quot;; [.C24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9576" calcext:value-type="float">
            <text:p>9576</text:p>
          </table:table-cell>
          <table:table-cell table:formula="of:=ROUNDUP([.A25]/1000)" office:value-type="float" office:value="10" calcext:value-type="float">
            <text:p>10</text:p>
          </table:table-cell>
          <table:table-cell office:value-type="string" calcext:value-type="string">
            <text:p>./site_material_8.4.4-insiders-4.23.1/assets/externals/fonts.gstatic.com/s/roboto/v30/KFOlCnqEu92Fr1MmSU5fABc4EsA.woff2</text:p>
          </table:table-cell>
          <table:table-cell table:formula="of:=MID([.C25];SEARCH(&quot;\.[^\.]*$&quot;; [.C25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5740" calcext:value-type="float">
            <text:p>15740</text:p>
          </table:table-cell>
          <table:table-cell table:formula="of:=ROUNDUP([.A26]/1000)" office:value-type="float" office:value="16" calcext:value-type="float">
            <text:p>16</text:p>
          </table:table-cell>
          <table:table-cell office:value-type="string" calcext:value-type="string">
            <text:p>./site_material_8.4.4-insiders-4.23.1/assets/externals/fonts.gstatic.com/s/roboto/v30/KFOlCnqEu92Fr1MmSU5fBBc4.woff2</text:p>
          </table:table-cell>
          <table:table-cell table:formula="of:=MID([.C26];SEARCH(&quot;\.[^\.]*$&quot;; [.C26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7120" calcext:value-type="float">
            <text:p>7120</text:p>
          </table:table-cell>
          <table:table-cell table:formula="of:=ROUNDUP([.A27]/1000)" office:value-type="float" office:value="8" calcext:value-type="float">
            <text:p>8</text:p>
          </table:table-cell>
          <table:table-cell office:value-type="string" calcext:value-type="string">
            <text:p>./site_material_8.4.4-insiders-4.23.1/assets/externals/fonts.gstatic.com/s/roboto/v30/KFOlCnqEu92Fr1MmSU5fBxc4EsA.woff2</text:p>
          </table:table-cell>
          <table:table-cell table:formula="of:=MID([.C27];SEARCH(&quot;\.[^\.]*$&quot;; [.C27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ROUNDUP([.A28]/1000)" office:value-type="float" office:value="2" calcext:value-type="float">
            <text:p>2</text:p>
          </table:table-cell>
          <table:table-cell office:value-type="string" calcext:value-type="string">
            <text:p>./site_material_8.4.4-insiders-4.23.1/assets/externals/fonts.gstatic.com/s/roboto/v30/KFOlCnqEu92Fr1MmSU5fCBc4EsA.woff2</text:p>
          </table:table-cell>
          <table:table-cell table:formula="of:=MID([.C28];SEARCH(&quot;\.[^\.]*$&quot;; [.C28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1796" calcext:value-type="float">
            <text:p>11796</text:p>
          </table:table-cell>
          <table:table-cell table:formula="of:=ROUNDUP([.A29]/1000)" office:value-type="float" office:value="12" calcext:value-type="float">
            <text:p>12</text:p>
          </table:table-cell>
          <table:table-cell office:value-type="string" calcext:value-type="string">
            <text:p>./site_material_8.4.4-insiders-4.23.1/assets/externals/fonts.gstatic.com/s/roboto/v30/KFOlCnqEu92Fr1MmSU5fChc4EsA.woff2</text:p>
          </table:table-cell>
          <table:table-cell table:formula="of:=MID([.C29];SEARCH(&quot;\.[^\.]*$&quot;; [.C29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formula="of:=ROUNDUP([.A30]/1000)" office:value-type="float" office:value="15" calcext:value-type="float">
            <text:p>15</text:p>
          </table:table-cell>
          <table:table-cell office:value-type="string" calcext:value-type="string">
            <text:p>./site_material_8.4.4-insiders-4.23.1/assets/externals/fonts.gstatic.com/s/roboto/v30/KFOlCnqEu92Fr1MmSU5fCRc4EsA.woff2</text:p>
          </table:table-cell>
          <table:table-cell table:formula="of:=MID([.C30];SEARCH(&quot;\.[^\.]*$&quot;; [.C30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 table:formula="of:=ROUNDUP([.A31]/1000)" office:value-type="float" office:value="6" calcext:value-type="float">
            <text:p>6</text:p>
          </table:table-cell>
          <table:table-cell office:value-type="string" calcext:value-type="string">
            <text:p>./site_material_8.4.4-insiders-4.23.1/assets/externals/fonts.gstatic.com/s/roboto/v30/KFOlCnqEu92Fr1MmSU5fCxc4EsA.woff2</text:p>
          </table:table-cell>
          <table:table-cell table:formula="of:=MID([.C31];SEARCH(&quot;\.[^\.]*$&quot;; [.C31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9644" calcext:value-type="float">
            <text:p>9644</text:p>
          </table:table-cell>
          <table:table-cell table:formula="of:=ROUNDUP([.A32]/1000)" office:value-type="float" office:value="10" calcext:value-type="float">
            <text:p>10</text:p>
          </table:table-cell>
          <table:table-cell office:value-type="string" calcext:value-type="string">
            <text:p>./site_material_8.4.4-insiders-4.23.1/assets/externals/fonts.gstatic.com/s/roboto/v30/KFOlCnqEu92Fr1MmWUlfABc4EsA.woff2</text:p>
          </table:table-cell>
          <table:table-cell table:formula="of:=MID([.C32];SEARCH(&quot;\.[^\.]*$&quot;; [.C32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5860" calcext:value-type="float">
            <text:p>15860</text:p>
          </table:table-cell>
          <table:table-cell table:formula="of:=ROUNDUP([.A33]/1000)" office:value-type="float" office:value="16" calcext:value-type="float">
            <text:p>16</text:p>
          </table:table-cell>
          <table:table-cell office:value-type="string" calcext:value-type="string">
            <text:p>./site_material_8.4.4-insiders-4.23.1/assets/externals/fonts.gstatic.com/s/roboto/v30/KFOlCnqEu92Fr1MmWUlfBBc4.woff2</text:p>
          </table:table-cell>
          <table:table-cell table:formula="of:=MID([.C33];SEARCH(&quot;\.[^\.]*$&quot;; [.C33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6936" calcext:value-type="float">
            <text:p>6936</text:p>
          </table:table-cell>
          <table:table-cell table:formula="of:=ROUNDUP([.A34]/1000)" office:value-type="float" office:value="7" calcext:value-type="float">
            <text:p>7</text:p>
          </table:table-cell>
          <table:table-cell office:value-type="string" calcext:value-type="string">
            <text:p>./site_material_8.4.4-insiders-4.23.1/assets/externals/fonts.gstatic.com/s/roboto/v30/KFOlCnqEu92Fr1MmWUlfBxc4EsA.woff2</text:p>
          </table:table-cell>
          <table:table-cell table:formula="of:=MID([.C34];SEARCH(&quot;\.[^\.]*$&quot;; [.C34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ROUNDUP([.A35]/1000)" office:value-type="float" office:value="2" calcext:value-type="float">
            <text:p>2</text:p>
          </table:table-cell>
          <table:table-cell office:value-type="string" calcext:value-type="string">
            <text:p>./site_material_8.4.4-insiders-4.23.1/assets/externals/fonts.gstatic.com/s/roboto/v30/KFOlCnqEu92Fr1MmWUlfCBc4EsA.woff2</text:p>
          </table:table-cell>
          <table:table-cell table:formula="of:=MID([.C35];SEARCH(&quot;\.[^\.]*$&quot;; [.C35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1824" calcext:value-type="float">
            <text:p>11824</text:p>
          </table:table-cell>
          <table:table-cell table:formula="of:=ROUNDUP([.A36]/1000)" office:value-type="float" office:value="12" calcext:value-type="float">
            <text:p>12</text:p>
          </table:table-cell>
          <table:table-cell office:value-type="string" calcext:value-type="string">
            <text:p>./site_material_8.4.4-insiders-4.23.1/assets/externals/fonts.gstatic.com/s/roboto/v30/KFOlCnqEu92Fr1MmWUlfChc4EsA.woff2</text:p>
          </table:table-cell>
          <table:table-cell table:formula="of:=MID([.C36];SEARCH(&quot;\.[^\.]*$&quot;; [.C36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4684" calcext:value-type="float">
            <text:p>14684</text:p>
          </table:table-cell>
          <table:table-cell table:formula="of:=ROUNDUP([.A37]/1000)" office:value-type="float" office:value="15" calcext:value-type="float">
            <text:p>15</text:p>
          </table:table-cell>
          <table:table-cell office:value-type="string" calcext:value-type="string">
            <text:p>./site_material_8.4.4-insiders-4.23.1/assets/externals/fonts.gstatic.com/s/roboto/v30/KFOlCnqEu92Fr1MmWUlfCRc4EsA.woff2</text:p>
          </table:table-cell>
          <table:table-cell table:formula="of:=MID([.C37];SEARCH(&quot;\.[^\.]*$&quot;; [.C37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table:formula="of:=ROUNDUP([.A38]/1000)" office:value-type="float" office:value="6" calcext:value-type="float">
            <text:p>6</text:p>
          </table:table-cell>
          <table:table-cell office:value-type="string" calcext:value-type="string">
            <text:p>./site_material_8.4.4-insiders-4.23.1/assets/externals/fonts.gstatic.com/s/roboto/v30/KFOlCnqEu92Fr1MmWUlfCxc4EsA.woff2</text:p>
          </table:table-cell>
          <table:table-cell table:formula="of:=MID([.C38];SEARCH(&quot;\.[^\.]*$&quot;; [.C38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5744" calcext:value-type="float">
            <text:p>15744</text:p>
          </table:table-cell>
          <table:table-cell table:formula="of:=ROUNDUP([.A39]/1000)" office:value-type="float" office:value="16" calcext:value-type="float">
            <text:p>16</text:p>
          </table:table-cell>
          <table:table-cell office:value-type="string" calcext:value-type="string">
            <text:p>./site_material_8.4.4-insiders-4.23.1/assets/externals/fonts.gstatic.com/s/roboto/v30/KFOmCnqEu92Fr1Mu4mxK.woff2</text:p>
          </table:table-cell>
          <table:table-cell table:formula="of:=MID([.C39];SEARCH(&quot;\.[^\.]*$&quot;; [.C39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  <table:table-cell table:formula="of:=ROUNDUP([.A40]/1000)" office:value-type="float" office:value="8" calcext:value-type="float">
            <text:p>8</text:p>
          </table:table-cell>
          <table:table-cell office:value-type="string" calcext:value-type="string">
            <text:p>./site_material_8.4.4-insiders-4.23.1/assets/externals/fonts.gstatic.com/s/roboto/v30/KFOmCnqEu92Fr1Mu4WxKOzY.woff2</text:p>
          </table:table-cell>
          <table:table-cell table:formula="of:=MID([.C40];SEARCH(&quot;\.[^\.]*$&quot;; [.C40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9628" calcext:value-type="float">
            <text:p>9628</text:p>
          </table:table-cell>
          <table:table-cell table:formula="of:=ROUNDUP([.A41]/1000)" office:value-type="float" office:value="10" calcext:value-type="float">
            <text:p>10</text:p>
          </table:table-cell>
          <table:table-cell office:value-type="string" calcext:value-type="string">
            <text:p>./site_material_8.4.4-insiders-4.23.1/assets/externals/fonts.gstatic.com/s/roboto/v30/KFOmCnqEu92Fr1Mu5mxKOzY.woff2</text:p>
          </table:table-cell>
          <table:table-cell table:formula="of:=MID([.C41];SEARCH(&quot;\.[^\.]*$&quot;; [.C41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5344" calcext:value-type="float">
            <text:p>15344</text:p>
          </table:table-cell>
          <table:table-cell table:formula="of:=ROUNDUP([.A42]/1000)" office:value-type="float" office:value="16" calcext:value-type="float">
            <text:p>16</text:p>
          </table:table-cell>
          <table:table-cell office:value-type="string" calcext:value-type="string">
            <text:p>./site_material_8.4.4-insiders-4.23.1/assets/externals/fonts.gstatic.com/s/roboto/v30/KFOmCnqEu92Fr1Mu72xKOzY.woff2</text:p>
          </table:table-cell>
          <table:table-cell table:formula="of:=MID([.C42];SEARCH(&quot;\.[^\.]*$&quot;; [.C42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1872" calcext:value-type="float">
            <text:p>11872</text:p>
          </table:table-cell>
          <table:table-cell table:formula="of:=ROUNDUP([.A43]/1000)" office:value-type="float" office:value="12" calcext:value-type="float">
            <text:p>12</text:p>
          </table:table-cell>
          <table:table-cell office:value-type="string" calcext:value-type="string">
            <text:p>./site_material_8.4.4-insiders-4.23.1/assets/externals/fonts.gstatic.com/s/roboto/v30/KFOmCnqEu92Fr1Mu7GxKOzY.woff2</text:p>
          </table:table-cell>
          <table:table-cell table:formula="of:=MID([.C43];SEARCH(&quot;\.[^\.]*$&quot;; [.C43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ROUNDUP([.A44]/1000)" office:value-type="float" office:value="2" calcext:value-type="float">
            <text:p>2</text:p>
          </table:table-cell>
          <table:table-cell office:value-type="string" calcext:value-type="string">
            <text:p>./site_material_8.4.4-insiders-4.23.1/assets/externals/fonts.gstatic.com/s/roboto/v30/KFOmCnqEu92Fr1Mu7mxKOzY.woff2</text:p>
          </table:table-cell>
          <table:table-cell table:formula="of:=MID([.C44];SEARCH(&quot;\.[^\.]*$&quot;; [.C44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table:formula="of:=ROUNDUP([.A45]/1000)" office:value-type="float" office:value="6" calcext:value-type="float">
            <text:p>6</text:p>
          </table:table-cell>
          <table:table-cell office:value-type="string" calcext:value-type="string">
            <text:p>./site_material_8.4.4-insiders-4.23.1/assets/externals/fonts.gstatic.com/s/roboto/v30/KFOmCnqEu92Fr1Mu7WxKOzY.woff2</text:p>
          </table:table-cell>
          <table:table-cell table:formula="of:=MID([.C45];SEARCH(&quot;\.[^\.]*$&quot;; [.C45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6292" calcext:value-type="float">
            <text:p>16292</text:p>
          </table:table-cell>
          <table:table-cell table:formula="of:=ROUNDUP([.A46]/1000)" office:value-type="float" office:value="17" calcext:value-type="float">
            <text:p>17</text:p>
          </table:table-cell>
          <table:table-cell office:value-type="string" calcext:value-type="string">
            <text:p>./site_material_8.4.4-insiders-4.23.1/assets/externals/fonts.gstatic.com/s/robotomono/v22/L0xdDF4xlVMF-BfR8bXMIjhOsXG-q2oeuFoqFrlnAIe2Imhk1T8rbociImtEleUlYIw.woff2</text:p>
          </table:table-cell>
          <table:table-cell table:formula="of:=MID([.C46];SEARCH(&quot;\.[^\.]*$&quot;; [.C46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7264" calcext:value-type="float">
            <text:p>7264</text:p>
          </table:table-cell>
          <table:table-cell table:formula="of:=ROUNDUP([.A47]/1000)" office:value-type="float" office:value="8" calcext:value-type="float">
            <text:p>8</text:p>
          </table:table-cell>
          <table:table-cell office:value-type="string" calcext:value-type="string">
            <text:p>./site_material_8.4.4-insiders-4.23.1/assets/externals/fonts.gstatic.com/s/robotomono/v22/L0xdDF4xlVMF-BfR8bXMIjhOsXG-q2oeuFoqFrlnAIe2Imhk1T8rbociImtElOUlYIw.woff2</text:p>
          </table:table-cell>
          <table:table-cell table:formula="of:=MID([.C47];SEARCH(&quot;\.[^\.]*$&quot;; [.C47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25916" calcext:value-type="float">
            <text:p>25916</text:p>
          </table:table-cell>
          <table:table-cell table:formula="of:=ROUNDUP([.A48]/1000)" office:value-type="float" office:value="26" calcext:value-type="float">
            <text:p>26</text:p>
          </table:table-cell>
          <table:table-cell office:value-type="string" calcext:value-type="string">
            <text:p>./site_material_8.4.4-insiders-4.23.1/assets/externals/fonts.gstatic.com/s/robotomono/v22/L0xdDF4xlVMF-BfR8bXMIjhOsXG-q2oeuFoqFrlnAIe2Imhk1T8rbociImtEluUlYIw.woff2</text:p>
          </table:table-cell>
          <table:table-cell table:formula="of:=MID([.C48];SEARCH(&quot;\.[^\.]*$&quot;; [.C48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24024" calcext:value-type="float">
            <text:p>24024</text:p>
          </table:table-cell>
          <table:table-cell table:formula="of:=ROUNDUP([.A49]/1000)" office:value-type="float" office:value="25" calcext:value-type="float">
            <text:p>25</text:p>
          </table:table-cell>
          <table:table-cell office:value-type="string" calcext:value-type="string">
            <text:p>./site_material_8.4.4-insiders-4.23.1/assets/externals/fonts.gstatic.com/s/robotomono/v22/L0xdDF4xlVMF-BfR8bXMIjhOsXG-q2oeuFoqFrlnAIe2Imhk1T8rbociImtEm-Ul.woff2</text:p>
          </table:table-cell>
          <table:table-cell table:formula="of:=MID([.C49];SEARCH(&quot;\.[^\.]*$&quot;; [.C49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0320" calcext:value-type="float">
            <text:p>10320</text:p>
          </table:table-cell>
          <table:table-cell table:formula="of:=ROUNDUP([.A50]/1000)" office:value-type="float" office:value="11" calcext:value-type="float">
            <text:p>11</text:p>
          </table:table-cell>
          <table:table-cell office:value-type="string" calcext:value-type="string">
            <text:p>./site_material_8.4.4-insiders-4.23.1/assets/externals/fonts.gstatic.com/s/robotomono/v22/L0xdDF4xlVMF-BfR8bXMIjhOsXG-q2oeuFoqFrlnAIe2Imhk1T8rbociImtEmOUlYIw.woff2</text:p>
          </table:table-cell>
          <table:table-cell table:formula="of:=MID([.C50];SEARCH(&quot;\.[^\.]*$&quot;; [.C50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3924" calcext:value-type="float">
            <text:p>13924</text:p>
          </table:table-cell>
          <table:table-cell table:formula="of:=ROUNDUP([.A51]/1000)" office:value-type="float" office:value="14" calcext:value-type="float">
            <text:p>14</text:p>
          </table:table-cell>
          <table:table-cell office:value-type="string" calcext:value-type="string">
            <text:p>./site_material_8.4.4-insiders-4.23.1/assets/externals/fonts.gstatic.com/s/robotomono/v22/L0xdDF4xlVMF-BfR8bXMIjhOsXG-q2oeuFoqFrlnAIe2Imhk1T8rbociImtEn-UlYIw.woff2</text:p>
          </table:table-cell>
          <table:table-cell table:formula="of:=MID([.C51];SEARCH(&quot;\.[^\.]*$&quot;; [.C51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6816" calcext:value-type="float">
            <text:p>6816</text:p>
          </table:table-cell>
          <table:table-cell table:formula="of:=ROUNDUP([.A52]/1000)" office:value-type="float" office:value="7" calcext:value-type="float">
            <text:p>7</text:p>
          </table:table-cell>
          <table:table-cell office:value-type="string" calcext:value-type="string">
            <text:p>./site_material_8.4.4-insiders-4.23.1/assets/externals/fonts.gstatic.com/s/robotomono/v22/L0xTDF4xlVMF-BfR8bXMIhJHg45mwgGEFl0_3vrtSM1J-gEPT5Ese6hmHSd0mf0h.woff2</text:p>
          </table:table-cell>
          <table:table-cell table:formula="of:=MID([.C52];SEARCH(&quot;\.[^\.]*$&quot;; [.C52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22168" calcext:value-type="float">
            <text:p>22168</text:p>
          </table:table-cell>
          <table:table-cell table:formula="of:=ROUNDUP([.A53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assets/externals/fonts.gstatic.com/s/robotomono/v22/L0xTDF4xlVMF-BfR8bXMIhJHg45mwgGEFl0_3vrtSM1J-gEPT5Ese6hmHSh0mQ.woff2</text:p>
          </table:table-cell>
          <table:table-cell table:formula="of:=MID([.C53];SEARCH(&quot;\.[^\.]*$&quot;; [.C53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9688" calcext:value-type="float">
            <text:p>9688</text:p>
          </table:table-cell>
          <table:table-cell table:formula="of:=ROUNDUP([.A54]/1000)" office:value-type="float" office:value="10" calcext:value-type="float">
            <text:p>10</text:p>
          </table:table-cell>
          <table:table-cell office:value-type="string" calcext:value-type="string">
            <text:p>./site_material_8.4.4-insiders-4.23.1/assets/externals/fonts.gstatic.com/s/robotomono/v22/L0xTDF4xlVMF-BfR8bXMIhJHg45mwgGEFl0_3vrtSM1J-gEPT5Ese6hmHSt0mf0h.woff2</text:p>
          </table:table-cell>
          <table:table-cell table:formula="of:=MID([.C54];SEARCH(&quot;\.[^\.]*$&quot;; [.C54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24072" calcext:value-type="float">
            <text:p>24072</text:p>
          </table:table-cell>
          <table:table-cell table:formula="of:=ROUNDUP([.A55]/1000)" office:value-type="float" office:value="25" calcext:value-type="float">
            <text:p>25</text:p>
          </table:table-cell>
          <table:table-cell office:value-type="string" calcext:value-type="string">
            <text:p>./site_material_8.4.4-insiders-4.23.1/assets/externals/fonts.gstatic.com/s/robotomono/v22/L0xTDF4xlVMF-BfR8bXMIhJHg45mwgGEFl0_3vrtSM1J-gEPT5Ese6hmHSV0mf0h.woff2</text:p>
          </table:table-cell>
          <table:table-cell table:formula="of:=MID([.C55];SEARCH(&quot;\.[^\.]*$&quot;; [.C55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2668" calcext:value-type="float">
            <text:p>12668</text:p>
          </table:table-cell>
          <table:table-cell table:formula="of:=ROUNDUP([.A56]/1000)" office:value-type="float" office:value="13" calcext:value-type="float">
            <text:p>13</text:p>
          </table:table-cell>
          <table:table-cell office:value-type="string" calcext:value-type="string">
            <text:p>./site_material_8.4.4-insiders-4.23.1/assets/externals/fonts.gstatic.com/s/robotomono/v22/L0xTDF4xlVMF-BfR8bXMIhJHg45mwgGEFl0_3vrtSM1J-gEPT5Ese6hmHSx0mf0h.woff2</text:p>
          </table:table-cell>
          <table:table-cell table:formula="of:=MID([.C56];SEARCH(&quot;\.[^\.]*$&quot;; [.C56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5208" calcext:value-type="float">
            <text:p>15208</text:p>
          </table:table-cell>
          <table:table-cell table:formula="of:=ROUNDUP([.A57]/1000)" office:value-type="float" office:value="16" calcext:value-type="float">
            <text:p>16</text:p>
          </table:table-cell>
          <table:table-cell office:value-type="string" calcext:value-type="string">
            <text:p>./site_material_8.4.4-insiders-4.23.1/assets/externals/fonts.gstatic.com/s/robotomono/v22/L0xTDF4xlVMF-BfR8bXMIhJHg45mwgGEFl0_3vrtSM1J-gEPT5Ese6hmHSZ0mf0h.woff2</text:p>
          </table:table-cell>
          <table:table-cell table:formula="of:=MID([.C57];SEARCH(&quot;\.[^\.]*$&quot;; [.C57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133115" calcext:value-type="float">
            <text:p>1133115</text:p>
          </table:table-cell>
          <table:table-cell table:formula="of:=ROUNDUP([.A58]/1000)" office:value-type="float" office:value="1134" calcext:value-type="float">
            <text:p>1134</text:p>
          </table:table-cell>
          <table:table-cell office:value-type="string" calcext:value-type="string">
            <text:p>./site_material_8.4.4-insiders-4.23.1/assets/externals/unpkg.com/mermaid@9.0.1/dist/mermaid.min.js</text:p>
          </table:table-cell>
          <table:table-cell table:formula="of:=MID([.C58];SEARCH(&quot;\.[^\.]*$&quot;; [.C58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table:formula="of:=ROUNDUP([.A59]/1000)" office:value-type="float" office:value="42" calcext:value-type="float">
            <text:p>42</text:p>
          </table:table-cell>
          <table:table-cell office:value-type="string" calcext:value-type="string">
            <text:p>./site_material_8.4.4-insiders-4.23.1/assets/fonts/lobster-v28-latin-regular.woff</text:p>
          </table:table-cell>
          <table:table-cell table:formula="of:=MID([.C59];SEARCH(&quot;\.[^\.]*$&quot;; [.C59])+1;10)" office:value-type="string" office:string-value="woff" calcext:value-type="string">
            <text:p>woff</text:p>
          </table:table-cell>
        </table:table-row>
        <table:table-row table:style-name="ro1">
          <table:table-cell office:value-type="float" office:value="33436" calcext:value-type="float">
            <text:p>33436</text:p>
          </table:table-cell>
          <table:table-cell table:formula="of:=ROUNDUP([.A60]/1000)" office:value-type="float" office:value="34" calcext:value-type="float">
            <text:p>34</text:p>
          </table:table-cell>
          <table:table-cell office:value-type="string" calcext:value-type="string">
            <text:p>./site_material_8.4.4-insiders-4.23.1/assets/fonts/lobster-v28-latin-regular.woff2</text:p>
          </table:table-cell>
          <table:table-cell table:formula="of:=MID([.C60];SEARCH(&quot;\.[^\.]*$&quot;; [.C60])+1;10)" office:value-type="string" office:string-value="woff2" calcext:value-type="string">
            <text:p>woff2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formula="of:=ROUNDUP([.A61]/1000)" office:value-type="float" office:value="2" calcext:value-type="float">
            <text:p>2</text:p>
          </table:table-cell>
          <table:table-cell office:value-type="string" calcext:value-type="string">
            <text:p>./site_material_8.4.4-insiders-4.23.1/assets/images/favicon.png</text:p>
          </table:table-cell>
          <table:table-cell table:formula="of:=MID([.C61];SEARCH(&quot;\.[^\.]*$&quot;; [.C61])+1;10)" office:value-type="string" office:string-value="png" calcext:value-type="string">
            <text:p>png</text:p>
          </table:table-cell>
        </table:table-row>
        <table:table-row table:style-name="ro1">
          <table:table-cell office:value-type="float" office:value="120363" calcext:value-type="float">
            <text:p>120363</text:p>
          </table:table-cell>
          <table:table-cell table:formula="of:=ROUNDUP([.A62]/1000)" office:value-type="float" office:value="121" calcext:value-type="float">
            <text:p>121</text:p>
          </table:table-cell>
          <table:table-cell office:value-type="string" calcext:value-type="string">
            <text:p>./site_material_8.4.4-insiders-4.23.1/assets/javascripts/bundle.95e2c513.min.js</text:p>
          </table:table-cell>
          <table:table-cell table:formula="of:=MID([.C62];SEARCH(&quot;\.[^\.]*$&quot;; [.C62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20181" calcext:value-type="float">
            <text:p>120181</text:p>
          </table:table-cell>
          <table:table-cell table:formula="of:=ROUNDUP([.A63]/1000)" office:value-type="float" office:value="121" calcext:value-type="float">
            <text:p>121</text:p>
          </table:table-cell>
          <table:table-cell office:value-type="string" calcext:value-type="string">
            <text:p>./site_material_8.4.4-insiders-4.23.1/assets/javascripts/bundle.d36b1844.min.js</text:p>
          </table:table-cell>
          <table:table-cell table:formula="of:=MID([.C63];SEARCH(&quot;\.[^\.]*$&quot;; [.C63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285317" calcext:value-type="float">
            <text:p>285317</text:p>
          </table:table-cell>
          <table:table-cell table:formula="of:=ROUNDUP([.A64]/1000)" office:value-type="float" office:value="286" calcext:value-type="float">
            <text:p>286</text:p>
          </table:table-cell>
          <table:table-cell office:value-type="string" calcext:value-type="string">
            <text:p>./site_material_8.4.4-insiders-4.23.1/assets/javascripts/bundle.js</text:p>
          </table:table-cell>
          <table:table-cell table:formula="of:=MID([.C64];SEARCH(&quot;\.[^\.]*$&quot;; [.C64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8649" calcext:value-type="float">
            <text:p>8649</text:p>
          </table:table-cell>
          <table:table-cell table:formula="of:=ROUNDUP([.A65]/1000)" office:value-type="float" office:value="9" calcext:value-type="float">
            <text:p>9</text:p>
          </table:table-cell>
          <table:table-cell office:value-type="string" calcext:value-type="string">
            <text:p>./site_material_8.4.4-insiders-4.23.1/assets/javascripts/cryptojs/aes.js</text:p>
          </table:table-cell>
          <table:table-cell table:formula="of:=MID([.C65];SEARCH(&quot;\.[^\.]*$&quot;; [.C65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29650" calcext:value-type="float">
            <text:p>29650</text:p>
          </table:table-cell>
          <table:table-cell table:formula="of:=ROUNDUP([.A66]/1000)" office:value-type="float" office:value="30" calcext:value-type="float">
            <text:p>30</text:p>
          </table:table-cell>
          <table:table-cell office:value-type="string" calcext:value-type="string">
            <text:p>./site_material_8.4.4-insiders-4.23.1/assets/javascripts/cryptojs/cipher-core.js</text:p>
          </table:table-cell>
          <table:table-cell table:formula="of:=MID([.C66];SEARCH(&quot;\.[^\.]*$&quot;; [.C66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23629" calcext:value-type="float">
            <text:p>23629</text:p>
          </table:table-cell>
          <table:table-cell table:formula="of:=ROUNDUP([.A67]/1000)" office:value-type="float" office:value="24" calcext:value-type="float">
            <text:p>24</text:p>
          </table:table-cell>
          <table:table-cell office:value-type="string" calcext:value-type="string">
            <text:p>./site_material_8.4.4-insiders-4.23.1/assets/javascripts/cryptojs/core.js</text:p>
          </table:table-cell>
          <table:table-cell table:formula="of:=MID([.C67];SEARCH(&quot;\.[^\.]*$&quot;; [.C67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table:formula="of:=ROUNDUP([.A68]/1000)" office:value-type="float" office:value="5" calcext:value-type="float">
            <text:p>5</text:p>
          </table:table-cell>
          <table:table-cell office:value-type="string" calcext:value-type="string">
            <text:p>./site_material_8.4.4-insiders-4.23.1/assets/javascripts/cryptojs/enc-base64.js</text:p>
          </table:table-cell>
          <table:table-cell table:formula="of:=MID([.C68];SEARCH(&quot;\.[^\.]*$&quot;; [.C68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9418" calcext:value-type="float">
            <text:p>9418</text:p>
          </table:table-cell>
          <table:table-cell table:formula="of:=ROUNDUP([.A69]/1000)" office:value-type="float" office:value="10" calcext:value-type="float">
            <text:p>10</text:p>
          </table:table-cell>
          <table:table-cell office:value-type="string" calcext:value-type="string">
            <text:p>./site_material_8.4.4-insiders-4.23.1/assets/javascripts/cryptojs/md5.js</text:p>
          </table:table-cell>
          <table:table-cell table:formula="of:=MID([.C69];SEARCH(&quot;\.[^\.]*$&quot;; [.C69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ROUNDUP([.A70]/1000)" office:value-type="float" office:value="1" calcext:value-type="float">
            <text:p>1</text:p>
          </table:table-cell>
          <table:table-cell office:value-type="string" calcext:value-type="string">
            <text:p>./site_material_8.4.4-insiders-4.23.1/assets/javascripts/cryptojs/pad-nopadding.js</text:p>
          </table:table-cell>
          <table:table-cell table:formula="of:=MID([.C70];SEARCH(&quot;\.[^\.]*$&quot;; [.C70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2692" calcext:value-type="float">
            <text:p>12692</text:p>
          </table:table-cell>
          <table:table-cell table:formula="of:=ROUNDUP([.A71]/1000)" office:value-type="float" office:value="13" calcext:value-type="float">
            <text:p>13</text:p>
          </table:table-cell>
          <table:table-cell office:value-type="string" calcext:value-type="string">
            <text:p>./site_material_8.4.4-insiders-4.23.1/assets/javascripts/decrypt-contents.js</text:p>
          </table:table-cell>
          <table:table-cell table:formula="of:=MID([.C71];SEARCH(&quot;\.[^\.]*$&quot;; [.C71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20762" calcext:value-type="float">
            <text:p>120762</text:p>
          </table:table-cell>
          <table:table-cell table:formula="of:=ROUNDUP([.A72]/1000)" office:value-type="float" office:value="121" calcext:value-type="float">
            <text:p>121</text:p>
          </table:table-cell>
          <table:table-cell office:value-type="string" calcext:value-type="string">
            <text:p>./site_material_8.4.4-insiders-4.23.1/assets/javascripts/highlight.min.js</text:p>
          </table:table-cell>
          <table:table-cell table:formula="of:=MID([.C72];SEARCH(&quot;\.[^\.]*$&quot;; [.C72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7058" calcext:value-type="float">
            <text:p>17058</text:p>
          </table:table-cell>
          <table:table-cell table:formula="of:=ROUNDUP([.A73]/1000)" office:value-type="float" office:value="18" calcext:value-type="float">
            <text:p>18</text:p>
          </table:table-cell>
          <table:table-cell office:value-type="string" calcext:value-type="string">
            <text:p>./site_material_8.4.4-insiders-4.23.1/assets/javascripts/lunr/min/lunr.ar.min.js</text:p>
          </table:table-cell>
          <table:table-cell table:formula="of:=MID([.C73];SEARCH(&quot;\.[^\.]*$&quot;; [.C73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table:formula="of:=ROUNDUP([.A74]/1000)" office:value-type="float" office:value="5" calcext:value-type="float">
            <text:p>5</text:p>
          </table:table-cell>
          <table:table-cell office:value-type="string" calcext:value-type="string">
            <text:p>./site_material_8.4.4-insiders-4.23.1/assets/javascripts/lunr/min/lunr.da.min.js</text:p>
          </table:table-cell>
          <table:table-cell table:formula="of:=MID([.C74];SEARCH(&quot;\.[^\.]*$&quot;; [.C74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table:formula="of:=ROUNDUP([.A75]/1000)" office:value-type="float" office:value="7" calcext:value-type="float">
            <text:p>7</text:p>
          </table:table-cell>
          <table:table-cell office:value-type="string" calcext:value-type="string">
            <text:p>./site_material_8.4.4-insiders-4.23.1/assets/javascripts/lunr/min/lunr.de.min.js</text:p>
          </table:table-cell>
          <table:table-cell table:formula="of:=MID([.C75];SEARCH(&quot;\.[^\.]*$&quot;; [.C75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table:formula="of:=ROUNDUP([.A76]/1000)" office:value-type="float" office:value="7" calcext:value-type="float">
            <text:p>7</text:p>
          </table:table-cell>
          <table:table-cell office:value-type="string" calcext:value-type="string">
            <text:p>./site_material_8.4.4-insiders-4.23.1/assets/javascripts/lunr/min/lunr.du.min.js</text:p>
          </table:table-cell>
          <table:table-cell table:formula="of:=MID([.C76];SEARCH(&quot;\.[^\.]*$&quot;; [.C76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1499" calcext:value-type="float">
            <text:p>11499</text:p>
          </table:table-cell>
          <table:table-cell table:formula="of:=ROUNDUP([.A77]/1000)" office:value-type="float" office:value="12" calcext:value-type="float">
            <text:p>12</text:p>
          </table:table-cell>
          <table:table-cell office:value-type="string" calcext:value-type="string">
            <text:p>./site_material_8.4.4-insiders-4.23.1/assets/javascripts/lunr/min/lunr.es.min.js</text:p>
          </table:table-cell>
          <table:table-cell table:formula="of:=MID([.C77];SEARCH(&quot;\.[^\.]*$&quot;; [.C77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9342" calcext:value-type="float">
            <text:p>9342</text:p>
          </table:table-cell>
          <table:table-cell table:formula="of:=ROUNDUP([.A78]/1000)" office:value-type="float" office:value="10" calcext:value-type="float">
            <text:p>10</text:p>
          </table:table-cell>
          <table:table-cell office:value-type="string" calcext:value-type="string">
            <text:p>./site_material_8.4.4-insiders-4.23.1/assets/javascripts/lunr/min/lunr.fi.min.js</text:p>
          </table:table-cell>
          <table:table-cell table:formula="of:=MID([.C78];SEARCH(&quot;\.[^\.]*$&quot;; [.C78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0669" calcext:value-type="float">
            <text:p>10669</text:p>
          </table:table-cell>
          <table:table-cell table:formula="of:=ROUNDUP([.A79]/1000)" office:value-type="float" office:value="11" calcext:value-type="float">
            <text:p>11</text:p>
          </table:table-cell>
          <table:table-cell office:value-type="string" calcext:value-type="string">
            <text:p>./site_material_8.4.4-insiders-4.23.1/assets/javascripts/lunr/min/lunr.fr.min.js</text:p>
          </table:table-cell>
          <table:table-cell table:formula="of:=MID([.C79];SEARCH(&quot;\.[^\.]*$&quot;; [.C79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table:formula="of:=ROUNDUP([.A80]/1000)" office:value-type="float" office:value="4" calcext:value-type="float">
            <text:p>4</text:p>
          </table:table-cell>
          <table:table-cell office:value-type="string" calcext:value-type="string">
            <text:p>./site_material_8.4.4-insiders-4.23.1/assets/javascripts/lunr/min/lunr.hi.min.js</text:p>
          </table:table-cell>
          <table:table-cell table:formula="of:=MID([.C80];SEARCH(&quot;\.[^\.]*$&quot;; [.C80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  <table:table-cell table:formula="of:=ROUNDUP([.A81]/1000)" office:value-type="float" office:value="10" calcext:value-type="float">
            <text:p>10</text:p>
          </table:table-cell>
          <table:table-cell office:value-type="string" calcext:value-type="string">
            <text:p>./site_material_8.4.4-insiders-4.23.1/assets/javascripts/lunr/min/lunr.hu.min.js</text:p>
          </table:table-cell>
          <table:table-cell table:formula="of:=MID([.C81];SEARCH(&quot;\.[^\.]*$&quot;; [.C81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1232" calcext:value-type="float">
            <text:p>11232</text:p>
          </table:table-cell>
          <table:table-cell table:formula="of:=ROUNDUP([.A82]/1000)" office:value-type="float" office:value="12" calcext:value-type="float">
            <text:p>12</text:p>
          </table:table-cell>
          <table:table-cell office:value-type="string" calcext:value-type="string">
            <text:p>./site_material_8.4.4-insiders-4.23.1/assets/javascripts/lunr/min/lunr.it.min.js</text:p>
          </table:table-cell>
          <table:table-cell table:formula="of:=MID([.C82];SEARCH(&quot;\.[^\.]*$&quot;; [.C82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table:formula="of:=ROUNDUP([.A83]/1000)" office:value-type="float" office:value="3" calcext:value-type="float">
            <text:p>3</text:p>
          </table:table-cell>
          <table:table-cell office:value-type="string" calcext:value-type="string">
            <text:p>./site_material_8.4.4-insiders-4.23.1/assets/javascripts/lunr/min/lunr.ja.min.js</text:p>
          </table:table-cell>
          <table:table-cell table:formula="of:=MID([.C83];SEARCH(&quot;\.[^\.]*$&quot;; [.C83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UP([.A84]/1000)" office:value-type="float" office:value="1" calcext:value-type="float">
            <text:p>1</text:p>
          </table:table-cell>
          <table:table-cell office:value-type="string" calcext:value-type="string">
            <text:p>./site_material_8.4.4-insiders-4.23.1/assets/javascripts/lunr/min/lunr.jp.min.js</text:p>
          </table:table-cell>
          <table:table-cell table:formula="of:=MID([.C84];SEARCH(&quot;\.[^\.]*$&quot;; [.C84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ROUNDUP([.A85]/1000)" office:value-type="float" office:value="1" calcext:value-type="float">
            <text:p>1</text:p>
          </table:table-cell>
          <table:table-cell office:value-type="string" calcext:value-type="string">
            <text:p>./site_material_8.4.4-insiders-4.23.1/assets/javascripts/lunr/min/lunr.multi.min.js</text:p>
          </table:table-cell>
          <table:table-cell table:formula="of:=MID([.C85];SEARCH(&quot;\.[^\.]*$&quot;; [.C85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table:formula="of:=ROUNDUP([.A86]/1000)" office:value-type="float" office:value="7" calcext:value-type="float">
            <text:p>7</text:p>
          </table:table-cell>
          <table:table-cell office:value-type="string" calcext:value-type="string">
            <text:p>./site_material_8.4.4-insiders-4.23.1/assets/javascripts/lunr/min/lunr.nl.min.js</text:p>
          </table:table-cell>
          <table:table-cell table:formula="of:=MID([.C86];SEARCH(&quot;\.[^\.]*$&quot;; [.C86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  <table:table-cell table:formula="of:=ROUNDUP([.A87]/1000)" office:value-type="float" office:value="5" calcext:value-type="float">
            <text:p>5</text:p>
          </table:table-cell>
          <table:table-cell office:value-type="string" calcext:value-type="string">
            <text:p>./site_material_8.4.4-insiders-4.23.1/assets/javascripts/lunr/min/lunr.no.min.js</text:p>
          </table:table-cell>
          <table:table-cell table:formula="of:=MID([.C87];SEARCH(&quot;\.[^\.]*$&quot;; [.C87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0171" calcext:value-type="float">
            <text:p>10171</text:p>
          </table:table-cell>
          <table:table-cell table:formula="of:=ROUNDUP([.A88]/1000)" office:value-type="float" office:value="11" calcext:value-type="float">
            <text:p>11</text:p>
          </table:table-cell>
          <table:table-cell office:value-type="string" calcext:value-type="string">
            <text:p>./site_material_8.4.4-insiders-4.23.1/assets/javascripts/lunr/min/lunr.pt.min.js</text:p>
          </table:table-cell>
          <table:table-cell table:formula="of:=MID([.C88];SEARCH(&quot;\.[^\.]*$&quot;; [.C88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0958" calcext:value-type="float">
            <text:p>10958</text:p>
          </table:table-cell>
          <table:table-cell table:formula="of:=ROUNDUP([.A89]/1000)" office:value-type="float" office:value="11" calcext:value-type="float">
            <text:p>11</text:p>
          </table:table-cell>
          <table:table-cell office:value-type="string" calcext:value-type="string">
            <text:p>./site_material_8.4.4-insiders-4.23.1/assets/javascripts/lunr/min/lunr.ro.min.js</text:p>
          </table:table-cell>
          <table:table-cell table:formula="of:=MID([.C89];SEARCH(&quot;\.[^\.]*$&quot;; [.C89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0331" calcext:value-type="float">
            <text:p>10331</text:p>
          </table:table-cell>
          <table:table-cell table:formula="of:=ROUNDUP([.A90]/1000)" office:value-type="float" office:value="11" calcext:value-type="float">
            <text:p>11</text:p>
          </table:table-cell>
          <table:table-cell office:value-type="string" calcext:value-type="string">
            <text:p>./site_material_8.4.4-insiders-4.23.1/assets/javascripts/lunr/min/lunr.ru.min.js</text:p>
          </table:table-cell>
          <table:table-cell table:formula="of:=MID([.C90];SEARCH(&quot;\.[^\.]*$&quot;; [.C90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table:formula="of:=ROUNDUP([.A91]/1000)" office:value-type="float" office:value="4" calcext:value-type="float">
            <text:p>4</text:p>
          </table:table-cell>
          <table:table-cell office:value-type="string" calcext:value-type="string">
            <text:p>./site_material_8.4.4-insiders-4.23.1/assets/javascripts/lunr/min/lunr.stemmer.support.min.js</text:p>
          </table:table-cell>
          <table:table-cell table:formula="of:=MID([.C91];SEARCH(&quot;\.[^\.]*$&quot;; [.C91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table:formula="of:=ROUNDUP([.A92]/1000)" office:value-type="float" office:value="5" calcext:value-type="float">
            <text:p>5</text:p>
          </table:table-cell>
          <table:table-cell office:value-type="string" calcext:value-type="string">
            <text:p>./site_material_8.4.4-insiders-4.23.1/assets/javascripts/lunr/min/lunr.sv.min.js</text:p>
          </table:table-cell>
          <table:table-cell table:formula="of:=MID([.C92];SEARCH(&quot;\.[^\.]*$&quot;; [.C92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ROUNDUP([.A93]/1000)" office:value-type="float" office:value="2" calcext:value-type="float">
            <text:p>2</text:p>
          </table:table-cell>
          <table:table-cell office:value-type="string" calcext:value-type="string">
            <text:p>./site_material_8.4.4-insiders-4.23.1/assets/javascripts/lunr/min/lunr.th.min.js</text:p>
          </table:table-cell>
          <table:table-cell table:formula="of:=MID([.C93];SEARCH(&quot;\.[^\.]*$&quot;; [.C93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5009" calcext:value-type="float">
            <text:p>15009</text:p>
          </table:table-cell>
          <table:table-cell table:formula="of:=ROUNDUP([.A94]/1000)" office:value-type="float" office:value="16" calcext:value-type="float">
            <text:p>16</text:p>
          </table:table-cell>
          <table:table-cell office:value-type="string" calcext:value-type="string">
            <text:p>./site_material_8.4.4-insiders-4.23.1/assets/javascripts/lunr/min/lunr.tr.min.js</text:p>
          </table:table-cell>
          <table:table-cell table:formula="of:=MID([.C94];SEARCH(&quot;\.[^\.]*$&quot;; [.C94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ROUNDUP([.A95]/1000)" office:value-type="float" office:value="1" calcext:value-type="float">
            <text:p>1</text:p>
          </table:table-cell>
          <table:table-cell office:value-type="string" calcext:value-type="string">
            <text:p>./site_material_8.4.4-insiders-4.23.1/assets/javascripts/lunr/min/lunr.vi.min.js</text:p>
          </table:table-cell>
          <table:table-cell table:formula="of:=MID([.C95];SEARCH(&quot;\.[^\.]*$&quot;; [.C95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table:formula="of:=ROUNDUP([.A96]/1000)" office:value-type="float" office:value="3" calcext:value-type="float">
            <text:p>3</text:p>
          </table:table-cell>
          <table:table-cell office:value-type="string" calcext:value-type="string">
            <text:p>./site_material_8.4.4-insiders-4.23.1/assets/javascripts/lunr/min/lunr.zh.min.js</text:p>
          </table:table-cell>
          <table:table-cell table:formula="of:=MID([.C96];SEARCH(&quot;\.[^\.]*$&quot;; [.C96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22878" calcext:value-type="float">
            <text:p>22878</text:p>
          </table:table-cell>
          <table:table-cell table:formula="of:=ROUNDUP([.A97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assets/javascripts/lunr/tinyseg.js</text:p>
          </table:table-cell>
          <table:table-cell table:formula="of:=MID([.C97];SEARCH(&quot;\.[^\.]*$&quot;; [.C97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677455" calcext:value-type="float">
            <text:p>677455</text:p>
          </table:table-cell>
          <table:table-cell table:formula="of:=ROUNDUP([.A98]/1000)" office:value-type="float" office:value="678" calcext:value-type="float">
            <text:p>678</text:p>
          </table:table-cell>
          <table:table-cell office:value-type="string" calcext:value-type="string">
            <text:p>./site_material_8.4.4-insiders-4.23.1/assets/javascripts/lunr/wordcut.js</text:p>
          </table:table-cell>
          <table:table-cell table:formula="of:=MID([.C98];SEARCH(&quot;\.[^\.]*$&quot;; [.C98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table:formula="of:=ROUNDUP([.A99]/1000)" office:value-type="float" office:value="8" calcext:value-type="float">
            <text:p>8</text:p>
          </table:table-cell>
          <table:table-cell office:value-type="string" calcext:value-type="string">
            <text:p>./site_material_8.4.4-insiders-4.23.1/assets/javascripts/tablesort.js</text:p>
          </table:table-cell>
          <table:table-cell table:formula="of:=MID([.C99];SEARCH(&quot;\.[^\.]*$&quot;; [.C99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ROUNDUP([.A100]/1000)" office:value-type="float" office:value="1" calcext:value-type="float">
            <text:p>1</text:p>
          </table:table-cell>
          <table:table-cell office:value-type="string" calcext:value-type="string">
            <text:p>./site_material_8.4.4-insiders-4.23.1/assets/javascripts/tablesort.number.js</text:p>
          </table:table-cell>
          <table:table-cell table:formula="of:=MID([.C100];SEARCH(&quot;\.[^\.]*$&quot;; [.C100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37333" calcext:value-type="float">
            <text:p>37333</text:p>
          </table:table-cell>
          <table:table-cell table:formula="of:=ROUNDUP([.A101]/1000)" office:value-type="float" office:value="38" calcext:value-type="float">
            <text:p>38</text:p>
          </table:table-cell>
          <table:table-cell office:value-type="string" calcext:value-type="string">
            <text:p>./site_material_8.4.4-insiders-4.23.1/assets/javascripts/workers/search.720157f5.min.js</text:p>
          </table:table-cell>
          <table:table-cell table:formula="of:=MID([.C101];SEARCH(&quot;\.[^\.]*$&quot;; [.C101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84699" calcext:value-type="float">
            <text:p>84699</text:p>
          </table:table-cell>
          <table:table-cell table:formula="of:=ROUNDUP([.A102]/1000)" office:value-type="float" office:value="85" calcext:value-type="float">
            <text:p>85</text:p>
          </table:table-cell>
          <table:table-cell office:value-type="string" calcext:value-type="string">
            <text:p>./site_material_8.4.4-insiders-4.23.1/assets/javascripts/workers/search.js</text:p>
          </table:table-cell>
          <table:table-cell table:formula="of:=MID([.C102];SEARCH(&quot;\.[^\.]*$&quot;; [.C102])+1;10)" office:value-type="string" office:string-value="js" calcext:value-type="string">
            <text:p>js</text:p>
          </table:table-cell>
        </table:table-row>
        <table:table-row table:style-name="ro1">
          <table:table-cell office:value-type="float" office:value="148632" calcext:value-type="float">
            <text:p>148632</text:p>
          </table:table-cell>
          <table:table-cell table:formula="of:=ROUNDUP([.A103]/1000)" office:value-type="float" office:value="149" calcext:value-type="float">
            <text:p>149</text:p>
          </table:table-cell>
          <table:table-cell office:value-type="string" calcext:value-type="string">
            <text:p>./site_material_8.4.4-insiders-4.23.1/assets/stylesheets/main.6148a559.min.css</text:p>
          </table:table-cell>
          <table:table-cell table:formula="of:=MID([.C103];SEARCH(&quot;\.[^\.]*$&quot;; [.C103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148034" calcext:value-type="float">
            <text:p>148034</text:p>
          </table:table-cell>
          <table:table-cell table:formula="of:=ROUNDUP([.A104]/1000)" office:value-type="float" office:value="149" calcext:value-type="float">
            <text:p>149</text:p>
          </table:table-cell>
          <table:table-cell office:value-type="string" calcext:value-type="string">
            <text:p>./site_material_8.4.4-insiders-4.23.1/assets/stylesheets/main.c3af3e72.min.css</text:p>
          </table:table-cell>
          <table:table-cell table:formula="of:=MID([.C104];SEARCH(&quot;\.[^\.]*$&quot;; [.C104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181892" calcext:value-type="float">
            <text:p>181892</text:p>
          </table:table-cell>
          <table:table-cell table:formula="of:=ROUNDUP([.A105]/1000)" office:value-type="float" office:value="182" calcext:value-type="float">
            <text:p>182</text:p>
          </table:table-cell>
          <table:table-cell office:value-type="string" calcext:value-type="string">
            <text:p>./site_material_8.4.4-insiders-4.23.1/assets/stylesheets/main.css</text:p>
          </table:table-cell>
          <table:table-cell table:formula="of:=MID([.C105];SEARCH(&quot;\.[^\.]*$&quot;; [.C105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12495" calcext:value-type="float">
            <text:p>12495</text:p>
          </table:table-cell>
          <table:table-cell table:formula="of:=ROUNDUP([.A106]/1000)" office:value-type="float" office:value="13" calcext:value-type="float">
            <text:p>13</text:p>
          </table:table-cell>
          <table:table-cell office:value-type="string" calcext:value-type="string">
            <text:p>./site_material_8.4.4-insiders-4.23.1/assets/stylesheets/palette.cbb835fc.min.css</text:p>
          </table:table-cell>
          <table:table-cell table:formula="of:=MID([.C106];SEARCH(&quot;\.[^\.]*$&quot;; [.C106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16405" calcext:value-type="float">
            <text:p>16405</text:p>
          </table:table-cell>
          <table:table-cell table:formula="of:=ROUNDUP([.A107]/1000)" office:value-type="float" office:value="17" calcext:value-type="float">
            <text:p>17</text:p>
          </table:table-cell>
          <table:table-cell office:value-type="string" calcext:value-type="string">
            <text:p>./site_material_8.4.4-insiders-4.23.1/assets/stylesheets/palette.css</text:p>
          </table:table-cell>
          <table:table-cell table:formula="of:=MID([.C107];SEARCH(&quot;\.[^\.]*$&quot;; [.C107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24304" calcext:value-type="float">
            <text:p>24304</text:p>
          </table:table-cell>
          <table:table-cell table:formula="of:=ROUNDUP([.A108]/1000)" office:value-type="float" office:value="25" calcext:value-type="float">
            <text:p>25</text:p>
          </table:table-cell>
          <table:table-cell office:value-type="string" calcext:value-type="string">
            <text:p>./site_material_8.4.4-insiders-4.23.1/colors/index.html</text:p>
          </table:table-cell>
          <table:table-cell table:formula="of:=MID([.C108];SEARCH(&quot;\.[^\.]*$&quot;; [.C108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54784" calcext:value-type="float">
            <text:p>54784</text:p>
          </table:table-cell>
          <table:table-cell table:formula="of:=ROUNDUP([.A109]/1000)" office:value-type="float" office:value="55" calcext:value-type="float">
            <text:p>55</text:p>
          </table:table-cell>
          <table:table-cell office:value-type="string" calcext:value-type="string">
            <text:p>./site_material_8.4.4-insiders-4.23.1/colors/primary/index.html</text:p>
          </table:table-cell>
          <table:table-cell table:formula="of:=MID([.C109];SEARCH(&quot;\.[^\.]*$&quot;; [.C109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890" calcext:value-type="float">
            <text:p>22890</text:p>
          </table:table-cell>
          <table:table-cell table:formula="of:=ROUNDUP([.A110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colors/secondary/analogous/index.html</text:p>
          </table:table-cell>
          <table:table-cell table:formula="of:=MID([.C110];SEARCH(&quot;\.[^\.]*$&quot;; [.C110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903" calcext:value-type="float">
            <text:p>22903</text:p>
          </table:table-cell>
          <table:table-cell table:formula="of:=ROUNDUP([.A111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colors/secondary/analogous2/index.html</text:p>
          </table:table-cell>
          <table:table-cell table:formula="of:=MID([.C111];SEARCH(&quot;\.[^\.]*$&quot;; [.C111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948" calcext:value-type="float">
            <text:p>22948</text:p>
          </table:table-cell>
          <table:table-cell table:formula="of:=ROUNDUP([.A112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colors/secondary/complementary/index.html</text:p>
          </table:table-cell>
          <table:table-cell table:formula="of:=MID([.C112];SEARCH(&quot;\.[^\.]*$&quot;; [.C112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955" calcext:value-type="float">
            <text:p>22955</text:p>
          </table:table-cell>
          <table:table-cell table:formula="of:=ROUNDUP([.A113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colors/secondary/complementary2/index.html</text:p>
          </table:table-cell>
          <table:table-cell table:formula="of:=MID([.C113];SEARCH(&quot;\.[^\.]*$&quot;; [.C113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880" calcext:value-type="float">
            <text:p>22880</text:p>
          </table:table-cell>
          <table:table-cell table:formula="of:=ROUNDUP([.A114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colors/secondary/compound/index.html</text:p>
          </table:table-cell>
          <table:table-cell table:formula="of:=MID([.C114];SEARCH(&quot;\.[^\.]*$&quot;; [.C114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922" calcext:value-type="float">
            <text:p>22922</text:p>
          </table:table-cell>
          <table:table-cell table:formula="of:=ROUNDUP([.A115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colors/secondary/compound2/index.html</text:p>
          </table:table-cell>
          <table:table-cell table:formula="of:=MID([.C115];SEARCH(&quot;\.[^\.]*$&quot;; [.C115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697" calcext:value-type="float">
            <text:p>22697</text:p>
          </table:table-cell>
          <table:table-cell table:formula="of:=ROUNDUP([.A116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colors/secondary/index.html</text:p>
          </table:table-cell>
          <table:table-cell table:formula="of:=MID([.C116];SEARCH(&quot;\.[^\.]*$&quot;; [.C116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859" calcext:value-type="float">
            <text:p>22859</text:p>
          </table:table-cell>
          <table:table-cell table:formula="of:=ROUNDUP([.A117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colors/secondary/mono/index.html</text:p>
          </table:table-cell>
          <table:table-cell table:formula="of:=MID([.C117];SEARCH(&quot;\.[^\.]*$&quot;; [.C117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893" calcext:value-type="float">
            <text:p>22893</text:p>
          </table:table-cell>
          <table:table-cell table:formula="of:=ROUNDUP([.A118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colors/secondary/triadic/index.html</text:p>
          </table:table-cell>
          <table:table-cell table:formula="of:=MID([.C118];SEARCH(&quot;\.[^\.]*$&quot;; [.C118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881" calcext:value-type="float">
            <text:p>22881</text:p>
          </table:table-cell>
          <table:table-cell table:formula="of:=ROUNDUP([.A119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colors/secondary/triadic2/index.html</text:p>
          </table:table-cell>
          <table:table-cell table:formula="of:=MID([.C119];SEARCH(&quot;\.[^\.]*$&quot;; [.C119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ROUNDUP([.A120]/1000)" office:value-type="float" office:value="1" calcext:value-type="float">
            <text:p>1</text:p>
          </table:table-cell>
          <table:table-cell office:value-type="string" calcext:value-type="string">
            <text:p>./site_material_8.4.4-insiders-4.23.1/css/fonts.css</text:p>
          </table:table-cell>
          <table:table-cell table:formula="of:=MID([.C120];SEARCH(&quot;\.[^\.]*$&quot;; [.C120])+1;10)" office:value-type="string" office:string-value="css" calcext:value-type="string">
            <text:p>css</text:p>
          </table:table-cell>
        </table:table-row>
        <table:table-row table:style-name="ro1">
          <table:table-cell office:value-type="float" office:value="24045" calcext:value-type="float">
            <text:p>24045</text:p>
          </table:table-cell>
          <table:table-cell table:formula="of:=ROUNDUP([.A121]/1000)" office:value-type="float" office:value="25" calcext:value-type="float">
            <text:p>25</text:p>
          </table:table-cell>
          <table:table-cell office:value-type="string" calcext:value-type="string">
            <text:p>./site_material_8.4.4-insiders-4.23.1/en/colors/index.html</text:p>
          </table:table-cell>
          <table:table-cell table:formula="of:=MID([.C121];SEARCH(&quot;\.[^\.]*$&quot;; [.C121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54757" calcext:value-type="float">
            <text:p>54757</text:p>
          </table:table-cell>
          <table:table-cell table:formula="of:=ROUNDUP([.A122]/1000)" office:value-type="float" office:value="55" calcext:value-type="float">
            <text:p>55</text:p>
          </table:table-cell>
          <table:table-cell office:value-type="string" calcext:value-type="string">
            <text:p>./site_material_8.4.4-insiders-4.23.1/en/colors/primary/index.html</text:p>
          </table:table-cell>
          <table:table-cell table:formula="of:=MID([.C122];SEARCH(&quot;\.[^\.]*$&quot;; [.C122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876" calcext:value-type="float">
            <text:p>22876</text:p>
          </table:table-cell>
          <table:table-cell table:formula="of:=ROUNDUP([.A123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en/colors/secondary/analogous/index.html</text:p>
          </table:table-cell>
          <table:table-cell table:formula="of:=MID([.C123];SEARCH(&quot;\.[^\.]*$&quot;; [.C123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895" calcext:value-type="float">
            <text:p>22895</text:p>
          </table:table-cell>
          <table:table-cell table:formula="of:=ROUNDUP([.A124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en/colors/secondary/analogous2/index.html</text:p>
          </table:table-cell>
          <table:table-cell table:formula="of:=MID([.C124];SEARCH(&quot;\.[^\.]*$&quot;; [.C124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922" calcext:value-type="float">
            <text:p>22922</text:p>
          </table:table-cell>
          <table:table-cell table:formula="of:=ROUNDUP([.A125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en/colors/secondary/complementary/index.html</text:p>
          </table:table-cell>
          <table:table-cell table:formula="of:=MID([.C125];SEARCH(&quot;\.[^\.]*$&quot;; [.C125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919" calcext:value-type="float">
            <text:p>22919</text:p>
          </table:table-cell>
          <table:table-cell table:formula="of:=ROUNDUP([.A126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en/colors/secondary/complementary2/index.html</text:p>
          </table:table-cell>
          <table:table-cell table:formula="of:=MID([.C126];SEARCH(&quot;\.[^\.]*$&quot;; [.C126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852" calcext:value-type="float">
            <text:p>22852</text:p>
          </table:table-cell>
          <table:table-cell table:formula="of:=ROUNDUP([.A127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en/colors/secondary/compound/index.html</text:p>
          </table:table-cell>
          <table:table-cell table:formula="of:=MID([.C127];SEARCH(&quot;\.[^\.]*$&quot;; [.C127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898" calcext:value-type="float">
            <text:p>22898</text:p>
          </table:table-cell>
          <table:table-cell table:formula="of:=ROUNDUP([.A128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en/colors/secondary/compound2/index.html</text:p>
          </table:table-cell>
          <table:table-cell table:formula="of:=MID([.C128];SEARCH(&quot;\.[^\.]*$&quot;; [.C128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687" calcext:value-type="float">
            <text:p>22687</text:p>
          </table:table-cell>
          <table:table-cell table:formula="of:=ROUNDUP([.A129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en/colors/secondary/index.html</text:p>
          </table:table-cell>
          <table:table-cell table:formula="of:=MID([.C129];SEARCH(&quot;\.[^\.]*$&quot;; [.C129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840" calcext:value-type="float">
            <text:p>22840</text:p>
          </table:table-cell>
          <table:table-cell table:formula="of:=ROUNDUP([.A130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en/colors/secondary/mono/index.html</text:p>
          </table:table-cell>
          <table:table-cell table:formula="of:=MID([.C130];SEARCH(&quot;\.[^\.]*$&quot;; [.C130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857" calcext:value-type="float">
            <text:p>22857</text:p>
          </table:table-cell>
          <table:table-cell table:formula="of:=ROUNDUP([.A131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en/colors/secondary/triadic/index.html</text:p>
          </table:table-cell>
          <table:table-cell table:formula="of:=MID([.C131];SEARCH(&quot;\.[^\.]*$&quot;; [.C131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2845" calcext:value-type="float">
            <text:p>22845</text:p>
          </table:table-cell>
          <table:table-cell table:formula="of:=ROUNDUP([.A132]/1000)" office:value-type="float" office:value="23" calcext:value-type="float">
            <text:p>23</text:p>
          </table:table-cell>
          <table:table-cell office:value-type="string" calcext:value-type="string">
            <text:p>./site_material_8.4.4-insiders-4.23.1/en/colors/secondary/triadic2/index.html</text:p>
          </table:table-cell>
          <table:table-cell table:formula="of:=MID([.C132];SEARCH(&quot;\.[^\.]*$&quot;; [.C132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0850" calcext:value-type="float">
            <text:p>20850</text:p>
          </table:table-cell>
          <table:table-cell table:formula="of:=ROUNDUP([.A133]/1000)" office:value-type="float" office:value="21" calcext:value-type="float">
            <text:p>21</text:p>
          </table:table-cell>
          <table:table-cell office:value-type="string" calcext:value-type="string">
            <text:p>./site_material_8.4.4-insiders-4.23.1/en/extensions/encryptcontent/index.html</text:p>
          </table:table-cell>
          <table:table-cell table:formula="of:=MID([.C133];SEARCH(&quot;\.[^\.]*$&quot;; [.C133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4183" calcext:value-type="float">
            <text:p>24183</text:p>
          </table:table-cell>
          <table:table-cell table:formula="of:=ROUNDUP([.A134]/1000)" office:value-type="float" office:value="25" calcext:value-type="float">
            <text:p>25</text:p>
          </table:table-cell>
          <table:table-cell office:value-type="string" calcext:value-type="string">
            <text:p>./site_material_8.4.4-insiders-4.23.1/en/extensions/hljs/index.html</text:p>
          </table:table-cell>
          <table:table-cell table:formula="of:=MID([.C134];SEARCH(&quot;\.[^\.]*$&quot;; [.C134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4021" calcext:value-type="float">
            <text:p>24021</text:p>
          </table:table-cell>
          <table:table-cell table:formula="of:=ROUNDUP([.A135]/1000)" office:value-type="float" office:value="25" calcext:value-type="float">
            <text:p>25</text:p>
          </table:table-cell>
          <table:table-cell office:value-type="string" calcext:value-type="string">
            <text:p>./site_material_8.4.4-insiders-4.23.1/en/extensions/static-i18n/index.html</text:p>
          </table:table-cell>
          <table:table-cell table:formula="of:=MID([.C135];SEARCH(&quot;\.[^\.]*$&quot;; [.C135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5748" calcext:value-type="float">
            <text:p>25748</text:p>
          </table:table-cell>
          <table:table-cell table:formula="of:=ROUNDUP([.A136]/1000)" office:value-type="float" office:value="26" calcext:value-type="float">
            <text:p>26</text:p>
          </table:table-cell>
          <table:table-cell office:value-type="string" calcext:value-type="string">
            <text:p>./site_material_8.4.4-insiders-4.23.1/en/extensions/tablesort/index.html</text:p>
          </table:table-cell>
          <table:table-cell table:formula="of:=MID([.C136];SEARCH(&quot;\.[^\.]*$&quot;; [.C136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5381" calcext:value-type="float">
            <text:p>25381</text:p>
          </table:table-cell>
          <table:table-cell table:formula="of:=ROUNDUP([.A137]/1000)" office:value-type="float" office:value="26" calcext:value-type="float">
            <text:p>26</text:p>
          </table:table-cell>
          <table:table-cell office:value-type="string" calcext:value-type="string">
            <text:p>./site_material_8.4.4-insiders-4.23.1/en/extensions/webfonts/index.html</text:p>
          </table:table-cell>
          <table:table-cell table:formula="of:=MID([.C137];SEARCH(&quot;\.[^\.]*$&quot;; [.C137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3765" calcext:value-type="float">
            <text:p>23765</text:p>
          </table:table-cell>
          <table:table-cell table:formula="of:=ROUNDUP([.A138]/1000)" office:value-type="float" office:value="24" calcext:value-type="float">
            <text:p>24</text:p>
          </table:table-cell>
          <table:table-cell office:value-type="string" calcext:value-type="string">
            <text:p>./site_material_8.4.4-insiders-4.23.1/en/imprint/index.html</text:p>
          </table:table-cell>
          <table:table-cell table:formula="of:=MID([.C138];SEARCH(&quot;\.[^\.]*$&quot;; [.C138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9321" calcext:value-type="float">
            <text:p>29321</text:p>
          </table:table-cell>
          <table:table-cell table:formula="of:=ROUNDUP([.A139]/1000)" office:value-type="float" office:value="30" calcext:value-type="float">
            <text:p>30</text:p>
          </table:table-cell>
          <table:table-cell office:value-type="string" calcext:value-type="string">
            <text:p>./site_material_8.4.4-insiders-4.23.1/en/index.html</text:p>
          </table:table-cell>
          <table:table-cell table:formula="of:=MID([.C139];SEARCH(&quot;\.[^\.]*$&quot;; [.C139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ROUNDUP([.A140]/1000)" office:value-type="float" office:value="1" calcext:value-type="float">
            <text:p>1</text:p>
          </table:table-cell>
          <table:table-cell office:value-type="string" calcext:value-type="string">
            <text:p>./site_material_8.4.4-insiders-4.23.1/en/manifest.json</text:p>
          </table:table-cell>
          <table:table-cell table:formula="of:=MID([.C140];SEARCH(&quot;\.[^\.]*$&quot;; [.C140])+1;10)" office:value-type="string" office:string-value="json" calcext:value-type="string">
            <text:p>json</text:p>
          </table:table-cell>
        </table:table-row>
        <table:table-row table:style-name="ro1">
          <table:table-cell office:value-type="float" office:value="32832" calcext:value-type="float">
            <text:p>32832</text:p>
          </table:table-cell>
          <table:table-cell table:formula="of:=ROUNDUP([.A141]/1000)" office:value-type="float" office:value="33" calcext:value-type="float">
            <text:p>33</text:p>
          </table:table-cell>
          <table:table-cell office:value-type="string" calcext:value-type="string">
            <text:p>./site_material_8.4.4-insiders-4.23.1/en/markdown/index.html</text:p>
          </table:table-cell>
          <table:table-cell table:formula="of:=MID([.C141];SEARCH(&quot;\.[^\.]*$&quot;; [.C141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3637" calcext:value-type="float">
            <text:p>23637</text:p>
          </table:table-cell>
          <table:table-cell table:formula="of:=ROUNDUP([.A142]/1000)" office:value-type="float" office:value="24" calcext:value-type="float">
            <text:p>24</text:p>
          </table:table-cell>
          <table:table-cell office:value-type="string" calcext:value-type="string">
            <text:p>./site_material_8.4.4-insiders-4.23.1/en/mkdocs/index.html</text:p>
          </table:table-cell>
          <table:table-cell table:formula="of:=MID([.C142];SEARCH(&quot;\.[^\.]*$&quot;; [.C142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0932" calcext:value-type="float">
            <text:p>20932</text:p>
          </table:table-cell>
          <table:table-cell table:formula="of:=ROUNDUP([.A143]/1000)" office:value-type="float" office:value="21" calcext:value-type="float">
            <text:p>21</text:p>
          </table:table-cell>
          <table:table-cell office:value-type="string" calcext:value-type="string">
            <text:p>./site_material_8.4.4-insiders-4.23.1/extensions/encryptcontent/index.html</text:p>
          </table:table-cell>
          <table:table-cell table:formula="of:=MID([.C143];SEARCH(&quot;\.[^\.]*$&quot;; [.C143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4282" calcext:value-type="float">
            <text:p>24282</text:p>
          </table:table-cell>
          <table:table-cell table:formula="of:=ROUNDUP([.A144]/1000)" office:value-type="float" office:value="25" calcext:value-type="float">
            <text:p>25</text:p>
          </table:table-cell>
          <table:table-cell office:value-type="string" calcext:value-type="string">
            <text:p>./site_material_8.4.4-insiders-4.23.1/extensions/hljs/index.html</text:p>
          </table:table-cell>
          <table:table-cell table:formula="of:=MID([.C144];SEARCH(&quot;\.[^\.]*$&quot;; [.C144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4052" calcext:value-type="float">
            <text:p>24052</text:p>
          </table:table-cell>
          <table:table-cell table:formula="of:=ROUNDUP([.A145]/1000)" office:value-type="float" office:value="25" calcext:value-type="float">
            <text:p>25</text:p>
          </table:table-cell>
          <table:table-cell office:value-type="string" calcext:value-type="string">
            <text:p>./site_material_8.4.4-insiders-4.23.1/extensions/static-i18n/index.html</text:p>
          </table:table-cell>
          <table:table-cell table:formula="of:=MID([.C145];SEARCH(&quot;\.[^\.]*$&quot;; [.C145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5818" calcext:value-type="float">
            <text:p>25818</text:p>
          </table:table-cell>
          <table:table-cell table:formula="of:=ROUNDUP([.A146]/1000)" office:value-type="float" office:value="26" calcext:value-type="float">
            <text:p>26</text:p>
          </table:table-cell>
          <table:table-cell office:value-type="string" calcext:value-type="string">
            <text:p>./site_material_8.4.4-insiders-4.23.1/extensions/tablesort/index.html</text:p>
          </table:table-cell>
          <table:table-cell table:formula="of:=MID([.C146];SEARCH(&quot;\.[^\.]*$&quot;; [.C146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5450" calcext:value-type="float">
            <text:p>25450</text:p>
          </table:table-cell>
          <table:table-cell table:formula="of:=ROUNDUP([.A147]/1000)" office:value-type="float" office:value="26" calcext:value-type="float">
            <text:p>26</text:p>
          </table:table-cell>
          <table:table-cell office:value-type="string" calcext:value-type="string">
            <text:p>./site_material_8.4.4-insiders-4.23.1/extensions/webfonts/index.html</text:p>
          </table:table-cell>
          <table:table-cell table:formula="of:=MID([.C147];SEARCH(&quot;\.[^\.]*$&quot;; [.C147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  <table:table-cell table:formula="of:=ROUNDUP([.A148]/1000)" office:value-type="float" office:value="8" calcext:value-type="float">
            <text:p>8</text:p>
          </table:table-cell>
          <table:table-cell office:value-type="string" calcext:value-type="string">
            <text:p>./site_material_8.4.4-insiders-4.23.1/img/logo.ico</text:p>
          </table:table-cell>
          <table:table-cell table:formula="of:=MID([.C148];SEARCH(&quot;\.[^\.]*$&quot;; [.C148])+1;10)" office:value-type="string" office:string-value="ico" calcext:value-type="string">
            <text:p>ico</text:p>
          </table:table-cell>
        </table:table-row>
        <table:table-row table:style-name="ro1">
          <table:table-cell office:value-type="float" office:value="8992" calcext:value-type="float">
            <text:p>8992</text:p>
          </table:table-cell>
          <table:table-cell table:formula="of:=ROUNDUP([.A149]/1000)" office:value-type="float" office:value="9" calcext:value-type="float">
            <text:p>9</text:p>
          </table:table-cell>
          <table:table-cell office:value-type="string" calcext:value-type="string">
            <text:p>./site_material_8.4.4-insiders-4.23.1/img/logo.svg</text:p>
          </table:table-cell>
          <table:table-cell table:formula="of:=MID([.C149];SEARCH(&quot;\.[^\.]*$&quot;; [.C149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table:formula="of:=ROUNDUP([.A150]/1000)" office:value-type="float" office:value="10" calcext:value-type="float">
            <text:p>10</text:p>
          </table:table-cell>
          <table:table-cell office:value-type="string" calcext:value-type="string">
            <text:p>./site_material_8.4.4-insiders-4.23.1/img/logo192.png</text:p>
          </table:table-cell>
          <table:table-cell table:formula="of:=MID([.C150];SEARCH(&quot;\.[^\.]*$&quot;; [.C150])+1;10)" office:value-type="string" office:string-value="png" calcext:value-type="string">
            <text:p>png</text:p>
          </table:table-cell>
        </table:table-row>
        <table:table-row table:style-name="ro1">
          <table:table-cell office:value-type="float" office:value="25939" calcext:value-type="float">
            <text:p>25939</text:p>
          </table:table-cell>
          <table:table-cell table:formula="of:=ROUNDUP([.A151]/1000)" office:value-type="float" office:value="26" calcext:value-type="float">
            <text:p>26</text:p>
          </table:table-cell>
          <table:table-cell office:value-type="string" calcext:value-type="string">
            <text:p>./site_material_8.4.4-insiders-4.23.1/img/logo512.png</text:p>
          </table:table-cell>
          <table:table-cell table:formula="of:=MID([.C151];SEARCH(&quot;\.[^\.]*$&quot;; [.C151])+1;10)" office:value-type="string" office:string-value="png" calcext:value-type="string">
            <text:p>png</text:p>
          </table:table-cell>
        </table:table-row>
        <table:table-row table:style-name="ro1">
          <table:table-cell office:value-type="float" office:value="24521" calcext:value-type="float">
            <text:p>24521</text:p>
          </table:table-cell>
          <table:table-cell table:formula="of:=ROUNDUP([.A152]/1000)" office:value-type="float" office:value="25" calcext:value-type="float">
            <text:p>25</text:p>
          </table:table-cell>
          <table:table-cell office:value-type="string" calcext:value-type="string">
            <text:p>./site_material_8.4.4-insiders-4.23.1/img/sc_analogous.svg</text:p>
          </table:table-cell>
          <table:table-cell table:formula="of:=MID([.C152];SEARCH(&quot;\.[^\.]*$&quot;; [.C152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24467" calcext:value-type="float">
            <text:p>24467</text:p>
          </table:table-cell>
          <table:table-cell table:formula="of:=ROUNDUP([.A153]/1000)" office:value-type="float" office:value="25" calcext:value-type="float">
            <text:p>25</text:p>
          </table:table-cell>
          <table:table-cell office:value-type="string" calcext:value-type="string">
            <text:p>./site_material_8.4.4-insiders-4.23.1/img/sc_color.svg</text:p>
          </table:table-cell>
          <table:table-cell table:formula="of:=MID([.C153];SEARCH(&quot;\.[^\.]*$&quot;; [.C153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24468" calcext:value-type="float">
            <text:p>24468</text:p>
          </table:table-cell>
          <table:table-cell table:formula="of:=ROUNDUP([.A154]/1000)" office:value-type="float" office:value="25" calcext:value-type="float">
            <text:p>25</text:p>
          </table:table-cell>
          <table:table-cell office:value-type="string" calcext:value-type="string">
            <text:p>./site_material_8.4.4-insiders-4.23.1/img/sc_complementary.svg</text:p>
          </table:table-cell>
          <table:table-cell table:formula="of:=MID([.C154];SEARCH(&quot;\.[^\.]*$&quot;; [.C154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24523" calcext:value-type="float">
            <text:p>24523</text:p>
          </table:table-cell>
          <table:table-cell table:formula="of:=ROUNDUP([.A155]/1000)" office:value-type="float" office:value="25" calcext:value-type="float">
            <text:p>25</text:p>
          </table:table-cell>
          <table:table-cell office:value-type="string" calcext:value-type="string">
            <text:p>./site_material_8.4.4-insiders-4.23.1/img/sc_compound.svg</text:p>
          </table:table-cell>
          <table:table-cell table:formula="of:=MID([.C155];SEARCH(&quot;\.[^\.]*$&quot;; [.C155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24393" calcext:value-type="float">
            <text:p>24393</text:p>
          </table:table-cell>
          <table:table-cell table:formula="of:=ROUNDUP([.A156]/1000)" office:value-type="float" office:value="25" calcext:value-type="float">
            <text:p>25</text:p>
          </table:table-cell>
          <table:table-cell office:value-type="string" calcext:value-type="string">
            <text:p>./site_material_8.4.4-insiders-4.23.1/img/sc_mono.svg</text:p>
          </table:table-cell>
          <table:table-cell table:formula="of:=MID([.C156];SEARCH(&quot;\.[^\.]*$&quot;; [.C156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24523" calcext:value-type="float">
            <text:p>24523</text:p>
          </table:table-cell>
          <table:table-cell table:formula="of:=ROUNDUP([.A157]/1000)" office:value-type="float" office:value="25" calcext:value-type="float">
            <text:p>25</text:p>
          </table:table-cell>
          <table:table-cell office:value-type="string" calcext:value-type="string">
            <text:p>./site_material_8.4.4-insiders-4.23.1/img/sc_triadic.svg</text:p>
          </table:table-cell>
          <table:table-cell table:formula="of:=MID([.C157];SEARCH(&quot;\.[^\.]*$&quot;; [.C157])+1;10)" office:value-type="string" office:string-value="svg" calcext:value-type="string">
            <text:p>svg</text:p>
          </table:table-cell>
        </table:table-row>
        <table:table-row table:style-name="ro1">
          <table:table-cell office:value-type="float" office:value="23762" calcext:value-type="float">
            <text:p>23762</text:p>
          </table:table-cell>
          <table:table-cell table:formula="of:=ROUNDUP([.A158]/1000)" office:value-type="float" office:value="24" calcext:value-type="float">
            <text:p>24</text:p>
          </table:table-cell>
          <table:table-cell office:value-type="string" calcext:value-type="string">
            <text:p>./site_material_8.4.4-insiders-4.23.1/imprint/index.html</text:p>
          </table:table-cell>
          <table:table-cell table:formula="of:=MID([.C158];SEARCH(&quot;\.[^\.]*$&quot;; [.C158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9645" calcext:value-type="float">
            <text:p>29645</text:p>
          </table:table-cell>
          <table:table-cell table:formula="of:=ROUNDUP([.A159]/1000)" office:value-type="float" office:value="30" calcext:value-type="float">
            <text:p>30</text:p>
          </table:table-cell>
          <table:table-cell office:value-type="string" calcext:value-type="string">
            <text:p>./site_material_8.4.4-insiders-4.23.1/index.html</text:p>
          </table:table-cell>
          <table:table-cell table:formula="of:=MID([.C159];SEARCH(&quot;\.[^\.]*$&quot;; [.C159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ROUNDUP([.A160]/1000)" office:value-type="float" office:value="1" calcext:value-type="float">
            <text:p>1</text:p>
          </table:table-cell>
          <table:table-cell office:value-type="string" calcext:value-type="string">
            <text:p>./site_material_8.4.4-insiders-4.23.1/manifest.json</text:p>
          </table:table-cell>
          <table:table-cell table:formula="of:=MID([.C160];SEARCH(&quot;\.[^\.]*$&quot;; [.C160])+1;10)" office:value-type="string" office:string-value="json" calcext:value-type="string">
            <text:p>json</text:p>
          </table:table-cell>
        </table:table-row>
        <table:table-row table:style-name="ro1">
          <table:table-cell office:value-type="float" office:value="33699" calcext:value-type="float">
            <text:p>33699</text:p>
          </table:table-cell>
          <table:table-cell table:formula="of:=ROUNDUP([.A161]/1000)" office:value-type="float" office:value="34" calcext:value-type="float">
            <text:p>34</text:p>
          </table:table-cell>
          <table:table-cell office:value-type="string" calcext:value-type="string">
            <text:p>./site_material_8.4.4-insiders-4.23.1/markdown/index.html</text:p>
          </table:table-cell>
          <table:table-cell table:formula="of:=MID([.C161];SEARCH(&quot;\.[^\.]*$&quot;; [.C161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23694" calcext:value-type="float">
            <text:p>23694</text:p>
          </table:table-cell>
          <table:table-cell table:formula="of:=ROUNDUP([.A162]/1000)" office:value-type="float" office:value="24" calcext:value-type="float">
            <text:p>24</text:p>
          </table:table-cell>
          <table:table-cell office:value-type="string" calcext:value-type="string">
            <text:p>./site_material_8.4.4-insiders-4.23.1/mkdocs/index.html</text:p>
          </table:table-cell>
          <table:table-cell table:formula="of:=MID([.C162];SEARCH(&quot;\.[^\.]*$&quot;; [.C162])+1;10)" office:value-type="string" office:string-value="html" calcext:value-type="string">
            <text:p>html</text:p>
          </table:table-cell>
        </table:table-row>
        <table:table-row table:style-name="ro1">
          <table:table-cell office:value-type="float" office:value="58244" calcext:value-type="float">
            <text:p>58244</text:p>
          </table:table-cell>
          <table:table-cell table:formula="of:=ROUNDUP([.A163]/1000)" office:value-type="float" office:value="59" calcext:value-type="float">
            <text:p>59</text:p>
          </table:table-cell>
          <table:table-cell office:value-type="string" calcext:value-type="string">
            <text:p>./site_material_8.4.4-insiders-4.23.1/search/search_index.json</text:p>
          </table:table-cell>
          <table:table-cell table:formula="of:=MID([.C163];SEARCH(&quot;\.[^\.]*$&quot;; [.C163])+1;10)" office:value-type="string" office:string-value="json" calcext:value-type="string">
            <text:p>json</text:p>
          </table:table-cell>
        </table:table-row>
        <table:table-row table:style-name="ro1">
          <table:table-cell office:value-type="float" office:value="9287" calcext:value-type="float">
            <text:p>9287</text:p>
          </table:table-cell>
          <table:table-cell table:formula="of:=ROUNDUP([.A164]/1000)" office:value-type="float" office:value="10" calcext:value-type="float">
            <text:p>10</text:p>
          </table:table-cell>
          <table:table-cell office:value-type="string" calcext:value-type="string">
            <text:p>./site_material_8.4.4-insiders-4.23.1/sitemap.xml</text:p>
          </table:table-cell>
          <table:table-cell table:formula="of:=MID([.C164];SEARCH(&quot;\.[^\.]*$&quot;; [.C164])+1;10)" office:value-type="string" office:string-value="xml" calcext:value-type="string">
            <text:p>xml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ROUNDUP([.A165]/1000)" office:value-type="float" office:value="1" calcext:value-type="float">
            <text:p>1</text:p>
          </table:table-cell>
          <table:table-cell office:value-type="string" calcext:value-type="string">
            <text:p>./site_material_8.4.4-insiders-4.23.1/sitemap.xml.gz</text:p>
          </table:table-cell>
          <table:table-cell table:formula="of:=MID([.C165];SEARCH(&quot;\.[^\.]*$&quot;; [.C165])+1;10)" office:value-type="string" office:string-value="gz" calcext:value-type="string">
            <text:p>gz</text:p>
          </table:table-cell>
        </table:table-row>
        <table:table-row table:style-name="ro1">
          <table:table-cell office:value-type="float" office:value="584374" calcext:value-type="float">
            <text:p>584374</text:p>
          </table:table-cell>
          <table:table-cell table:formula="of:=ROUNDUP([.A166]/1000)" office:value-type="float" office:value="585" calcext:value-type="float">
            <text:p>585</text:p>
          </table:table-cell>
          <table:table-cell office:value-type="string" calcext:value-type="string">
            <text:p>./site_material_8.4.4-insiders-4.23.1/videos/desaturate.mp4</text:p>
          </table:table-cell>
          <table:table-cell table:formula="of:=MID([.C166];SEARCH(&quot;\.[^\.]*$&quot;; [.C166])+1;10)" office:value-type="string" office:string-value="mp4" calcext:value-type="string">
            <text:p>mp4</text:p>
          </table:table-cell>
        </table:table-row>
      </table:table>
      <table:named-expressions/>
      <table:database-ranges>
        <table:database-range table:name="__Anonymous_Sheet_DB__0" table:target-range-address="'site_risonia_0.1'.A1:'site_risonia_0.1'.D116" table:display-filter-buttons="true"/>
        <table:database-range table:name="__Anonymous_Sheet_DB__1" table:target-range-address="'site_mkdocs_1.4.2'.A1:'site_mkdocs_1.4.2'.D92" table:display-filter-buttons="true"/>
        <table:database-range table:name="__Anonymous_Sheet_DB__2" table:target-range-address="'site_material_8.5.10'.A1:'site_material_8.5.10'.D110" table:display-filter-buttons="true"/>
        <table:database-range table:name="__Anonymous_Sheet_DB__3" table:target-range-address="'site_material_8.4.4-insiders-4.23.1'.A1:'site_material_8.4.4-insiders-4.23.1'.D16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.00.0000</text:date>, <text:time style:data-style-name="N2" text:time-value="19:31:48.939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4T19:22:32.511000000</meta:creation-date>
    <dc:date>2022-12-14T21:05:31.679000000</dc:date>
    <meta:editing-duration>PT41M39S</meta:editing-duration>
    <meta:editing-cycles>3</meta:editing-cycles>
    <meta:generator>LibreOffice/7.2.3.2$Windows_X86_64 LibreOffice_project/d166454616c1632304285822f9c83ce2e660fd92</meta:generator>
    <meta:document-statistic meta:table-count="4" meta:cell-count="1936" meta:object-count="0"/>
  </office:meta>
</office:document-meta>
</file>